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4925in"/>
    </style:style>
    <style:style style:name="co4" style:family="table-column">
      <style:table-column-properties fo:break-before="auto" style:column-width="0.3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>
      <style:table-cell-properties fo:background-color="#81d41a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number-columns-repeated="16376" table:default-cell-style-name="ce2"/>
        <table:table-row table:style-name="ro1"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2" calcext:value-type="float">
            <text:p>-2</text:p>
          </table:table-cell>
          <table:table-cell table:style-name="ce3" office:value-type="float" office:value="0.85" calcext:value-type="float">
            <text:p>0.85</text:p>
          </table:table-cell>
          <table:table-cell table:style-name="ce4" office:value-type="string" calcext:value-type="string">
            <text:p>kVp</text:p>
          </table:table-cell>
          <table:table-cell table:style-name="ce3" office:value-type="float" office:value="1.15" calcext:value-type="float">
            <text:p>1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table:number-columns-repeated="16370"/>
        </table:table-row>
        <table:table-row table:style-name="ro1">
          <table:table-cell table:formula="of:=[.B2]*[.$F$1]" office:value-type="float" office:value="17.7482125" calcext:value-type="float">
            <text:p>18</text:p>
          </table:table-cell>
          <table:table-cell table:formula="of:=[.C2]*[.$F$1]" office:value-type="float" office:value="20.88025" calcext:value-type="float">
            <text:p>21</text:p>
          </table:table-cell>
          <table:table-cell table:formula="of:=[.D2]*[.$F$1]" office:value-type="float" office:value="24.565" calcext:value-type="float">
            <text:p>25</text:p>
          </table:table-cell>
          <table:table-cell table:formula="of:=[.E2]*[.$F$1]" office:value-type="float" office:value="28.9" calcext:value-type="float">
            <text:p>29</text:p>
          </table:table-cell>
          <table:table-cell table:formula="of:=[.G2]*[.$F$1]" office:value-type="float" office:value="34" calcext:value-type="float">
            <text:p>34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/>
          <table:table-cell table:formula="of:=[.G2]*[.$H$1]" office:value-type="float" office:value="46" calcext:value-type="float">
            <text:p>46</text:p>
          </table:table-cell>
          <table:table-cell table:formula="of:=[.I2]*[.$H$1]" office:value-type="float" office:value="52.9" calcext:value-type="float">
            <text:p>53</text:p>
          </table:table-cell>
          <table:table-cell table:formula="of:=[.J2]*[.$H$1]" office:value-type="float" office:value="60.835" calcext:value-type="float">
            <text:p>61</text:p>
          </table:table-cell>
          <table:table-cell table:formula="of:=[.K2]*[.$H$1]" office:value-type="float" office:value="69.96025" calcext:value-type="float">
            <text:p>70</text:p>
          </table:table-cell>
          <table:table-cell table:formula="of:=[.L2]*[.$H$1]" office:value-type="float" office:value="80.4542875" calcext:value-type="float">
            <text:p>80</text:p>
          </table:table-cell>
          <table:table-cell table:formula="of:=[.M2]*[.$H$1]" office:value-type="float" office:value="92.522430625" calcext:value-type="float">
            <text:p>93</text:p>
          </table:table-cell>
          <table:table-cell table:number-columns-repeated="16370"/>
        </table:table-row>
        <table:table-row table:style-name="ro1">
          <table:table-cell table:formula="of:=[.B3]*[.$F$1]" office:value-type="float" office:value="18.1919178125" calcext:value-type="float">
            <text:p>18</text:p>
          </table:table-cell>
          <table:table-cell table:formula="of:=[.C3]*[.$F$1]" office:value-type="float" office:value="21.40225625" calcext:value-type="float">
            <text:p>21</text:p>
          </table:table-cell>
          <table:table-cell table:formula="of:=[.D3]*[.$F$1]" office:value-type="float" office:value="25.179125" calcext:value-type="float">
            <text:p>25</text:p>
          </table:table-cell>
          <table:table-cell table:formula="of:=[.E3]*[.$F$1]" office:value-type="float" office:value="29.6225" calcext:value-type="float">
            <text:p>30</text:p>
          </table:table-cell>
          <table:table-cell table:formula="of:=[.G3]*[.$F$1]" office:value-type="float" office:value="34.85" calcext:value-type="float">
            <text:p>35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/>
          <table:table-cell table:formula="of:=[.G3]*[.$H$1]" office:value-type="float" office:value="47.15" calcext:value-type="float">
            <text:p>47</text:p>
          </table:table-cell>
          <table:table-cell table:formula="of:=[.I3]*[.$H$1]" office:value-type="float" office:value="54.2225" calcext:value-type="float">
            <text:p>54</text:p>
          </table:table-cell>
          <table:table-cell table:formula="of:=[.J3]*[.$H$1]" office:value-type="float" office:value="62.355875" calcext:value-type="float">
            <text:p>62</text:p>
          </table:table-cell>
          <table:table-cell table:formula="of:=[.K3]*[.$H$1]" office:value-type="float" office:value="71.70925625" calcext:value-type="float">
            <text:p>72</text:p>
          </table:table-cell>
          <table:table-cell table:formula="of:=[.L3]*[.$H$1]" office:value-type="float" office:value="82.4656446875" calcext:value-type="float">
            <text:p>82</text:p>
          </table:table-cell>
          <table:table-cell table:formula="of:=[.M3]*[.$H$1]" office:value-type="float" office:value="94.835491390625" calcext:value-type="float">
            <text:p>95</text:p>
          </table:table-cell>
          <table:table-cell table:number-columns-repeated="16370"/>
        </table:table-row>
        <table:table-row table:style-name="ro1">
          <table:table-cell table:formula="of:=[.B4]*[.$F$1]" office:value-type="float" office:value="18.635623125" calcext:value-type="float">
            <text:p>19</text:p>
          </table:table-cell>
          <table:table-cell table:formula="of:=[.C4]*[.$F$1]" office:value-type="float" office:value="21.9242625" calcext:value-type="float">
            <text:p>22</text:p>
          </table:table-cell>
          <table:table-cell table:formula="of:=[.D4]*[.$F$1]" office:value-type="float" office:value="25.79325" calcext:value-type="float">
            <text:p>26</text:p>
          </table:table-cell>
          <table:table-cell table:formula="of:=[.E4]*[.$F$1]" office:value-type="float" office:value="30.345" calcext:value-type="float">
            <text:p>30</text:p>
          </table:table-cell>
          <table:table-cell table:formula="of:=[.G4]*[.$F$1]" office:value-type="float" office:value="35.7" calcext:value-type="float">
            <text:p>36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/>
          <table:table-cell table:formula="of:=[.G4]*[.$H$1]" office:value-type="float" office:value="48.3" calcext:value-type="float">
            <text:p>48</text:p>
          </table:table-cell>
          <table:table-cell table:formula="of:=[.I4]*[.$H$1]" office:value-type="float" office:value="55.545" calcext:value-type="float">
            <text:p>56</text:p>
          </table:table-cell>
          <table:table-cell table:formula="of:=[.J4]*[.$H$1]" office:value-type="float" office:value="63.87675" calcext:value-type="float">
            <text:p>64</text:p>
          </table:table-cell>
          <table:table-cell table:formula="of:=[.K4]*[.$H$1]" office:value-type="float" office:value="73.4582625" calcext:value-type="float">
            <text:p>73</text:p>
          </table:table-cell>
          <table:table-cell table:formula="of:=[.L4]*[.$H$1]" office:value-type="float" office:value="84.477001875" calcext:value-type="float">
            <text:p>84</text:p>
          </table:table-cell>
          <table:table-cell table:formula="of:=[.M4]*[.$H$1]" office:value-type="float" office:value="97.14855215625" calcext:value-type="float">
            <text:p>97</text:p>
          </table:table-cell>
          <table:table-cell table:number-columns-repeated="16370"/>
        </table:table-row>
        <table:table-row table:style-name="ro1">
          <table:table-cell table:formula="of:=[.B5]*[.$F$1]" office:value-type="float" office:value="19.0793284375" calcext:value-type="float">
            <text:p>19</text:p>
          </table:table-cell>
          <table:table-cell table:formula="of:=[.C5]*[.$F$1]" office:value-type="float" office:value="22.44626875" calcext:value-type="float">
            <text:p>22</text:p>
          </table:table-cell>
          <table:table-cell table:formula="of:=[.D5]*[.$F$1]" office:value-type="float" office:value="26.407375" calcext:value-type="float">
            <text:p>26</text:p>
          </table:table-cell>
          <table:table-cell table:formula="of:=[.E5]*[.$F$1]" office:value-type="float" office:value="31.0675" calcext:value-type="float">
            <text:p>31</text:p>
          </table:table-cell>
          <table:table-cell table:formula="of:=[.G5]*[.$F$1]" office:value-type="float" office:value="36.55" calcext:value-type="float">
            <text:p>37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/>
          <table:table-cell table:formula="of:=[.G5]*[.$H$1]" office:value-type="float" office:value="49.45" calcext:value-type="float">
            <text:p>49</text:p>
          </table:table-cell>
          <table:table-cell table:formula="of:=[.I5]*[.$H$1]" office:value-type="float" office:value="56.8675" calcext:value-type="float">
            <text:p>57</text:p>
          </table:table-cell>
          <table:table-cell table:formula="of:=[.J5]*[.$H$1]" office:value-type="float" office:value="65.397625" calcext:value-type="float">
            <text:p>65</text:p>
          </table:table-cell>
          <table:table-cell table:formula="of:=[.K5]*[.$H$1]" office:value-type="float" office:value="75.20726875" calcext:value-type="float">
            <text:p>75</text:p>
          </table:table-cell>
          <table:table-cell table:formula="of:=[.L5]*[.$H$1]" office:value-type="float" office:value="86.4883590625" calcext:value-type="float">
            <text:p>86</text:p>
          </table:table-cell>
          <table:table-cell table:formula="of:=[.M5]*[.$H$1]" office:value-type="float" office:value="99.461612921875" calcext:value-type="float">
            <text:p>99</text:p>
          </table:table-cell>
          <table:table-cell table:number-columns-repeated="16370"/>
        </table:table-row>
        <table:table-row table:style-name="ro1">
          <table:table-cell table:formula="of:=[.B6]*[.$F$1]" office:value-type="float" office:value="19.52303375" calcext:value-type="float">
            <text:p>20</text:p>
          </table:table-cell>
          <table:table-cell table:formula="of:=[.C6]*[.$F$1]" office:value-type="float" office:value="22.968275" calcext:value-type="float">
            <text:p>23</text:p>
          </table:table-cell>
          <table:table-cell table:formula="of:=[.D6]*[.$F$1]" office:value-type="float" office:value="27.0215" calcext:value-type="float">
            <text:p>27</text:p>
          </table:table-cell>
          <table:table-cell table:formula="of:=[.E6]*[.$F$1]" office:value-type="float" office:value="31.79" calcext:value-type="float">
            <text:p>32</text:p>
          </table:table-cell>
          <table:table-cell table:formula="of:=[.G6]*[.$F$1]" office:value-type="float" office:value="37.4" calcext:value-type="float">
            <text:p>37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/>
          <table:table-cell table:formula="of:=[.G6]*[.$H$1]" office:value-type="float" office:value="50.6" calcext:value-type="float">
            <text:p>51</text:p>
          </table:table-cell>
          <table:table-cell table:formula="of:=[.I6]*[.$H$1]" office:value-type="float" office:value="58.19" calcext:value-type="float">
            <text:p>58</text:p>
          </table:table-cell>
          <table:table-cell table:formula="of:=[.J6]*[.$H$1]" office:value-type="float" office:value="66.9185" calcext:value-type="float">
            <text:p>67</text:p>
          </table:table-cell>
          <table:table-cell table:formula="of:=[.K6]*[.$H$1]" office:value-type="float" office:value="76.956275" calcext:value-type="float">
            <text:p>77</text:p>
          </table:table-cell>
          <table:table-cell table:formula="of:=[.L6]*[.$H$1]" office:value-type="float" office:value="88.49971625" calcext:value-type="float">
            <text:p>88</text:p>
          </table:table-cell>
          <table:table-cell table:formula="of:=[.M6]*[.$H$1]" office:value-type="float" office:value="101.7746736875" calcext:value-type="float">
            <text:p>102</text:p>
          </table:table-cell>
          <table:table-cell table:number-columns-repeated="16370"/>
        </table:table-row>
        <table:table-row table:style-name="ro1">
          <table:table-cell table:formula="of:=[.B7]*[.$F$1]" office:value-type="float" office:value="19.9667390625" calcext:value-type="float">
            <text:p>20</text:p>
          </table:table-cell>
          <table:table-cell table:formula="of:=[.C7]*[.$F$1]" office:value-type="float" office:value="23.49028125" calcext:value-type="float">
            <text:p>23</text:p>
          </table:table-cell>
          <table:table-cell table:formula="of:=[.D7]*[.$F$1]" office:value-type="float" office:value="27.635625" calcext:value-type="float">
            <text:p>28</text:p>
          </table:table-cell>
          <table:table-cell table:formula="of:=[.E7]*[.$F$1]" office:value-type="float" office:value="32.5125" calcext:value-type="float">
            <text:p>33</text:p>
          </table:table-cell>
          <table:table-cell table:formula="of:=[.G7]*[.$F$1]" office:value-type="float" office:value="38.25" calcext:value-type="float">
            <text:p>38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/>
          <table:table-cell table:formula="of:=[.G7]*[.$H$1]" office:value-type="float" office:value="51.75" calcext:value-type="float">
            <text:p>52</text:p>
          </table:table-cell>
          <table:table-cell table:formula="of:=[.I7]*[.$H$1]" office:value-type="float" office:value="59.5125" calcext:value-type="float">
            <text:p>60</text:p>
          </table:table-cell>
          <table:table-cell table:formula="of:=[.J7]*[.$H$1]" office:value-type="float" office:value="68.439375" calcext:value-type="float">
            <text:p>68</text:p>
          </table:table-cell>
          <table:table-cell table:formula="of:=[.K7]*[.$H$1]" office:value-type="float" office:value="78.70528125" calcext:value-type="float">
            <text:p>79</text:p>
          </table:table-cell>
          <table:table-cell table:formula="of:=[.L7]*[.$H$1]" office:value-type="float" office:value="90.5110734375" calcext:value-type="float">
            <text:p>91</text:p>
          </table:table-cell>
          <table:table-cell table:formula="of:=[.M7]*[.$H$1]" office:value-type="float" office:value="104.087734453125" calcext:value-type="float">
            <text:p>104</text:p>
          </table:table-cell>
          <table:table-cell table:number-columns-repeated="16370"/>
        </table:table-row>
        <table:table-row table:style-name="ro1">
          <table:table-cell table:formula="of:=[.B8]*[.$F$1]" office:value-type="float" office:value="20.410444375" calcext:value-type="float">
            <text:p>20</text:p>
          </table:table-cell>
          <table:table-cell table:formula="of:=[.C8]*[.$F$1]" office:value-type="float" office:value="24.0122875" calcext:value-type="float">
            <text:p>24</text:p>
          </table:table-cell>
          <table:table-cell table:formula="of:=[.D8]*[.$F$1]" office:value-type="float" office:value="28.24975" calcext:value-type="float">
            <text:p>28</text:p>
          </table:table-cell>
          <table:table-cell table:formula="of:=[.E8]*[.$F$1]" office:value-type="float" office:value="33.235" calcext:value-type="float">
            <text:p>33</text:p>
          </table:table-cell>
          <table:table-cell table:formula="of:=[.G8]*[.$F$1]" office:value-type="float" office:value="39.1" calcext:value-type="float">
            <text:p>39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/>
          <table:table-cell table:formula="of:=[.G8]*[.$H$1]" office:value-type="float" office:value="52.9" calcext:value-type="float">
            <text:p>53</text:p>
          </table:table-cell>
          <table:table-cell table:formula="of:=[.I8]*[.$H$1]" office:value-type="float" office:value="60.835" calcext:value-type="float">
            <text:p>61</text:p>
          </table:table-cell>
          <table:table-cell table:formula="of:=[.J8]*[.$H$1]" office:value-type="float" office:value="69.96025" calcext:value-type="float">
            <text:p>70</text:p>
          </table:table-cell>
          <table:table-cell table:formula="of:=[.K8]*[.$H$1]" office:value-type="float" office:value="80.4542875" calcext:value-type="float">
            <text:p>80</text:p>
          </table:table-cell>
          <table:table-cell table:formula="of:=[.L8]*[.$H$1]" office:value-type="float" office:value="92.522430625" calcext:value-type="float">
            <text:p>93</text:p>
          </table:table-cell>
          <table:table-cell table:formula="of:=[.M8]*[.$H$1]" office:value-type="float" office:value="106.40079521875" calcext:value-type="float">
            <text:p>106</text:p>
          </table:table-cell>
          <table:table-cell table:number-columns-repeated="16370"/>
        </table:table-row>
        <table:table-row table:style-name="ro1">
          <table:table-cell table:formula="of:=[.B9]*[.$F$1]" office:value-type="float" office:value="20.8541496875" calcext:value-type="float">
            <text:p>21</text:p>
          </table:table-cell>
          <table:table-cell table:formula="of:=[.C9]*[.$F$1]" office:value-type="float" office:value="24.53429375" calcext:value-type="float">
            <text:p>25</text:p>
          </table:table-cell>
          <table:table-cell table:formula="of:=[.D9]*[.$F$1]" office:value-type="float" office:value="28.863875" calcext:value-type="float">
            <text:p>29</text:p>
          </table:table-cell>
          <table:table-cell table:formula="of:=[.E9]*[.$F$1]" office:value-type="float" office:value="33.9575" calcext:value-type="float">
            <text:p>34</text:p>
          </table:table-cell>
          <table:table-cell table:formula="of:=[.G9]*[.$F$1]" office:value-type="float" office:value="39.95" calcext:value-type="float">
            <text:p>40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/>
          <table:table-cell table:formula="of:=[.G9]*[.$H$1]" office:value-type="float" office:value="54.05" calcext:value-type="float">
            <text:p>54</text:p>
          </table:table-cell>
          <table:table-cell table:formula="of:=[.I9]*[.$H$1]" office:value-type="float" office:value="62.1575" calcext:value-type="float">
            <text:p>62</text:p>
          </table:table-cell>
          <table:table-cell table:formula="of:=[.J9]*[.$H$1]" office:value-type="float" office:value="71.481125" calcext:value-type="float">
            <text:p>71</text:p>
          </table:table-cell>
          <table:table-cell table:formula="of:=[.K9]*[.$H$1]" office:value-type="float" office:value="82.20329375" calcext:value-type="float">
            <text:p>82</text:p>
          </table:table-cell>
          <table:table-cell table:formula="of:=[.L9]*[.$H$1]" office:value-type="float" office:value="94.5337878125" calcext:value-type="float">
            <text:p>95</text:p>
          </table:table-cell>
          <table:table-cell table:formula="of:=[.M9]*[.$H$1]" office:value-type="float" office:value="108.713855984375" calcext:value-type="float">
            <text:p>109</text:p>
          </table:table-cell>
          <table:table-cell table:number-columns-repeated="16370"/>
        </table:table-row>
        <table:table-row table:style-name="ro1">
          <table:table-cell table:formula="of:=[.B10]*[.$F$1]" office:value-type="float" office:value="21.297855" calcext:value-type="float">
            <text:p>21</text:p>
          </table:table-cell>
          <table:table-cell table:formula="of:=[.C10]*[.$F$1]" office:value-type="float" office:value="25.0563" calcext:value-type="float">
            <text:p>25</text:p>
          </table:table-cell>
          <table:table-cell table:formula="of:=[.D10]*[.$F$1]" office:value-type="float" office:value="29.478" calcext:value-type="float">
            <text:p>29</text:p>
          </table:table-cell>
          <table:table-cell table:formula="of:=[.E10]*[.$F$1]" office:value-type="float" office:value="34.68" calcext:value-type="float">
            <text:p>35</text:p>
          </table:table-cell>
          <table:table-cell table:formula="of:=[.G10]*[.$F$1]" office:value-type="float" office:value="40.8" calcext:value-type="float">
            <text:p>41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/>
          <table:table-cell table:formula="of:=[.G10]*[.$H$1]" office:value-type="float" office:value="55.2" calcext:value-type="float">
            <text:p>55</text:p>
          </table:table-cell>
          <table:table-cell table:formula="of:=[.I10]*[.$H$1]" office:value-type="float" office:value="63.48" calcext:value-type="float">
            <text:p>63</text:p>
          </table:table-cell>
          <table:table-cell table:formula="of:=[.J10]*[.$H$1]" office:value-type="float" office:value="73.002" calcext:value-type="float">
            <text:p>73</text:p>
          </table:table-cell>
          <table:table-cell table:formula="of:=[.K10]*[.$H$1]" office:value-type="float" office:value="83.9523" calcext:value-type="float">
            <text:p>84</text:p>
          </table:table-cell>
          <table:table-cell table:formula="of:=[.L10]*[.$H$1]" office:value-type="float" office:value="96.545145" calcext:value-type="float">
            <text:p>97</text:p>
          </table:table-cell>
          <table:table-cell table:formula="of:=[.M10]*[.$H$1]" office:value-type="float" office:value="111.02691675" calcext:value-type="float">
            <text:p>111</text:p>
          </table:table-cell>
          <table:table-cell table:number-columns-repeated="16370"/>
        </table:table-row>
        <table:table-row table:style-name="ro1">
          <table:table-cell table:formula="of:=[.B11]*[.$F$1]" office:value-type="float" office:value="21.7415603125" calcext:value-type="float">
            <text:p>22</text:p>
          </table:table-cell>
          <table:table-cell table:formula="of:=[.C11]*[.$F$1]" office:value-type="float" office:value="25.57830625" calcext:value-type="float">
            <text:p>26</text:p>
          </table:table-cell>
          <table:table-cell table:formula="of:=[.D11]*[.$F$1]" office:value-type="float" office:value="30.092125" calcext:value-type="float">
            <text:p>30</text:p>
          </table:table-cell>
          <table:table-cell table:formula="of:=[.E11]*[.$F$1]" office:value-type="float" office:value="35.4025" calcext:value-type="float">
            <text:p>35</text:p>
          </table:table-cell>
          <table:table-cell table:formula="of:=[.G11]*[.$F$1]" office:value-type="float" office:value="41.65" calcext:value-type="float">
            <text:p>42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/>
          <table:table-cell table:formula="of:=[.G11]*[.$H$1]" office:value-type="float" office:value="56.35" calcext:value-type="float">
            <text:p>56</text:p>
          </table:table-cell>
          <table:table-cell table:formula="of:=[.I11]*[.$H$1]" office:value-type="float" office:value="64.8025" calcext:value-type="float">
            <text:p>65</text:p>
          </table:table-cell>
          <table:table-cell table:formula="of:=[.J11]*[.$H$1]" office:value-type="float" office:value="74.522875" calcext:value-type="float">
            <text:p>75</text:p>
          </table:table-cell>
          <table:table-cell table:formula="of:=[.K11]*[.$H$1]" office:value-type="float" office:value="85.70130625" calcext:value-type="float">
            <text:p>86</text:p>
          </table:table-cell>
          <table:table-cell table:formula="of:=[.L11]*[.$H$1]" office:value-type="float" office:value="98.5565021875" calcext:value-type="float">
            <text:p>99</text:p>
          </table:table-cell>
          <table:table-cell table:formula="of:=[.M11]*[.$H$1]" office:value-type="float" office:value="113.339977515625" calcext:value-type="float">
            <text:p>113</text:p>
          </table:table-cell>
          <table:table-cell table:number-columns-repeated="16370"/>
        </table:table-row>
        <table:table-row table:style-name="ro1">
          <table:table-cell table:formula="of:=[.B12]*[.$F$1]" office:value-type="float" office:value="22.185265625" calcext:value-type="float">
            <text:p>22</text:p>
          </table:table-cell>
          <table:table-cell table:formula="of:=[.C12]*[.$F$1]" office:value-type="float" office:value="26.1003125" calcext:value-type="float">
            <text:p>26</text:p>
          </table:table-cell>
          <table:table-cell table:formula="of:=[.D12]*[.$F$1]" office:value-type="float" office:value="30.70625" calcext:value-type="float">
            <text:p>31</text:p>
          </table:table-cell>
          <table:table-cell table:formula="of:=[.E12]*[.$F$1]" office:value-type="float" office:value="36.125" calcext:value-type="float">
            <text:p>36</text:p>
          </table:table-cell>
          <table:table-cell table:formula="of:=[.G12]*[.$F$1]" office:value-type="float" office:value="42.5" calcext:value-type="float">
            <text:p>43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formula="of:=[.G12]*[.$H$1]" office:value-type="float" office:value="57.5" calcext:value-type="float">
            <text:p>57</text:p>
          </table:table-cell>
          <table:table-cell table:formula="of:=[.I12]*[.$H$1]" office:value-type="float" office:value="66.125" calcext:value-type="float">
            <text:p>66</text:p>
          </table:table-cell>
          <table:table-cell table:formula="of:=[.J12]*[.$H$1]" office:value-type="float" office:value="76.04375" calcext:value-type="float">
            <text:p>76</text:p>
          </table:table-cell>
          <table:table-cell table:formula="of:=[.K12]*[.$H$1]" office:value-type="float" office:value="87.4503125" calcext:value-type="float">
            <text:p>87</text:p>
          </table:table-cell>
          <table:table-cell table:formula="of:=[.L12]*[.$H$1]" office:value-type="float" office:value="100.567859375" calcext:value-type="float">
            <text:p>101</text:p>
          </table:table-cell>
          <table:table-cell table:formula="of:=[.M12]*[.$H$1]" office:value-type="float" office:value="115.65303828125" calcext:value-type="float">
            <text:p>116</text:p>
          </table:table-cell>
          <table:table-cell table:number-columns-repeated="16370"/>
        </table:table-row>
        <table:table-row table:style-name="ro1">
          <table:table-cell table:formula="of:=[.B13]*[.$F$1]" office:value-type="float" office:value="22.6289709375" calcext:value-type="float">
            <text:p>23</text:p>
          </table:table-cell>
          <table:table-cell table:formula="of:=[.C13]*[.$F$1]" office:value-type="float" office:value="26.62231875" calcext:value-type="float">
            <text:p>27</text:p>
          </table:table-cell>
          <table:table-cell table:formula="of:=[.D13]*[.$F$1]" office:value-type="float" office:value="31.320375" calcext:value-type="float">
            <text:p>31</text:p>
          </table:table-cell>
          <table:table-cell table:formula="of:=[.E13]*[.$F$1]" office:value-type="float" office:value="36.8475" calcext:value-type="float">
            <text:p>37</text:p>
          </table:table-cell>
          <table:table-cell table:formula="of:=[.G13]*[.$F$1]" office:value-type="float" office:value="43.35" calcext:value-type="float">
            <text:p>43</text:p>
          </table:table-cell>
          <table:table-cell/>
          <table:table-cell table:style-name="ce5" office:value-type="float" office:value="51" calcext:value-type="float">
            <text:p>51</text:p>
          </table:table-cell>
          <table:table-cell/>
          <table:table-cell table:formula="of:=[.G13]*[.$H$1]" office:value-type="float" office:value="58.65" calcext:value-type="float">
            <text:p>59</text:p>
          </table:table-cell>
          <table:table-cell table:formula="of:=[.I13]*[.$H$1]" office:value-type="float" office:value="67.4475" calcext:value-type="float">
            <text:p>67</text:p>
          </table:table-cell>
          <table:table-cell table:formula="of:=[.J13]*[.$H$1]" office:value-type="float" office:value="77.564625" calcext:value-type="float">
            <text:p>78</text:p>
          </table:table-cell>
          <table:table-cell table:formula="of:=[.K13]*[.$H$1]" office:value-type="float" office:value="89.19931875" calcext:value-type="float">
            <text:p>89</text:p>
          </table:table-cell>
          <table:table-cell table:formula="of:=[.L13]*[.$H$1]" office:value-type="float" office:value="102.5792165625" calcext:value-type="float">
            <text:p>103</text:p>
          </table:table-cell>
          <table:table-cell table:formula="of:=[.M13]*[.$H$1]" office:value-type="float" office:value="117.966099046875" calcext:value-type="float">
            <text:p>118</text:p>
          </table:table-cell>
          <table:table-cell table:number-columns-repeated="16370"/>
        </table:table-row>
        <table:table-row table:style-name="ro1">
          <table:table-cell table:formula="of:=[.B14]*[.$F$1]" office:value-type="float" office:value="23.07267625" calcext:value-type="float">
            <text:p>23</text:p>
          </table:table-cell>
          <table:table-cell table:formula="of:=[.C14]*[.$F$1]" office:value-type="float" office:value="27.144325" calcext:value-type="float">
            <text:p>27</text:p>
          </table:table-cell>
          <table:table-cell table:formula="of:=[.D14]*[.$F$1]" office:value-type="float" office:value="31.9345" calcext:value-type="float">
            <text:p>32</text:p>
          </table:table-cell>
          <table:table-cell table:formula="of:=[.E14]*[.$F$1]" office:value-type="float" office:value="37.57" calcext:value-type="float">
            <text:p>38</text:p>
          </table:table-cell>
          <table:table-cell table:formula="of:=[.G14]*[.$F$1]" office:value-type="float" office:value="44.2" calcext:value-type="float">
            <text:p>44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/>
          <table:table-cell table:formula="of:=[.G14]*[.$H$1]" office:value-type="float" office:value="59.8" calcext:value-type="float">
            <text:p>60</text:p>
          </table:table-cell>
          <table:table-cell table:formula="of:=[.I14]*[.$H$1]" office:value-type="float" office:value="68.77" calcext:value-type="float">
            <text:p>69</text:p>
          </table:table-cell>
          <table:table-cell table:formula="of:=[.J14]*[.$H$1]" office:value-type="float" office:value="79.0855" calcext:value-type="float">
            <text:p>79</text:p>
          </table:table-cell>
          <table:table-cell table:formula="of:=[.K14]*[.$H$1]" office:value-type="float" office:value="90.948325" calcext:value-type="float">
            <text:p>91</text:p>
          </table:table-cell>
          <table:table-cell table:formula="of:=[.L14]*[.$H$1]" office:value-type="float" office:value="104.59057375" calcext:value-type="float">
            <text:p>105</text:p>
          </table:table-cell>
          <table:table-cell table:formula="of:=[.M14]*[.$H$1]" office:value-type="float" office:value="120.2791598125" calcext:value-type="float">
            <text:p>120</text:p>
          </table:table-cell>
          <table:table-cell table:number-columns-repeated="16370"/>
        </table:table-row>
        <table:table-row table:style-name="ro1">
          <table:table-cell table:formula="of:=[.B15]*[.$F$1]" office:value-type="float" office:value="23.5163815625" calcext:value-type="float">
            <text:p>24</text:p>
          </table:table-cell>
          <table:table-cell table:formula="of:=[.C15]*[.$F$1]" office:value-type="float" office:value="27.66633125" calcext:value-type="float">
            <text:p>28</text:p>
          </table:table-cell>
          <table:table-cell table:formula="of:=[.D15]*[.$F$1]" office:value-type="float" office:value="32.548625" calcext:value-type="float">
            <text:p>33</text:p>
          </table:table-cell>
          <table:table-cell table:formula="of:=[.E15]*[.$F$1]" office:value-type="float" office:value="38.2925" calcext:value-type="float">
            <text:p>38</text:p>
          </table:table-cell>
          <table:table-cell table:formula="of:=[.G15]*[.$F$1]" office:value-type="float" office:value="45.05" calcext:value-type="float">
            <text:p>45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/>
          <table:table-cell table:formula="of:=[.G15]*[.$H$1]" office:value-type="float" office:value="60.95" calcext:value-type="float">
            <text:p>61</text:p>
          </table:table-cell>
          <table:table-cell table:formula="of:=[.I15]*[.$H$1]" office:value-type="float" office:value="70.0925" calcext:value-type="float">
            <text:p>70</text:p>
          </table:table-cell>
          <table:table-cell table:formula="of:=[.J15]*[.$H$1]" office:value-type="float" office:value="80.606375" calcext:value-type="float">
            <text:p>81</text:p>
          </table:table-cell>
          <table:table-cell table:formula="of:=[.K15]*[.$H$1]" office:value-type="float" office:value="92.69733125" calcext:value-type="float">
            <text:p>93</text:p>
          </table:table-cell>
          <table:table-cell table:formula="of:=[.L15]*[.$H$1]" office:value-type="float" office:value="106.6019309375" calcext:value-type="float">
            <text:p>107</text:p>
          </table:table-cell>
          <table:table-cell table:formula="of:=[.M15]*[.$H$1]" office:value-type="float" office:value="122.592220578125" calcext:value-type="float">
            <text:p>123</text:p>
          </table:table-cell>
          <table:table-cell table:number-columns-repeated="16370"/>
        </table:table-row>
        <table:table-row table:style-name="ro1">
          <table:table-cell table:formula="of:=[.B16]*[.$F$1]" office:value-type="float" office:value="23.960086875" calcext:value-type="float">
            <text:p>24</text:p>
          </table:table-cell>
          <table:table-cell table:formula="of:=[.C16]*[.$F$1]" office:value-type="float" office:value="28.1883375" calcext:value-type="float">
            <text:p>28</text:p>
          </table:table-cell>
          <table:table-cell table:formula="of:=[.D16]*[.$F$1]" office:value-type="float" office:value="33.16275" calcext:value-type="float">
            <text:p>33</text:p>
          </table:table-cell>
          <table:table-cell table:formula="of:=[.E16]*[.$F$1]" office:value-type="float" office:value="39.015" calcext:value-type="float">
            <text:p>39</text:p>
          </table:table-cell>
          <table:table-cell table:formula="of:=[.G16]*[.$F$1]" office:value-type="float" office:value="45.9" calcext:value-type="float">
            <text:p>46</text:p>
          </table:table-cell>
          <table:table-cell/>
          <table:table-cell table:style-name="ce5" office:value-type="float" office:value="54" calcext:value-type="float">
            <text:p>54</text:p>
          </table:table-cell>
          <table:table-cell/>
          <table:table-cell table:formula="of:=[.G16]*[.$H$1]" office:value-type="float" office:value="62.1" calcext:value-type="float">
            <text:p>62</text:p>
          </table:table-cell>
          <table:table-cell table:formula="of:=[.I16]*[.$H$1]" office:value-type="float" office:value="71.415" calcext:value-type="float">
            <text:p>71</text:p>
          </table:table-cell>
          <table:table-cell table:formula="of:=[.J16]*[.$H$1]" office:value-type="float" office:value="82.12725" calcext:value-type="float">
            <text:p>82</text:p>
          </table:table-cell>
          <table:table-cell table:formula="of:=[.K16]*[.$H$1]" office:value-type="float" office:value="94.4463375" calcext:value-type="float">
            <text:p>94</text:p>
          </table:table-cell>
          <table:table-cell table:formula="of:=[.L16]*[.$H$1]" office:value-type="float" office:value="108.613288125" calcext:value-type="float">
            <text:p>109</text:p>
          </table:table-cell>
          <table:table-cell table:formula="of:=[.M16]*[.$H$1]" office:value-type="float" office:value="124.90528134375" calcext:value-type="float">
            <text:p>125</text:p>
          </table:table-cell>
          <table:table-cell table:number-columns-repeated="16370"/>
        </table:table-row>
        <table:table-row table:style-name="ro1">
          <table:table-cell table:formula="of:=[.B17]*[.$F$1]" office:value-type="float" office:value="24.4037921875" calcext:value-type="float">
            <text:p>24</text:p>
          </table:table-cell>
          <table:table-cell table:formula="of:=[.C17]*[.$F$1]" office:value-type="float" office:value="28.71034375" calcext:value-type="float">
            <text:p>29</text:p>
          </table:table-cell>
          <table:table-cell table:formula="of:=[.D17]*[.$F$1]" office:value-type="float" office:value="33.776875" calcext:value-type="float">
            <text:p>34</text:p>
          </table:table-cell>
          <table:table-cell table:formula="of:=[.E17]*[.$F$1]" office:value-type="float" office:value="39.7375" calcext:value-type="float">
            <text:p>40</text:p>
          </table:table-cell>
          <table:table-cell table:formula="of:=[.G17]*[.$F$1]" office:value-type="float" office:value="46.75" calcext:value-type="float">
            <text:p>47</text:p>
          </table:table-cell>
          <table:table-cell/>
          <table:table-cell table:style-name="ce5" office:value-type="float" office:value="55" calcext:value-type="float">
            <text:p>55</text:p>
          </table:table-cell>
          <table:table-cell/>
          <table:table-cell table:formula="of:=[.G17]*[.$H$1]" office:value-type="float" office:value="63.25" calcext:value-type="float">
            <text:p>63</text:p>
          </table:table-cell>
          <table:table-cell table:formula="of:=[.I17]*[.$H$1]" office:value-type="float" office:value="72.7375" calcext:value-type="float">
            <text:p>73</text:p>
          </table:table-cell>
          <table:table-cell table:formula="of:=[.J17]*[.$H$1]" office:value-type="float" office:value="83.648125" calcext:value-type="float">
            <text:p>84</text:p>
          </table:table-cell>
          <table:table-cell table:formula="of:=[.K17]*[.$H$1]" office:value-type="float" office:value="96.19534375" calcext:value-type="float">
            <text:p>96</text:p>
          </table:table-cell>
          <table:table-cell table:formula="of:=[.L17]*[.$H$1]" office:value-type="float" office:value="110.6246453125" calcext:value-type="float">
            <text:p>111</text:p>
          </table:table-cell>
          <table:table-cell table:formula="of:=[.M17]*[.$H$1]" office:value-type="float" office:value="127.218342109375" calcext:value-type="float">
            <text:p>127</text:p>
          </table:table-cell>
          <table:table-cell table:number-columns-repeated="16370"/>
        </table:table-row>
        <table:table-row table:style-name="ro1">
          <table:table-cell table:formula="of:=[.B18]*[.$F$1]" office:value-type="float" office:value="24.8474975" calcext:value-type="float">
            <text:p>25</text:p>
          </table:table-cell>
          <table:table-cell table:formula="of:=[.C18]*[.$F$1]" office:value-type="float" office:value="29.23235" calcext:value-type="float">
            <text:p>29</text:p>
          </table:table-cell>
          <table:table-cell table:formula="of:=[.D18]*[.$F$1]" office:value-type="float" office:value="34.391" calcext:value-type="float">
            <text:p>34</text:p>
          </table:table-cell>
          <table:table-cell table:formula="of:=[.E18]*[.$F$1]" office:value-type="float" office:value="40.46" calcext:value-type="float">
            <text:p>40</text:p>
          </table:table-cell>
          <table:table-cell table:formula="of:=[.G18]*[.$F$1]" office:value-type="float" office:value="47.6" calcext:value-type="float">
            <text:p>48</text:p>
          </table:table-cell>
          <table:table-cell/>
          <table:table-cell table:style-name="ce5" office:value-type="float" office:value="56" calcext:value-type="float">
            <text:p>56</text:p>
          </table:table-cell>
          <table:table-cell/>
          <table:table-cell table:formula="of:=[.G18]*[.$H$1]" office:value-type="float" office:value="64.4" calcext:value-type="float">
            <text:p>64</text:p>
          </table:table-cell>
          <table:table-cell table:formula="of:=[.I18]*[.$H$1]" office:value-type="float" office:value="74.06" calcext:value-type="float">
            <text:p>74</text:p>
          </table:table-cell>
          <table:table-cell table:formula="of:=[.J18]*[.$H$1]" office:value-type="float" office:value="85.169" calcext:value-type="float">
            <text:p>85</text:p>
          </table:table-cell>
          <table:table-cell table:formula="of:=[.K18]*[.$H$1]" office:value-type="float" office:value="97.94435" calcext:value-type="float">
            <text:p>98</text:p>
          </table:table-cell>
          <table:table-cell table:formula="of:=[.L18]*[.$H$1]" office:value-type="float" office:value="112.6360025" calcext:value-type="float">
            <text:p>113</text:p>
          </table:table-cell>
          <table:table-cell table:formula="of:=[.M18]*[.$H$1]" office:value-type="float" office:value="129.531402875" calcext:value-type="float">
            <text:p>130</text:p>
          </table:table-cell>
          <table:table-cell table:number-columns-repeated="16370"/>
        </table:table-row>
        <table:table-row table:style-name="ro1">
          <table:table-cell table:formula="of:=[.B19]*[.$F$1]" office:value-type="float" office:value="25.2912028125" calcext:value-type="float">
            <text:p>25</text:p>
          </table:table-cell>
          <table:table-cell table:formula="of:=[.C19]*[.$F$1]" office:value-type="float" office:value="29.75435625" calcext:value-type="float">
            <text:p>30</text:p>
          </table:table-cell>
          <table:table-cell table:formula="of:=[.D19]*[.$F$1]" office:value-type="float" office:value="35.005125" calcext:value-type="float">
            <text:p>35</text:p>
          </table:table-cell>
          <table:table-cell table:formula="of:=[.E19]*[.$F$1]" office:value-type="float" office:value="41.1825" calcext:value-type="float">
            <text:p>41</text:p>
          </table:table-cell>
          <table:table-cell table:formula="of:=[.G19]*[.$F$1]" office:value-type="float" office:value="48.45" calcext:value-type="float">
            <text:p>48</text:p>
          </table:table-cell>
          <table:table-cell/>
          <table:table-cell table:style-name="ce5" office:value-type="float" office:value="57" calcext:value-type="float">
            <text:p>57</text:p>
          </table:table-cell>
          <table:table-cell/>
          <table:table-cell table:formula="of:=[.G19]*[.$H$1]" office:value-type="float" office:value="65.55" calcext:value-type="float">
            <text:p>66</text:p>
          </table:table-cell>
          <table:table-cell table:formula="of:=[.I19]*[.$H$1]" office:value-type="float" office:value="75.3825" calcext:value-type="float">
            <text:p>75</text:p>
          </table:table-cell>
          <table:table-cell table:formula="of:=[.J19]*[.$H$1]" office:value-type="float" office:value="86.689875" calcext:value-type="float">
            <text:p>87</text:p>
          </table:table-cell>
          <table:table-cell table:formula="of:=[.K19]*[.$H$1]" office:value-type="float" office:value="99.69335625" calcext:value-type="float">
            <text:p>100</text:p>
          </table:table-cell>
          <table:table-cell table:formula="of:=[.L19]*[.$H$1]" office:value-type="float" office:value="114.6473596875" calcext:value-type="float">
            <text:p>115</text:p>
          </table:table-cell>
          <table:table-cell table:formula="of:=[.M19]*[.$H$1]" office:value-type="float" office:value="131.844463640625" calcext:value-type="float">
            <text:p>132</text:p>
          </table:table-cell>
          <table:table-cell table:number-columns-repeated="16370"/>
        </table:table-row>
        <table:table-row table:style-name="ro1">
          <table:table-cell table:formula="of:=[.B20]*[.$F$1]" office:value-type="float" office:value="25.734908125" calcext:value-type="float">
            <text:p>26</text:p>
          </table:table-cell>
          <table:table-cell table:formula="of:=[.C20]*[.$F$1]" office:value-type="float" office:value="30.2763625" calcext:value-type="float">
            <text:p>30</text:p>
          </table:table-cell>
          <table:table-cell table:formula="of:=[.D20]*[.$F$1]" office:value-type="float" office:value="35.61925" calcext:value-type="float">
            <text:p>36</text:p>
          </table:table-cell>
          <table:table-cell table:formula="of:=[.E20]*[.$F$1]" office:value-type="float" office:value="41.905" calcext:value-type="float">
            <text:p>42</text:p>
          </table:table-cell>
          <table:table-cell table:formula="of:=[.G20]*[.$F$1]" office:value-type="float" office:value="49.3" calcext:value-type="float">
            <text:p>49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/>
          <table:table-cell table:formula="of:=[.G20]*[.$H$1]" office:value-type="float" office:value="66.7" calcext:value-type="float">
            <text:p>67</text:p>
          </table:table-cell>
          <table:table-cell table:formula="of:=[.I20]*[.$H$1]" office:value-type="float" office:value="76.705" calcext:value-type="float">
            <text:p>77</text:p>
          </table:table-cell>
          <table:table-cell table:formula="of:=[.J20]*[.$H$1]" office:value-type="float" office:value="88.21075" calcext:value-type="float">
            <text:p>88</text:p>
          </table:table-cell>
          <table:table-cell table:formula="of:=[.K20]*[.$H$1]" office:value-type="float" office:value="101.4423625" calcext:value-type="float">
            <text:p>101</text:p>
          </table:table-cell>
          <table:table-cell table:formula="of:=[.L20]*[.$H$1]" office:value-type="float" office:value="116.658716875" calcext:value-type="float">
            <text:p>117</text:p>
          </table:table-cell>
          <table:table-cell table:formula="of:=[.M20]*[.$H$1]" office:value-type="float" office:value="134.15752440625" calcext:value-type="float">
            <text:p>134</text:p>
          </table:table-cell>
          <table:table-cell table:number-columns-repeated="16370"/>
        </table:table-row>
        <table:table-row table:style-name="ro1">
          <table:table-cell table:formula="of:=[.B21]*[.$F$1]" office:value-type="float" office:value="26.1786134375" calcext:value-type="float">
            <text:p>26</text:p>
          </table:table-cell>
          <table:table-cell table:formula="of:=[.C21]*[.$F$1]" office:value-type="float" office:value="30.79836875" calcext:value-type="float">
            <text:p>31</text:p>
          </table:table-cell>
          <table:table-cell table:formula="of:=[.D21]*[.$F$1]" office:value-type="float" office:value="36.233375" calcext:value-type="float">
            <text:p>36</text:p>
          </table:table-cell>
          <table:table-cell table:formula="of:=[.E21]*[.$F$1]" office:value-type="float" office:value="42.6275" calcext:value-type="float">
            <text:p>43</text:p>
          </table:table-cell>
          <table:table-cell table:formula="of:=[.G21]*[.$F$1]" office:value-type="float" office:value="50.15" calcext:value-type="float">
            <text:p>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/>
          <table:table-cell table:formula="of:=[.G21]*[.$H$1]" office:value-type="float" office:value="67.85" calcext:value-type="float">
            <text:p>68</text:p>
          </table:table-cell>
          <table:table-cell table:formula="of:=[.I21]*[.$H$1]" office:value-type="float" office:value="78.0275" calcext:value-type="float">
            <text:p>78</text:p>
          </table:table-cell>
          <table:table-cell table:formula="of:=[.J21]*[.$H$1]" office:value-type="float" office:value="89.731625" calcext:value-type="float">
            <text:p>90</text:p>
          </table:table-cell>
          <table:table-cell table:formula="of:=[.K21]*[.$H$1]" office:value-type="float" office:value="103.19136875" calcext:value-type="float">
            <text:p>103</text:p>
          </table:table-cell>
          <table:table-cell table:formula="of:=[.L21]*[.$H$1]" office:value-type="float" office:value="118.6700740625" calcext:value-type="float">
            <text:p>119</text:p>
          </table:table-cell>
          <table:table-cell table:formula="of:=[.M21]*[.$H$1]" office:value-type="float" office:value="136.470585171875" calcext:value-type="float">
            <text:p>136</text:p>
          </table:table-cell>
          <table:table-cell table:number-columns-repeated="16370"/>
        </table:table-row>
        <table:table-row table:style-name="ro1">
          <table:table-cell table:formula="of:=[.B22]*[.$F$1]" office:value-type="float" office:value="26.62231875" calcext:value-type="float">
            <text:p>27</text:p>
          </table:table-cell>
          <table:table-cell table:formula="of:=[.C22]*[.$F$1]" office:value-type="float" office:value="31.320375" calcext:value-type="float">
            <text:p>31</text:p>
          </table:table-cell>
          <table:table-cell table:formula="of:=[.D22]*[.$F$1]" office:value-type="float" office:value="36.8475" calcext:value-type="float">
            <text:p>37</text:p>
          </table:table-cell>
          <table:table-cell table:formula="of:=[.E22]*[.$F$1]" office:value-type="float" office:value="43.35" calcext:value-type="float">
            <text:p>43</text:p>
          </table:table-cell>
          <table:table-cell table:formula="of:=[.G22]*[.$F$1]" office:value-type="float" office:value="51" calcext:value-type="float">
            <text:p>51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table:formula="of:=[.G22]*[.$H$1]" office:value-type="float" office:value="69" calcext:value-type="float">
            <text:p>69</text:p>
          </table:table-cell>
          <table:table-cell table:formula="of:=[.I22]*[.$H$1]" office:value-type="float" office:value="79.35" calcext:value-type="float">
            <text:p>79</text:p>
          </table:table-cell>
          <table:table-cell table:formula="of:=[.J22]*[.$H$1]" office:value-type="float" office:value="91.2525" calcext:value-type="float">
            <text:p>91</text:p>
          </table:table-cell>
          <table:table-cell table:formula="of:=[.K22]*[.$H$1]" office:value-type="float" office:value="104.940375" calcext:value-type="float">
            <text:p>105</text:p>
          </table:table-cell>
          <table:table-cell table:formula="of:=[.L22]*[.$H$1]" office:value-type="float" office:value="120.68143125" calcext:value-type="float">
            <text:p>121</text:p>
          </table:table-cell>
          <table:table-cell table:formula="of:=[.M22]*[.$H$1]" office:value-type="float" office:value="138.7836459375" calcext:value-type="float">
            <text:p>139</text:p>
          </table:table-cell>
          <table:table-cell table:number-columns-repeated="16370"/>
        </table:table-row>
        <table:table-row table:style-name="ro1">
          <table:table-cell table:formula="of:=[.B23]*[.$F$1]" office:value-type="float" office:value="27.0660240625" calcext:value-type="float">
            <text:p>27</text:p>
          </table:table-cell>
          <table:table-cell table:formula="of:=[.C23]*[.$F$1]" office:value-type="float" office:value="31.84238125" calcext:value-type="float">
            <text:p>32</text:p>
          </table:table-cell>
          <table:table-cell table:formula="of:=[.D23]*[.$F$1]" office:value-type="float" office:value="37.461625" calcext:value-type="float">
            <text:p>37</text:p>
          </table:table-cell>
          <table:table-cell table:formula="of:=[.E23]*[.$F$1]" office:value-type="float" office:value="44.0725" calcext:value-type="float">
            <text:p>44</text:p>
          </table:table-cell>
          <table:table-cell table:formula="of:=[.G23]*[.$F$1]" office:value-type="float" office:value="51.85" calcext:value-type="float">
            <text:p>52</text:p>
          </table:table-cell>
          <table:table-cell/>
          <table:table-cell table:style-name="ce5" office:value-type="float" office:value="61" calcext:value-type="float">
            <text:p>61</text:p>
          </table:table-cell>
          <table:table-cell/>
          <table:table-cell table:formula="of:=[.G23]*[.$H$1]" office:value-type="float" office:value="70.15" calcext:value-type="float">
            <text:p>70</text:p>
          </table:table-cell>
          <table:table-cell table:formula="of:=[.I23]*[.$H$1]" office:value-type="float" office:value="80.6725" calcext:value-type="float">
            <text:p>81</text:p>
          </table:table-cell>
          <table:table-cell table:formula="of:=[.J23]*[.$H$1]" office:value-type="float" office:value="92.773375" calcext:value-type="float">
            <text:p>93</text:p>
          </table:table-cell>
          <table:table-cell table:formula="of:=[.K23]*[.$H$1]" office:value-type="float" office:value="106.68938125" calcext:value-type="float">
            <text:p>107</text:p>
          </table:table-cell>
          <table:table-cell table:formula="of:=[.L23]*[.$H$1]" office:value-type="float" office:value="122.6927884375" calcext:value-type="float">
            <text:p>123</text:p>
          </table:table-cell>
          <table:table-cell table:formula="of:=[.M23]*[.$H$1]" office:value-type="float" office:value="141.096706703125" calcext:value-type="float">
            <text:p>141</text:p>
          </table:table-cell>
          <table:table-cell table:number-columns-repeated="16370"/>
        </table:table-row>
        <table:table-row table:style-name="ro1">
          <table:table-cell table:formula="of:=[.B24]*[.$F$1]" office:value-type="float" office:value="27.509729375" calcext:value-type="float">
            <text:p>28</text:p>
          </table:table-cell>
          <table:table-cell table:formula="of:=[.C24]*[.$F$1]" office:value-type="float" office:value="32.3643875" calcext:value-type="float">
            <text:p>32</text:p>
          </table:table-cell>
          <table:table-cell table:formula="of:=[.D24]*[.$F$1]" office:value-type="float" office:value="38.07575" calcext:value-type="float">
            <text:p>38</text:p>
          </table:table-cell>
          <table:table-cell table:formula="of:=[.E24]*[.$F$1]" office:value-type="float" office:value="44.795" calcext:value-type="float">
            <text:p>45</text:p>
          </table:table-cell>
          <table:table-cell table:formula="of:=[.G24]*[.$F$1]" office:value-type="float" office:value="52.7" calcext:value-type="float">
            <text:p>5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/>
          <table:table-cell table:formula="of:=[.G24]*[.$H$1]" office:value-type="float" office:value="71.3" calcext:value-type="float">
            <text:p>71</text:p>
          </table:table-cell>
          <table:table-cell table:formula="of:=[.I24]*[.$H$1]" office:value-type="float" office:value="81.995" calcext:value-type="float">
            <text:p>82</text:p>
          </table:table-cell>
          <table:table-cell table:formula="of:=[.J24]*[.$H$1]" office:value-type="float" office:value="94.29425" calcext:value-type="float">
            <text:p>94</text:p>
          </table:table-cell>
          <table:table-cell table:formula="of:=[.K24]*[.$H$1]" office:value-type="float" office:value="108.4383875" calcext:value-type="float">
            <text:p>108</text:p>
          </table:table-cell>
          <table:table-cell table:formula="of:=[.L24]*[.$H$1]" office:value-type="float" office:value="124.704145625" calcext:value-type="float">
            <text:p>125</text:p>
          </table:table-cell>
          <table:table-cell table:formula="of:=[.M24]*[.$H$1]" office:value-type="float" office:value="143.40976746875" calcext:value-type="float">
            <text:p>143</text:p>
          </table:table-cell>
          <table:table-cell table:number-columns-repeated="16370"/>
        </table:table-row>
        <table:table-row table:style-name="ro1">
          <table:table-cell table:formula="of:=[.B25]*[.$F$1]" office:value-type="float" office:value="27.9534346875" calcext:value-type="float">
            <text:p>28</text:p>
          </table:table-cell>
          <table:table-cell table:formula="of:=[.C25]*[.$F$1]" office:value-type="float" office:value="32.88639375" calcext:value-type="float">
            <text:p>33</text:p>
          </table:table-cell>
          <table:table-cell table:formula="of:=[.D25]*[.$F$1]" office:value-type="float" office:value="38.689875" calcext:value-type="float">
            <text:p>39</text:p>
          </table:table-cell>
          <table:table-cell table:formula="of:=[.E25]*[.$F$1]" office:value-type="float" office:value="45.5175" calcext:value-type="float">
            <text:p>46</text:p>
          </table:table-cell>
          <table:table-cell table:formula="of:=[.G25]*[.$F$1]" office:value-type="float" office:value="53.55" calcext:value-type="float">
            <text:p>54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/>
          <table:table-cell table:formula="of:=[.G25]*[.$H$1]" office:value-type="float" office:value="72.45" calcext:value-type="float">
            <text:p>72</text:p>
          </table:table-cell>
          <table:table-cell table:formula="of:=[.I25]*[.$H$1]" office:value-type="float" office:value="83.3175" calcext:value-type="float">
            <text:p>83</text:p>
          </table:table-cell>
          <table:table-cell table:formula="of:=[.J25]*[.$H$1]" office:value-type="float" office:value="95.815125" calcext:value-type="float">
            <text:p>96</text:p>
          </table:table-cell>
          <table:table-cell table:formula="of:=[.K25]*[.$H$1]" office:value-type="float" office:value="110.18739375" calcext:value-type="float">
            <text:p>110</text:p>
          </table:table-cell>
          <table:table-cell table:formula="of:=[.L25]*[.$H$1]" office:value-type="float" office:value="126.7155028125" calcext:value-type="float">
            <text:p>127</text:p>
          </table:table-cell>
          <table:table-cell table:formula="of:=[.M25]*[.$H$1]" office:value-type="float" office:value="145.722828234375" calcext:value-type="float">
            <text:p>146</text:p>
          </table:table-cell>
          <table:table-cell table:number-columns-repeated="16370"/>
        </table:table-row>
        <table:table-row table:style-name="ro1">
          <table:table-cell table:formula="of:=[.B26]*[.$F$1]" office:value-type="float" office:value="28.39714" calcext:value-type="float">
            <text:p>28</text:p>
          </table:table-cell>
          <table:table-cell table:formula="of:=[.C26]*[.$F$1]" office:value-type="float" office:value="33.4084" calcext:value-type="float">
            <text:p>33</text:p>
          </table:table-cell>
          <table:table-cell table:formula="of:=[.D26]*[.$F$1]" office:value-type="float" office:value="39.304" calcext:value-type="float">
            <text:p>39</text:p>
          </table:table-cell>
          <table:table-cell table:formula="of:=[.E26]*[.$F$1]" office:value-type="float" office:value="46.24" calcext:value-type="float">
            <text:p>46</text:p>
          </table:table-cell>
          <table:table-cell table:formula="of:=[.G26]*[.$F$1]" office:value-type="float" office:value="54.4" calcext:value-type="float">
            <text:p>54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/>
          <table:table-cell table:formula="of:=[.G26]*[.$H$1]" office:value-type="float" office:value="73.6" calcext:value-type="float">
            <text:p>74</text:p>
          </table:table-cell>
          <table:table-cell table:formula="of:=[.I26]*[.$H$1]" office:value-type="float" office:value="84.64" calcext:value-type="float">
            <text:p>85</text:p>
          </table:table-cell>
          <table:table-cell table:formula="of:=[.J26]*[.$H$1]" office:value-type="float" office:value="97.336" calcext:value-type="float">
            <text:p>97</text:p>
          </table:table-cell>
          <table:table-cell table:formula="of:=[.K26]*[.$H$1]" office:value-type="float" office:value="111.9364" calcext:value-type="float">
            <text:p>112</text:p>
          </table:table-cell>
          <table:table-cell table:formula="of:=[.L26]*[.$H$1]" office:value-type="float" office:value="128.72686" calcext:value-type="float">
            <text:p>129</text:p>
          </table:table-cell>
          <table:table-cell table:formula="of:=[.M26]*[.$H$1]" office:value-type="float" office:value="148.035889" calcext:value-type="float">
            <text:p>148</text:p>
          </table:table-cell>
          <table:table-cell table:number-columns-repeated="16370"/>
        </table:table-row>
        <table:table-row table:style-name="ro1">
          <table:table-cell table:formula="of:=[.B27]*[.$F$1]" office:value-type="float" office:value="28.8408453125" calcext:value-type="float">
            <text:p>29</text:p>
          </table:table-cell>
          <table:table-cell table:formula="of:=[.C27]*[.$F$1]" office:value-type="float" office:value="33.93040625" calcext:value-type="float">
            <text:p>34</text:p>
          </table:table-cell>
          <table:table-cell table:formula="of:=[.D27]*[.$F$1]" office:value-type="float" office:value="39.918125" calcext:value-type="float">
            <text:p>40</text:p>
          </table:table-cell>
          <table:table-cell table:formula="of:=[.E27]*[.$F$1]" office:value-type="float" office:value="46.9625" calcext:value-type="float">
            <text:p>47</text:p>
          </table:table-cell>
          <table:table-cell table:formula="of:=[.G27]*[.$F$1]" office:value-type="float" office:value="55.25" calcext:value-type="float">
            <text:p>55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/>
          <table:table-cell table:formula="of:=[.G27]*[.$H$1]" office:value-type="float" office:value="74.75" calcext:value-type="float">
            <text:p>75</text:p>
          </table:table-cell>
          <table:table-cell table:formula="of:=[.I27]*[.$H$1]" office:value-type="float" office:value="85.9625" calcext:value-type="float">
            <text:p>86</text:p>
          </table:table-cell>
          <table:table-cell table:formula="of:=[.J27]*[.$H$1]" office:value-type="float" office:value="98.856875" calcext:value-type="float">
            <text:p>99</text:p>
          </table:table-cell>
          <table:table-cell table:formula="of:=[.K27]*[.$H$1]" office:value-type="float" office:value="113.68540625" calcext:value-type="float">
            <text:p>114</text:p>
          </table:table-cell>
          <table:table-cell table:formula="of:=[.L27]*[.$H$1]" office:value-type="float" office:value="130.7382171875" calcext:value-type="float">
            <text:p>131</text:p>
          </table:table-cell>
          <table:table-cell table:formula="of:=[.M27]*[.$H$1]" office:value-type="float" office:value="150.348949765625" calcext:value-type="float">
            <text:p>150</text:p>
          </table:table-cell>
          <table:table-cell table:number-columns-repeated="16370"/>
        </table:table-row>
        <table:table-row table:style-name="ro1">
          <table:table-cell table:formula="of:=[.B28]*[.$F$1]" office:value-type="float" office:value="29.284550625" calcext:value-type="float">
            <text:p>29</text:p>
          </table:table-cell>
          <table:table-cell table:formula="of:=[.C28]*[.$F$1]" office:value-type="float" office:value="34.4524125" calcext:value-type="float">
            <text:p>34</text:p>
          </table:table-cell>
          <table:table-cell table:formula="of:=[.D28]*[.$F$1]" office:value-type="float" office:value="40.53225" calcext:value-type="float">
            <text:p>41</text:p>
          </table:table-cell>
          <table:table-cell table:formula="of:=[.E28]*[.$F$1]" office:value-type="float" office:value="47.685" calcext:value-type="float">
            <text:p>48</text:p>
          </table:table-cell>
          <table:table-cell table:formula="of:=[.G28]*[.$F$1]" office:value-type="float" office:value="56.1" calcext:value-type="float">
            <text:p>56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/>
          <table:table-cell table:formula="of:=[.G28]*[.$H$1]" office:value-type="float" office:value="75.9" calcext:value-type="float">
            <text:p>76</text:p>
          </table:table-cell>
          <table:table-cell table:formula="of:=[.I28]*[.$H$1]" office:value-type="float" office:value="87.285" calcext:value-type="float">
            <text:p>87</text:p>
          </table:table-cell>
          <table:table-cell table:formula="of:=[.J28]*[.$H$1]" office:value-type="float" office:value="100.37775" calcext:value-type="float">
            <text:p>100</text:p>
          </table:table-cell>
          <table:table-cell table:formula="of:=[.K28]*[.$H$1]" office:value-type="float" office:value="115.4344125" calcext:value-type="float">
            <text:p>115</text:p>
          </table:table-cell>
          <table:table-cell table:formula="of:=[.L28]*[.$H$1]" office:value-type="float" office:value="132.749574375" calcext:value-type="float">
            <text:p>133</text:p>
          </table:table-cell>
          <table:table-cell table:formula="of:=[.M28]*[.$H$1]" office:value-type="float" office:value="152.66201053125" calcext:value-type="float">
            <text:p>153</text:p>
          </table:table-cell>
          <table:table-cell table:number-columns-repeated="16370"/>
        </table:table-row>
        <table:table-row table:style-name="ro1">
          <table:table-cell table:formula="of:=[.B29]*[.$F$1]" office:value-type="float" office:value="29.7282559375" calcext:value-type="float">
            <text:p>30</text:p>
          </table:table-cell>
          <table:table-cell table:formula="of:=[.C29]*[.$F$1]" office:value-type="float" office:value="34.97441875" calcext:value-type="float">
            <text:p>35</text:p>
          </table:table-cell>
          <table:table-cell table:formula="of:=[.D29]*[.$F$1]" office:value-type="float" office:value="41.146375" calcext:value-type="float">
            <text:p>41</text:p>
          </table:table-cell>
          <table:table-cell table:formula="of:=[.E29]*[.$F$1]" office:value-type="float" office:value="48.4075" calcext:value-type="float">
            <text:p>48</text:p>
          </table:table-cell>
          <table:table-cell table:formula="of:=[.G29]*[.$F$1]" office:value-type="float" office:value="56.95" calcext:value-type="float">
            <text:p>57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/>
          <table:table-cell table:formula="of:=[.G29]*[.$H$1]" office:value-type="float" office:value="77.05" calcext:value-type="float">
            <text:p>77</text:p>
          </table:table-cell>
          <table:table-cell table:formula="of:=[.I29]*[.$H$1]" office:value-type="float" office:value="88.6075" calcext:value-type="float">
            <text:p>89</text:p>
          </table:table-cell>
          <table:table-cell table:formula="of:=[.J29]*[.$H$1]" office:value-type="float" office:value="101.898625" calcext:value-type="float">
            <text:p>102</text:p>
          </table:table-cell>
          <table:table-cell table:formula="of:=[.K29]*[.$H$1]" office:value-type="float" office:value="117.18341875" calcext:value-type="float">
            <text:p>117</text:p>
          </table:table-cell>
          <table:table-cell table:formula="of:=[.L29]*[.$H$1]" office:value-type="float" office:value="134.7609315625" calcext:value-type="float">
            <text:p>135</text:p>
          </table:table-cell>
          <table:table-cell table:formula="of:=[.M29]*[.$H$1]" office:value-type="float" office:value="154.975071296875" calcext:value-type="float">
            <text:p>155</text:p>
          </table:table-cell>
          <table:table-cell table:number-columns-repeated="16370"/>
        </table:table-row>
        <table:table-row table:style-name="ro1">
          <table:table-cell table:formula="of:=[.B30]*[.$F$1]" office:value-type="float" office:value="30.17196125" calcext:value-type="float">
            <text:p>30</text:p>
          </table:table-cell>
          <table:table-cell table:formula="of:=[.C30]*[.$F$1]" office:value-type="float" office:value="35.496425" calcext:value-type="float">
            <text:p>35</text:p>
          </table:table-cell>
          <table:table-cell table:formula="of:=[.D30]*[.$F$1]" office:value-type="float" office:value="41.7605" calcext:value-type="float">
            <text:p>42</text:p>
          </table:table-cell>
          <table:table-cell table:formula="of:=[.E30]*[.$F$1]" office:value-type="float" office:value="49.13" calcext:value-type="float">
            <text:p>49</text:p>
          </table:table-cell>
          <table:table-cell table:formula="of:=[.G30]*[.$F$1]" office:value-type="float" office:value="57.8" calcext:value-type="float">
            <text:p>58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/>
          <table:table-cell table:formula="of:=[.G30]*[.$H$1]" office:value-type="float" office:value="78.2" calcext:value-type="float">
            <text:p>78</text:p>
          </table:table-cell>
          <table:table-cell table:formula="of:=[.I30]*[.$H$1]" office:value-type="float" office:value="89.93" calcext:value-type="float">
            <text:p>90</text:p>
          </table:table-cell>
          <table:table-cell table:formula="of:=[.J30]*[.$H$1]" office:value-type="float" office:value="103.4195" calcext:value-type="float">
            <text:p>103</text:p>
          </table:table-cell>
          <table:table-cell table:formula="of:=[.K30]*[.$H$1]" office:value-type="float" office:value="118.932425" calcext:value-type="float">
            <text:p>119</text:p>
          </table:table-cell>
          <table:table-cell table:formula="of:=[.L30]*[.$H$1]" office:value-type="float" office:value="136.77228875" calcext:value-type="float">
            <text:p>137</text:p>
          </table:table-cell>
          <table:table-cell table:formula="of:=[.M30]*[.$H$1]" office:value-type="float" office:value="157.2881320625" calcext:value-type="float">
            <text:p>157</text:p>
          </table:table-cell>
          <table:table-cell table:number-columns-repeated="16370"/>
        </table:table-row>
        <table:table-row table:style-name="ro1">
          <table:table-cell table:formula="of:=[.B31]*[.$F$1]" office:value-type="float" office:value="30.6156665625" calcext:value-type="float">
            <text:p>31</text:p>
          </table:table-cell>
          <table:table-cell table:formula="of:=[.C31]*[.$F$1]" office:value-type="float" office:value="36.01843125" calcext:value-type="float">
            <text:p>36</text:p>
          </table:table-cell>
          <table:table-cell table:formula="of:=[.D31]*[.$F$1]" office:value-type="float" office:value="42.374625" calcext:value-type="float">
            <text:p>42</text:p>
          </table:table-cell>
          <table:table-cell table:formula="of:=[.E31]*[.$F$1]" office:value-type="float" office:value="49.8525" calcext:value-type="float">
            <text:p>50</text:p>
          </table:table-cell>
          <table:table-cell table:formula="of:=[.G31]*[.$F$1]" office:value-type="float" office:value="58.65" calcext:value-type="float">
            <text:p>59</text:p>
          </table:table-cell>
          <table:table-cell/>
          <table:table-cell table:style-name="ce5" office:value-type="float" office:value="69" calcext:value-type="float">
            <text:p>69</text:p>
          </table:table-cell>
          <table:table-cell/>
          <table:table-cell table:formula="of:=[.G31]*[.$H$1]" office:value-type="float" office:value="79.35" calcext:value-type="float">
            <text:p>79</text:p>
          </table:table-cell>
          <table:table-cell table:formula="of:=[.I31]*[.$H$1]" office:value-type="float" office:value="91.2525" calcext:value-type="float">
            <text:p>91</text:p>
          </table:table-cell>
          <table:table-cell table:formula="of:=[.J31]*[.$H$1]" office:value-type="float" office:value="104.940375" calcext:value-type="float">
            <text:p>105</text:p>
          </table:table-cell>
          <table:table-cell table:formula="of:=[.K31]*[.$H$1]" office:value-type="float" office:value="120.68143125" calcext:value-type="float">
            <text:p>121</text:p>
          </table:table-cell>
          <table:table-cell table:formula="of:=[.L31]*[.$H$1]" office:value-type="float" office:value="138.7836459375" calcext:value-type="float">
            <text:p>139</text:p>
          </table:table-cell>
          <table:table-cell table:formula="of:=[.M31]*[.$H$1]" office:value-type="float" office:value="159.601192828125" calcext:value-type="float">
            <text:p>160</text:p>
          </table:table-cell>
          <table:table-cell table:number-columns-repeated="16370"/>
        </table:table-row>
        <table:table-row table:style-name="ro1">
          <table:table-cell table:formula="of:=[.B32]*[.$F$1]" office:value-type="float" office:value="31.059371875" calcext:value-type="float">
            <text:p>31</text:p>
          </table:table-cell>
          <table:table-cell table:formula="of:=[.C32]*[.$F$1]" office:value-type="float" office:value="36.5404375" calcext:value-type="float">
            <text:p>37</text:p>
          </table:table-cell>
          <table:table-cell table:formula="of:=[.D32]*[.$F$1]" office:value-type="float" office:value="42.98875" calcext:value-type="float">
            <text:p>43</text:p>
          </table:table-cell>
          <table:table-cell table:formula="of:=[.E32]*[.$F$1]" office:value-type="float" office:value="50.575" calcext:value-type="float">
            <text:p>51</text:p>
          </table:table-cell>
          <table:table-cell table:formula="of:=[.G32]*[.$F$1]" office:value-type="float" office:value="59.5" calcext:value-type="float">
            <text:p>60</text:p>
          </table:table-cell>
          <table:table-cell/>
          <table:table-cell table:style-name="ce5" office:value-type="float" office:value="70" calcext:value-type="float">
            <text:p>70</text:p>
          </table:table-cell>
          <table:table-cell/>
          <table:table-cell table:formula="of:=[.G32]*[.$H$1]" office:value-type="float" office:value="80.5" calcext:value-type="float">
            <text:p>81</text:p>
          </table:table-cell>
          <table:table-cell table:formula="of:=[.I32]*[.$H$1]" office:value-type="float" office:value="92.575" calcext:value-type="float">
            <text:p>93</text:p>
          </table:table-cell>
          <table:table-cell table:formula="of:=[.J32]*[.$H$1]" office:value-type="float" office:value="106.46125" calcext:value-type="float">
            <text:p>106</text:p>
          </table:table-cell>
          <table:table-cell table:formula="of:=[.K32]*[.$H$1]" office:value-type="float" office:value="122.4304375" calcext:value-type="float">
            <text:p>122</text:p>
          </table:table-cell>
          <table:table-cell table:formula="of:=[.L32]*[.$H$1]" office:value-type="float" office:value="140.795003125" calcext:value-type="float">
            <text:p>141</text:p>
          </table:table-cell>
          <table:table-cell table:formula="of:=[.M32]*[.$H$1]" office:value-type="float" office:value="161.91425359375" calcext:value-type="float">
            <text:p>162</text:p>
          </table:table-cell>
          <table:table-cell table:number-columns-repeated="16370"/>
        </table:table-row>
        <table:table-row table:style-name="ro1">
          <table:table-cell table:formula="of:=[.B33]*[.$F$1]" office:value-type="float" office:value="31.5030771875" calcext:value-type="float">
            <text:p>32</text:p>
          </table:table-cell>
          <table:table-cell table:formula="of:=[.C33]*[.$F$1]" office:value-type="float" office:value="37.06244375" calcext:value-type="float">
            <text:p>37</text:p>
          </table:table-cell>
          <table:table-cell table:formula="of:=[.D33]*[.$F$1]" office:value-type="float" office:value="43.602875" calcext:value-type="float">
            <text:p>44</text:p>
          </table:table-cell>
          <table:table-cell table:formula="of:=[.E33]*[.$F$1]" office:value-type="float" office:value="51.2975" calcext:value-type="float">
            <text:p>51</text:p>
          </table:table-cell>
          <table:table-cell table:formula="of:=[.G33]*[.$F$1]" office:value-type="float" office:value="60.35" calcext:value-type="float">
            <text:p>6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/>
          <table:table-cell table:formula="of:=[.G33]*[.$H$1]" office:value-type="float" office:value="81.65" calcext:value-type="float">
            <text:p>82</text:p>
          </table:table-cell>
          <table:table-cell table:formula="of:=[.I33]*[.$H$1]" office:value-type="float" office:value="93.8975" calcext:value-type="float">
            <text:p>94</text:p>
          </table:table-cell>
          <table:table-cell table:formula="of:=[.J33]*[.$H$1]" office:value-type="float" office:value="107.982125" calcext:value-type="float">
            <text:p>108</text:p>
          </table:table-cell>
          <table:table-cell table:formula="of:=[.K33]*[.$H$1]" office:value-type="float" office:value="124.17944375" calcext:value-type="float">
            <text:p>124</text:p>
          </table:table-cell>
          <table:table-cell table:formula="of:=[.L33]*[.$H$1]" office:value-type="float" office:value="142.8063603125" calcext:value-type="float">
            <text:p>143</text:p>
          </table:table-cell>
          <table:table-cell table:formula="of:=[.M33]*[.$H$1]" office:value-type="float" office:value="164.227314359375" calcext:value-type="float">
            <text:p>164</text:p>
          </table:table-cell>
          <table:table-cell table:number-columns-repeated="16370"/>
        </table:table-row>
        <table:table-row table:style-name="ro1">
          <table:table-cell table:formula="of:=[.B34]*[.$F$1]" office:value-type="float" office:value="31.9467825" calcext:value-type="float">
            <text:p>32</text:p>
          </table:table-cell>
          <table:table-cell table:formula="of:=[.C34]*[.$F$1]" office:value-type="float" office:value="37.58445" calcext:value-type="float">
            <text:p>38</text:p>
          </table:table-cell>
          <table:table-cell table:formula="of:=[.D34]*[.$F$1]" office:value-type="float" office:value="44.217" calcext:value-type="float">
            <text:p>44</text:p>
          </table:table-cell>
          <table:table-cell table:formula="of:=[.E34]*[.$F$1]" office:value-type="float" office:value="52.02" calcext:value-type="float">
            <text:p>52</text:p>
          </table:table-cell>
          <table:table-cell table:formula="of:=[.G34]*[.$F$1]" office:value-type="float" office:value="61.2" calcext:value-type="float">
            <text:p>61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/>
          <table:table-cell table:formula="of:=[.G34]*[.$H$1]" office:value-type="float" office:value="82.8" calcext:value-type="float">
            <text:p>83</text:p>
          </table:table-cell>
          <table:table-cell table:formula="of:=[.I34]*[.$H$1]" office:value-type="float" office:value="95.22" calcext:value-type="float">
            <text:p>95</text:p>
          </table:table-cell>
          <table:table-cell table:formula="of:=[.J34]*[.$H$1]" office:value-type="float" office:value="109.503" calcext:value-type="float">
            <text:p>110</text:p>
          </table:table-cell>
          <table:table-cell table:formula="of:=[.K34]*[.$H$1]" office:value-type="float" office:value="125.92845" calcext:value-type="float">
            <text:p>126</text:p>
          </table:table-cell>
          <table:table-cell table:formula="of:=[.L34]*[.$H$1]" office:value-type="float" office:value="144.8177175" calcext:value-type="float">
            <text:p>145</text:p>
          </table:table-cell>
          <table:table-cell table:formula="of:=[.M34]*[.$H$1]" office:value-type="float" office:value="166.540375125" calcext:value-type="float">
            <text:p>167</text:p>
          </table:table-cell>
          <table:table-cell table:number-columns-repeated="16370"/>
        </table:table-row>
        <table:table-row table:style-name="ro1">
          <table:table-cell table:formula="of:=[.B35]*[.$F$1]" office:value-type="float" office:value="32.3904878125" calcext:value-type="float">
            <text:p>32</text:p>
          </table:table-cell>
          <table:table-cell table:formula="of:=[.C35]*[.$F$1]" office:value-type="float" office:value="38.10645625" calcext:value-type="float">
            <text:p>38</text:p>
          </table:table-cell>
          <table:table-cell table:formula="of:=[.D35]*[.$F$1]" office:value-type="float" office:value="44.831125" calcext:value-type="float">
            <text:p>45</text:p>
          </table:table-cell>
          <table:table-cell table:formula="of:=[.E35]*[.$F$1]" office:value-type="float" office:value="52.7425" calcext:value-type="float">
            <text:p>53</text:p>
          </table:table-cell>
          <table:table-cell table:formula="of:=[.G35]*[.$F$1]" office:value-type="float" office:value="62.05" calcext:value-type="float">
            <text:p>62</text:p>
          </table:table-cell>
          <table:table-cell/>
          <table:table-cell table:style-name="ce5" office:value-type="float" office:value="73" calcext:value-type="float">
            <text:p>73</text:p>
          </table:table-cell>
          <table:table-cell/>
          <table:table-cell table:formula="of:=[.G35]*[.$H$1]" office:value-type="float" office:value="83.95" calcext:value-type="float">
            <text:p>84</text:p>
          </table:table-cell>
          <table:table-cell table:formula="of:=[.I35]*[.$H$1]" office:value-type="float" office:value="96.5425" calcext:value-type="float">
            <text:p>97</text:p>
          </table:table-cell>
          <table:table-cell table:formula="of:=[.J35]*[.$H$1]" office:value-type="float" office:value="111.023875" calcext:value-type="float">
            <text:p>111</text:p>
          </table:table-cell>
          <table:table-cell table:formula="of:=[.K35]*[.$H$1]" office:value-type="float" office:value="127.67745625" calcext:value-type="float">
            <text:p>128</text:p>
          </table:table-cell>
          <table:table-cell table:formula="of:=[.L35]*[.$H$1]" office:value-type="float" office:value="146.8290746875" calcext:value-type="float">
            <text:p>147</text:p>
          </table:table-cell>
          <table:table-cell table:formula="of:=[.M35]*[.$H$1]" office:value-type="float" office:value="168.853435890625" calcext:value-type="float">
            <text:p>169</text:p>
          </table:table-cell>
          <table:table-cell table:number-columns-repeated="16370"/>
        </table:table-row>
        <table:table-row table:style-name="ro1">
          <table:table-cell table:formula="of:=[.B36]*[.$F$1]" office:value-type="float" office:value="32.834193125" calcext:value-type="float">
            <text:p>33</text:p>
          </table:table-cell>
          <table:table-cell table:formula="of:=[.C36]*[.$F$1]" office:value-type="float" office:value="38.6284625" calcext:value-type="float">
            <text:p>39</text:p>
          </table:table-cell>
          <table:table-cell table:formula="of:=[.D36]*[.$F$1]" office:value-type="float" office:value="45.44525" calcext:value-type="float">
            <text:p>45</text:p>
          </table:table-cell>
          <table:table-cell table:formula="of:=[.E36]*[.$F$1]" office:value-type="float" office:value="53.465" calcext:value-type="float">
            <text:p>53</text:p>
          </table:table-cell>
          <table:table-cell table:formula="of:=[.G36]*[.$F$1]" office:value-type="float" office:value="62.9" calcext:value-type="float">
            <text:p>63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/>
          <table:table-cell table:formula="of:=[.G36]*[.$H$1]" office:value-type="float" office:value="85.1" calcext:value-type="float">
            <text:p>85</text:p>
          </table:table-cell>
          <table:table-cell table:formula="of:=[.I36]*[.$H$1]" office:value-type="float" office:value="97.865" calcext:value-type="float">
            <text:p>98</text:p>
          </table:table-cell>
          <table:table-cell table:formula="of:=[.J36]*[.$H$1]" office:value-type="float" office:value="112.54475" calcext:value-type="float">
            <text:p>113</text:p>
          </table:table-cell>
          <table:table-cell table:formula="of:=[.K36]*[.$H$1]" office:value-type="float" office:value="129.4264625" calcext:value-type="float">
            <text:p>129</text:p>
          </table:table-cell>
          <table:table-cell table:formula="of:=[.L36]*[.$H$1]" office:value-type="float" office:value="148.840431875" calcext:value-type="float">
            <text:p>149</text:p>
          </table:table-cell>
          <table:table-cell table:formula="of:=[.M36]*[.$H$1]" office:value-type="float" office:value="171.16649665625" calcext:value-type="float">
            <text:p>171</text:p>
          </table:table-cell>
          <table:table-cell table:number-columns-repeated="16370"/>
        </table:table-row>
        <table:table-row table:style-name="ro1">
          <table:table-cell table:formula="of:=[.B37]*[.$F$1]" office:value-type="float" office:value="33.2778984375" calcext:value-type="float">
            <text:p>33</text:p>
          </table:table-cell>
          <table:table-cell table:formula="of:=[.C37]*[.$F$1]" office:value-type="float" office:value="39.15046875" calcext:value-type="float">
            <text:p>39</text:p>
          </table:table-cell>
          <table:table-cell table:formula="of:=[.D37]*[.$F$1]" office:value-type="float" office:value="46.059375" calcext:value-type="float">
            <text:p>46</text:p>
          </table:table-cell>
          <table:table-cell table:formula="of:=[.E37]*[.$F$1]" office:value-type="float" office:value="54.1875" calcext:value-type="float">
            <text:p>54</text:p>
          </table:table-cell>
          <table:table-cell table:formula="of:=[.G37]*[.$F$1]" office:value-type="float" office:value="63.75" calcext:value-type="float">
            <text:p>64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/>
          <table:table-cell table:formula="of:=[.G37]*[.$H$1]" office:value-type="float" office:value="86.25" calcext:value-type="float">
            <text:p>86</text:p>
          </table:table-cell>
          <table:table-cell table:formula="of:=[.I37]*[.$H$1]" office:value-type="float" office:value="99.1875" calcext:value-type="float">
            <text:p>99</text:p>
          </table:table-cell>
          <table:table-cell table:formula="of:=[.J37]*[.$H$1]" office:value-type="float" office:value="114.065625" calcext:value-type="float">
            <text:p>114</text:p>
          </table:table-cell>
          <table:table-cell table:formula="of:=[.K37]*[.$H$1]" office:value-type="float" office:value="131.17546875" calcext:value-type="float">
            <text:p>131</text:p>
          </table:table-cell>
          <table:table-cell table:formula="of:=[.L37]*[.$H$1]" office:value-type="float" office:value="150.8517890625" calcext:value-type="float">
            <text:p>151</text:p>
          </table:table-cell>
          <table:table-cell table:formula="of:=[.M37]*[.$H$1]" office:value-type="float" office:value="173.479557421875" calcext:value-type="float">
            <text:p>173</text:p>
          </table:table-cell>
          <table:table-cell table:number-columns-repeated="16370"/>
        </table:table-row>
        <table:table-row table:style-name="ro1">
          <table:table-cell table:formula="of:=[.B38]*[.$F$1]" office:value-type="float" office:value="33.72160375" calcext:value-type="float">
            <text:p>34</text:p>
          </table:table-cell>
          <table:table-cell table:formula="of:=[.C38]*[.$F$1]" office:value-type="float" office:value="39.672475" calcext:value-type="float">
            <text:p>40</text:p>
          </table:table-cell>
          <table:table-cell table:formula="of:=[.D38]*[.$F$1]" office:value-type="float" office:value="46.6735" calcext:value-type="float">
            <text:p>47</text:p>
          </table:table-cell>
          <table:table-cell table:formula="of:=[.E38]*[.$F$1]" office:value-type="float" office:value="54.91" calcext:value-type="float">
            <text:p>55</text:p>
          </table:table-cell>
          <table:table-cell table:formula="of:=[.G38]*[.$F$1]" office:value-type="float" office:value="64.6" calcext:value-type="float">
            <text:p>65</text:p>
          </table:table-cell>
          <table:table-cell/>
          <table:table-cell table:style-name="ce5" office:value-type="float" office:value="76" calcext:value-type="float">
            <text:p>76</text:p>
          </table:table-cell>
          <table:table-cell/>
          <table:table-cell table:formula="of:=[.G38]*[.$H$1]" office:value-type="float" office:value="87.4" calcext:value-type="float">
            <text:p>87</text:p>
          </table:table-cell>
          <table:table-cell table:formula="of:=[.I38]*[.$H$1]" office:value-type="float" office:value="100.51" calcext:value-type="float">
            <text:p>101</text:p>
          </table:table-cell>
          <table:table-cell table:formula="of:=[.J38]*[.$H$1]" office:value-type="float" office:value="115.5865" calcext:value-type="float">
            <text:p>116</text:p>
          </table:table-cell>
          <table:table-cell table:formula="of:=[.K38]*[.$H$1]" office:value-type="float" office:value="132.924475" calcext:value-type="float">
            <text:p>133</text:p>
          </table:table-cell>
          <table:table-cell table:formula="of:=[.L38]*[.$H$1]" office:value-type="float" office:value="152.86314625" calcext:value-type="float">
            <text:p>153</text:p>
          </table:table-cell>
          <table:table-cell table:formula="of:=[.M38]*[.$H$1]" office:value-type="float" office:value="175.7926181875" calcext:value-type="float">
            <text:p>176</text:p>
          </table:table-cell>
          <table:table-cell table:number-columns-repeated="16370"/>
        </table:table-row>
        <table:table-row table:style-name="ro1">
          <table:table-cell table:formula="of:=[.B39]*[.$F$1]" office:value-type="float" office:value="34.1653090625" calcext:value-type="float">
            <text:p>34</text:p>
          </table:table-cell>
          <table:table-cell table:formula="of:=[.C39]*[.$F$1]" office:value-type="float" office:value="40.19448125" calcext:value-type="float">
            <text:p>40</text:p>
          </table:table-cell>
          <table:table-cell table:formula="of:=[.D39]*[.$F$1]" office:value-type="float" office:value="47.287625" calcext:value-type="float">
            <text:p>47</text:p>
          </table:table-cell>
          <table:table-cell table:formula="of:=[.E39]*[.$F$1]" office:value-type="float" office:value="55.6325" calcext:value-type="float">
            <text:p>56</text:p>
          </table:table-cell>
          <table:table-cell table:formula="of:=[.G39]*[.$F$1]" office:value-type="float" office:value="65.45" calcext:value-type="float">
            <text:p>65</text:p>
          </table:table-cell>
          <table:table-cell/>
          <table:table-cell table:style-name="ce5" office:value-type="float" office:value="77" calcext:value-type="float">
            <text:p>77</text:p>
          </table:table-cell>
          <table:table-cell/>
          <table:table-cell table:formula="of:=[.G39]*[.$H$1]" office:value-type="float" office:value="88.55" calcext:value-type="float">
            <text:p>89</text:p>
          </table:table-cell>
          <table:table-cell table:formula="of:=[.I39]*[.$H$1]" office:value-type="float" office:value="101.8325" calcext:value-type="float">
            <text:p>102</text:p>
          </table:table-cell>
          <table:table-cell table:formula="of:=[.J39]*[.$H$1]" office:value-type="float" office:value="117.107375" calcext:value-type="float">
            <text:p>117</text:p>
          </table:table-cell>
          <table:table-cell table:formula="of:=[.K39]*[.$H$1]" office:value-type="float" office:value="134.67348125" calcext:value-type="float">
            <text:p>135</text:p>
          </table:table-cell>
          <table:table-cell table:formula="of:=[.L39]*[.$H$1]" office:value-type="float" office:value="154.8745034375" calcext:value-type="float">
            <text:p>155</text:p>
          </table:table-cell>
          <table:table-cell table:formula="of:=[.M39]*[.$H$1]" office:value-type="float" office:value="178.105678953125" calcext:value-type="float">
            <text:p>178</text:p>
          </table:table-cell>
          <table:table-cell table:number-columns-repeated="16370"/>
        </table:table-row>
        <table:table-row table:style-name="ro1">
          <table:table-cell table:formula="of:=[.B40]*[.$F$1]" office:value-type="float" office:value="34.609014375" calcext:value-type="float">
            <text:p>35</text:p>
          </table:table-cell>
          <table:table-cell table:formula="of:=[.C40]*[.$F$1]" office:value-type="float" office:value="40.7164875" calcext:value-type="float">
            <text:p>41</text:p>
          </table:table-cell>
          <table:table-cell table:formula="of:=[.D40]*[.$F$1]" office:value-type="float" office:value="47.90175" calcext:value-type="float">
            <text:p>48</text:p>
          </table:table-cell>
          <table:table-cell table:formula="of:=[.E40]*[.$F$1]" office:value-type="float" office:value="56.355" calcext:value-type="float">
            <text:p>56</text:p>
          </table:table-cell>
          <table:table-cell table:formula="of:=[.G40]*[.$F$1]" office:value-type="float" office:value="66.3" calcext:value-type="float">
            <text:p>66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/>
          <table:table-cell table:formula="of:=[.G40]*[.$H$1]" office:value-type="float" office:value="89.7" calcext:value-type="float">
            <text:p>90</text:p>
          </table:table-cell>
          <table:table-cell table:formula="of:=[.I40]*[.$H$1]" office:value-type="float" office:value="103.155" calcext:value-type="float">
            <text:p>103</text:p>
          </table:table-cell>
          <table:table-cell table:formula="of:=[.J40]*[.$H$1]" office:value-type="float" office:value="118.62825" calcext:value-type="float">
            <text:p>119</text:p>
          </table:table-cell>
          <table:table-cell table:formula="of:=[.K40]*[.$H$1]" office:value-type="float" office:value="136.4224875" calcext:value-type="float">
            <text:p>136</text:p>
          </table:table-cell>
          <table:table-cell table:formula="of:=[.L40]*[.$H$1]" office:value-type="float" office:value="156.885860625" calcext:value-type="float">
            <text:p>157</text:p>
          </table:table-cell>
          <table:table-cell table:formula="of:=[.M40]*[.$H$1]" office:value-type="float" office:value="180.41873971875" calcext:value-type="float">
            <text:p>180</text:p>
          </table:table-cell>
          <table:table-cell table:number-columns-repeated="16370"/>
        </table:table-row>
        <table:table-row table:style-name="ro1">
          <table:table-cell table:formula="of:=[.B41]*[.$F$1]" office:value-type="float" office:value="35.0527196875" calcext:value-type="float">
            <text:p>35</text:p>
          </table:table-cell>
          <table:table-cell table:formula="of:=[.C41]*[.$F$1]" office:value-type="float" office:value="41.23849375" calcext:value-type="float">
            <text:p>41</text:p>
          </table:table-cell>
          <table:table-cell table:formula="of:=[.D41]*[.$F$1]" office:value-type="float" office:value="48.515875" calcext:value-type="float">
            <text:p>49</text:p>
          </table:table-cell>
          <table:table-cell table:formula="of:=[.E41]*[.$F$1]" office:value-type="float" office:value="57.0775" calcext:value-type="float">
            <text:p>57</text:p>
          </table:table-cell>
          <table:table-cell table:formula="of:=[.G41]*[.$F$1]" office:value-type="float" office:value="67.15" calcext:value-type="float">
            <text:p>67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/>
          <table:table-cell table:formula="of:=[.G41]*[.$H$1]" office:value-type="float" office:value="90.85" calcext:value-type="float">
            <text:p>91</text:p>
          </table:table-cell>
          <table:table-cell table:formula="of:=[.I41]*[.$H$1]" office:value-type="float" office:value="104.4775" calcext:value-type="float">
            <text:p>104</text:p>
          </table:table-cell>
          <table:table-cell table:formula="of:=[.J41]*[.$H$1]" office:value-type="float" office:value="120.149125" calcext:value-type="float">
            <text:p>120</text:p>
          </table:table-cell>
          <table:table-cell table:formula="of:=[.K41]*[.$H$1]" office:value-type="float" office:value="138.17149375" calcext:value-type="float">
            <text:p>138</text:p>
          </table:table-cell>
          <table:table-cell table:formula="of:=[.L41]*[.$H$1]" office:value-type="float" office:value="158.8972178125" calcext:value-type="float">
            <text:p>159</text:p>
          </table:table-cell>
          <table:table-cell table:formula="of:=[.M41]*[.$H$1]" office:value-type="float" office:value="182.731800484375" calcext:value-type="float">
            <text:p>183</text:p>
          </table:table-cell>
          <table:table-cell table:number-columns-repeated="16370"/>
        </table:table-row>
        <table:table-row table:style-name="ro1">
          <table:table-cell table:formula="of:=[.B42]*[.$F$1]" office:value-type="float" office:value="35.496425" calcext:value-type="float">
            <text:p>35</text:p>
          </table:table-cell>
          <table:table-cell table:formula="of:=[.C42]*[.$F$1]" office:value-type="float" office:value="41.7605" calcext:value-type="float">
            <text:p>42</text:p>
          </table:table-cell>
          <table:table-cell table:formula="of:=[.D42]*[.$F$1]" office:value-type="float" office:value="49.13" calcext:value-type="float">
            <text:p>49</text:p>
          </table:table-cell>
          <table:table-cell table:formula="of:=[.E42]*[.$F$1]" office:value-type="float" office:value="57.8" calcext:value-type="float">
            <text:p>58</text:p>
          </table:table-cell>
          <table:table-cell table:formula="of:=[.G42]*[.$F$1]" office:value-type="float" office:value="68" calcext:value-type="float">
            <text:p>68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/>
          <table:table-cell table:formula="of:=[.G42]*[.$H$1]" office:value-type="float" office:value="92" calcext:value-type="float">
            <text:p>92</text:p>
          </table:table-cell>
          <table:table-cell table:formula="of:=[.I42]*[.$H$1]" office:value-type="float" office:value="105.8" calcext:value-type="float">
            <text:p>106</text:p>
          </table:table-cell>
          <table:table-cell table:formula="of:=[.J42]*[.$H$1]" office:value-type="float" office:value="121.67" calcext:value-type="float">
            <text:p>122</text:p>
          </table:table-cell>
          <table:table-cell table:formula="of:=[.K42]*[.$H$1]" office:value-type="float" office:value="139.9205" calcext:value-type="float">
            <text:p>140</text:p>
          </table:table-cell>
          <table:table-cell table:formula="of:=[.L42]*[.$H$1]" office:value-type="float" office:value="160.908575" calcext:value-type="float">
            <text:p>161</text:p>
          </table:table-cell>
          <table:table-cell table:formula="of:=[.M42]*[.$H$1]" office:value-type="float" office:value="185.04486125" calcext:value-type="float">
            <text:p>185</text:p>
          </table:table-cell>
          <table:table-cell table:number-columns-repeated="16370"/>
        </table:table-row>
        <table:table-row table:style-name="ro1">
          <table:table-cell table:formula="of:=[.B43]*[.$F$1]" office:value-type="float" office:value="35.9401303125" calcext:value-type="float">
            <text:p>36</text:p>
          </table:table-cell>
          <table:table-cell table:formula="of:=[.C43]*[.$F$1]" office:value-type="float" office:value="42.28250625" calcext:value-type="float">
            <text:p>42</text:p>
          </table:table-cell>
          <table:table-cell table:formula="of:=[.D43]*[.$F$1]" office:value-type="float" office:value="49.744125" calcext:value-type="float">
            <text:p>50</text:p>
          </table:table-cell>
          <table:table-cell table:formula="of:=[.E43]*[.$F$1]" office:value-type="float" office:value="58.5225" calcext:value-type="float">
            <text:p>59</text:p>
          </table:table-cell>
          <table:table-cell table:formula="of:=[.G43]*[.$F$1]" office:value-type="float" office:value="68.85" calcext:value-type="float">
            <text:p>69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/>
          <table:table-cell table:formula="of:=[.G43]*[.$H$1]" office:value-type="float" office:value="93.15" calcext:value-type="float">
            <text:p>93</text:p>
          </table:table-cell>
          <table:table-cell table:formula="of:=[.I43]*[.$H$1]" office:value-type="float" office:value="107.1225" calcext:value-type="float">
            <text:p>107</text:p>
          </table:table-cell>
          <table:table-cell table:formula="of:=[.J43]*[.$H$1]" office:value-type="float" office:value="123.190875" calcext:value-type="float">
            <text:p>123</text:p>
          </table:table-cell>
          <table:table-cell table:formula="of:=[.K43]*[.$H$1]" office:value-type="float" office:value="141.66950625" calcext:value-type="float">
            <text:p>142</text:p>
          </table:table-cell>
          <table:table-cell table:formula="of:=[.L43]*[.$H$1]" office:value-type="float" office:value="162.9199321875" calcext:value-type="float">
            <text:p>163</text:p>
          </table:table-cell>
          <table:table-cell table:formula="of:=[.M43]*[.$H$1]" office:value-type="float" office:value="187.357922015625" calcext:value-type="float">
            <text:p>187</text:p>
          </table:table-cell>
          <table:table-cell table:number-columns-repeated="16370"/>
        </table:table-row>
        <table:table-row table:style-name="ro1">
          <table:table-cell table:formula="of:=[.B44]*[.$F$1]" office:value-type="float" office:value="36.383835625" calcext:value-type="float">
            <text:p>36</text:p>
          </table:table-cell>
          <table:table-cell table:formula="of:=[.C44]*[.$F$1]" office:value-type="float" office:value="42.8045125" calcext:value-type="float">
            <text:p>43</text:p>
          </table:table-cell>
          <table:table-cell table:formula="of:=[.D44]*[.$F$1]" office:value-type="float" office:value="50.35825" calcext:value-type="float">
            <text:p>50</text:p>
          </table:table-cell>
          <table:table-cell table:formula="of:=[.E44]*[.$F$1]" office:value-type="float" office:value="59.245" calcext:value-type="float">
            <text:p>59</text:p>
          </table:table-cell>
          <table:table-cell table:formula="of:=[.G44]*[.$F$1]" office:value-type="float" office:value="69.7" calcext:value-type="float">
            <text:p>70</text:p>
          </table:table-cell>
          <table:table-cell/>
          <table:table-cell table:style-name="ce5" office:value-type="float" office:value="82" calcext:value-type="float">
            <text:p>82</text:p>
          </table:table-cell>
          <table:table-cell/>
          <table:table-cell table:formula="of:=[.G44]*[.$H$1]" office:value-type="float" office:value="94.3" calcext:value-type="float">
            <text:p>94</text:p>
          </table:table-cell>
          <table:table-cell table:formula="of:=[.I44]*[.$H$1]" office:value-type="float" office:value="108.445" calcext:value-type="float">
            <text:p>108</text:p>
          </table:table-cell>
          <table:table-cell table:formula="of:=[.J44]*[.$H$1]" office:value-type="float" office:value="124.71175" calcext:value-type="float">
            <text:p>125</text:p>
          </table:table-cell>
          <table:table-cell table:formula="of:=[.K44]*[.$H$1]" office:value-type="float" office:value="143.4185125" calcext:value-type="float">
            <text:p>143</text:p>
          </table:table-cell>
          <table:table-cell table:formula="of:=[.L44]*[.$H$1]" office:value-type="float" office:value="164.931289375" calcext:value-type="float">
            <text:p>165</text:p>
          </table:table-cell>
          <table:table-cell table:formula="of:=[.M44]*[.$H$1]" office:value-type="float" office:value="189.67098278125" calcext:value-type="float">
            <text:p>190</text:p>
          </table:table-cell>
          <table:table-cell table:number-columns-repeated="16370"/>
        </table:table-row>
        <table:table-row table:style-name="ro1">
          <table:table-cell table:formula="of:=[.B45]*[.$F$1]" office:value-type="float" office:value="36.8275409375" calcext:value-type="float">
            <text:p>37</text:p>
          </table:table-cell>
          <table:table-cell table:formula="of:=[.C45]*[.$F$1]" office:value-type="float" office:value="43.32651875" calcext:value-type="float">
            <text:p>43</text:p>
          </table:table-cell>
          <table:table-cell table:formula="of:=[.D45]*[.$F$1]" office:value-type="float" office:value="50.972375" calcext:value-type="float">
            <text:p>51</text:p>
          </table:table-cell>
          <table:table-cell table:formula="of:=[.E45]*[.$F$1]" office:value-type="float" office:value="59.9675" calcext:value-type="float">
            <text:p>60</text:p>
          </table:table-cell>
          <table:table-cell table:formula="of:=[.G45]*[.$F$1]" office:value-type="float" office:value="70.55" calcext:value-type="float">
            <text:p>71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/>
          <table:table-cell table:formula="of:=[.G45]*[.$H$1]" office:value-type="float" office:value="95.45" calcext:value-type="float">
            <text:p>95</text:p>
          </table:table-cell>
          <table:table-cell table:formula="of:=[.I45]*[.$H$1]" office:value-type="float" office:value="109.7675" calcext:value-type="float">
            <text:p>110</text:p>
          </table:table-cell>
          <table:table-cell table:formula="of:=[.J45]*[.$H$1]" office:value-type="float" office:value="126.232625" calcext:value-type="float">
            <text:p>126</text:p>
          </table:table-cell>
          <table:table-cell table:formula="of:=[.K45]*[.$H$1]" office:value-type="float" office:value="145.16751875" calcext:value-type="float">
            <text:p>145</text:p>
          </table:table-cell>
          <table:table-cell table:formula="of:=[.L45]*[.$H$1]" office:value-type="float" office:value="166.9426465625" calcext:value-type="float">
            <text:p>167</text:p>
          </table:table-cell>
          <table:table-cell table:formula="of:=[.M45]*[.$H$1]" office:value-type="float" office:value="191.984043546875" calcext:value-type="float">
            <text:p>192</text:p>
          </table:table-cell>
          <table:table-cell table:number-columns-repeated="16370"/>
        </table:table-row>
        <table:table-row table:style-name="ro1">
          <table:table-cell table:formula="of:=[.B46]*[.$F$1]" office:value-type="float" office:value="37.27124625" calcext:value-type="float">
            <text:p>37</text:p>
          </table:table-cell>
          <table:table-cell table:formula="of:=[.C46]*[.$F$1]" office:value-type="float" office:value="43.848525" calcext:value-type="float">
            <text:p>44</text:p>
          </table:table-cell>
          <table:table-cell table:formula="of:=[.D46]*[.$F$1]" office:value-type="float" office:value="51.5865" calcext:value-type="float">
            <text:p>52</text:p>
          </table:table-cell>
          <table:table-cell table:formula="of:=[.E46]*[.$F$1]" office:value-type="float" office:value="60.69" calcext:value-type="float">
            <text:p>61</text:p>
          </table:table-cell>
          <table:table-cell table:formula="of:=[.G46]*[.$F$1]" office:value-type="float" office:value="71.4" calcext:value-type="float">
            <text:p>71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/>
          <table:table-cell table:formula="of:=[.G46]*[.$H$1]" office:value-type="float" office:value="96.6" calcext:value-type="float">
            <text:p>97</text:p>
          </table:table-cell>
          <table:table-cell table:formula="of:=[.I46]*[.$H$1]" office:value-type="float" office:value="111.09" calcext:value-type="float">
            <text:p>111</text:p>
          </table:table-cell>
          <table:table-cell table:formula="of:=[.J46]*[.$H$1]" office:value-type="float" office:value="127.7535" calcext:value-type="float">
            <text:p>128</text:p>
          </table:table-cell>
          <table:table-cell table:formula="of:=[.K46]*[.$H$1]" office:value-type="float" office:value="146.916525" calcext:value-type="float">
            <text:p>147</text:p>
          </table:table-cell>
          <table:table-cell table:formula="of:=[.L46]*[.$H$1]" office:value-type="float" office:value="168.95400375" calcext:value-type="float">
            <text:p>169</text:p>
          </table:table-cell>
          <table:table-cell table:formula="of:=[.M46]*[.$H$1]" office:value-type="float" office:value="194.2971043125" calcext:value-type="float">
            <text:p>194</text:p>
          </table:table-cell>
          <table:table-cell table:number-columns-repeated="16370"/>
        </table:table-row>
        <table:table-row table:style-name="ro1">
          <table:table-cell table:formula="of:=[.B47]*[.$F$1]" office:value-type="float" office:value="37.7149515625" calcext:value-type="float">
            <text:p>38</text:p>
          </table:table-cell>
          <table:table-cell table:formula="of:=[.C47]*[.$F$1]" office:value-type="float" office:value="44.37053125" calcext:value-type="float">
            <text:p>44</text:p>
          </table:table-cell>
          <table:table-cell table:formula="of:=[.D47]*[.$F$1]" office:value-type="float" office:value="52.200625" calcext:value-type="float">
            <text:p>52</text:p>
          </table:table-cell>
          <table:table-cell table:formula="of:=[.E47]*[.$F$1]" office:value-type="float" office:value="61.4125" calcext:value-type="float">
            <text:p>61</text:p>
          </table:table-cell>
          <table:table-cell table:formula="of:=[.G47]*[.$F$1]" office:value-type="float" office:value="72.25" calcext:value-type="float">
            <text:p>72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/>
          <table:table-cell table:formula="of:=[.G47]*[.$H$1]" office:value-type="float" office:value="97.75" calcext:value-type="float">
            <text:p>98</text:p>
          </table:table-cell>
          <table:table-cell table:formula="of:=[.I47]*[.$H$1]" office:value-type="float" office:value="112.4125" calcext:value-type="float">
            <text:p>112</text:p>
          </table:table-cell>
          <table:table-cell table:formula="of:=[.J47]*[.$H$1]" office:value-type="float" office:value="129.274375" calcext:value-type="float">
            <text:p>129</text:p>
          </table:table-cell>
          <table:table-cell table:formula="of:=[.K47]*[.$H$1]" office:value-type="float" office:value="148.66553125" calcext:value-type="float">
            <text:p>149</text:p>
          </table:table-cell>
          <table:table-cell table:formula="of:=[.L47]*[.$H$1]" office:value-type="float" office:value="170.9653609375" calcext:value-type="float">
            <text:p>171</text:p>
          </table:table-cell>
          <table:table-cell table:formula="of:=[.M47]*[.$H$1]" office:value-type="float" office:value="196.610165078125" calcext:value-type="float">
            <text:p>197</text:p>
          </table:table-cell>
          <table:table-cell table:number-columns-repeated="16370"/>
        </table:table-row>
        <table:table-row table:style-name="ro1">
          <table:table-cell table:formula="of:=[.B48]*[.$F$1]" office:value-type="float" office:value="38.158656875" calcext:value-type="float">
            <text:p>38</text:p>
          </table:table-cell>
          <table:table-cell table:formula="of:=[.C48]*[.$F$1]" office:value-type="float" office:value="44.8925375" calcext:value-type="float">
            <text:p>45</text:p>
          </table:table-cell>
          <table:table-cell table:formula="of:=[.D48]*[.$F$1]" office:value-type="float" office:value="52.81475" calcext:value-type="float">
            <text:p>53</text:p>
          </table:table-cell>
          <table:table-cell table:formula="of:=[.E48]*[.$F$1]" office:value-type="float" office:value="62.135" calcext:value-type="float">
            <text:p>62</text:p>
          </table:table-cell>
          <table:table-cell table:formula="of:=[.G48]*[.$F$1]" office:value-type="float" office:value="73.1" calcext:value-type="float">
            <text:p>73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/>
          <table:table-cell table:formula="of:=[.G48]*[.$H$1]" office:value-type="float" office:value="98.9" calcext:value-type="float">
            <text:p>99</text:p>
          </table:table-cell>
          <table:table-cell table:formula="of:=[.I48]*[.$H$1]" office:value-type="float" office:value="113.735" calcext:value-type="float">
            <text:p>114</text:p>
          </table:table-cell>
          <table:table-cell table:formula="of:=[.J48]*[.$H$1]" office:value-type="float" office:value="130.79525" calcext:value-type="float">
            <text:p>131</text:p>
          </table:table-cell>
          <table:table-cell table:formula="of:=[.K48]*[.$H$1]" office:value-type="float" office:value="150.4145375" calcext:value-type="float">
            <text:p>150</text:p>
          </table:table-cell>
          <table:table-cell table:formula="of:=[.L48]*[.$H$1]" office:value-type="float" office:value="172.976718125" calcext:value-type="float">
            <text:p>173</text:p>
          </table:table-cell>
          <table:table-cell table:formula="of:=[.M48]*[.$H$1]" office:value-type="float" office:value="198.92322584375" calcext:value-type="float">
            <text:p>199</text:p>
          </table:table-cell>
          <table:table-cell table:number-columns-repeated="16370"/>
        </table:table-row>
        <table:table-row table:style-name="ro1">
          <table:table-cell table:formula="of:=[.B49]*[.$F$1]" office:value-type="float" office:value="38.6023621875" calcext:value-type="float">
            <text:p>39</text:p>
          </table:table-cell>
          <table:table-cell table:formula="of:=[.C49]*[.$F$1]" office:value-type="float" office:value="45.41454375" calcext:value-type="float">
            <text:p>45</text:p>
          </table:table-cell>
          <table:table-cell table:formula="of:=[.D49]*[.$F$1]" office:value-type="float" office:value="53.428875" calcext:value-type="float">
            <text:p>53</text:p>
          </table:table-cell>
          <table:table-cell table:formula="of:=[.E49]*[.$F$1]" office:value-type="float" office:value="62.8575" calcext:value-type="float">
            <text:p>63</text:p>
          </table:table-cell>
          <table:table-cell table:formula="of:=[.G49]*[.$F$1]" office:value-type="float" office:value="73.95" calcext:value-type="float">
            <text:p>74</text:p>
          </table:table-cell>
          <table:table-cell/>
          <table:table-cell table:style-name="ce5" office:value-type="float" office:value="87" calcext:value-type="float">
            <text:p>87</text:p>
          </table:table-cell>
          <table:table-cell/>
          <table:table-cell table:formula="of:=[.G49]*[.$H$1]" office:value-type="float" office:value="100.05" calcext:value-type="float">
            <text:p>100</text:p>
          </table:table-cell>
          <table:table-cell table:formula="of:=[.I49]*[.$H$1]" office:value-type="float" office:value="115.0575" calcext:value-type="float">
            <text:p>115</text:p>
          </table:table-cell>
          <table:table-cell table:formula="of:=[.J49]*[.$H$1]" office:value-type="float" office:value="132.316125" calcext:value-type="float">
            <text:p>132</text:p>
          </table:table-cell>
          <table:table-cell table:formula="of:=[.K49]*[.$H$1]" office:value-type="float" office:value="152.16354375" calcext:value-type="float">
            <text:p>152</text:p>
          </table:table-cell>
          <table:table-cell table:formula="of:=[.L49]*[.$H$1]" office:value-type="float" office:value="174.9880753125" calcext:value-type="float">
            <text:p>175</text:p>
          </table:table-cell>
          <table:table-cell table:formula="of:=[.M49]*[.$H$1]" office:value-type="float" office:value="201.236286609375" calcext:value-type="float">
            <text:p>201</text:p>
          </table:table-cell>
          <table:table-cell table:number-columns-repeated="16370"/>
        </table:table-row>
        <table:table-row table:style-name="ro1">
          <table:table-cell table:formula="of:=[.B50]*[.$F$1]" office:value-type="float" office:value="39.0460675" calcext:value-type="float">
            <text:p>39</text:p>
          </table:table-cell>
          <table:table-cell table:formula="of:=[.C50]*[.$F$1]" office:value-type="float" office:value="45.93655" calcext:value-type="float">
            <text:p>46</text:p>
          </table:table-cell>
          <table:table-cell table:formula="of:=[.D50]*[.$F$1]" office:value-type="float" office:value="54.043" calcext:value-type="float">
            <text:p>54</text:p>
          </table:table-cell>
          <table:table-cell table:formula="of:=[.E50]*[.$F$1]" office:value-type="float" office:value="63.58" calcext:value-type="float">
            <text:p>64</text:p>
          </table:table-cell>
          <table:table-cell table:formula="of:=[.G50]*[.$F$1]" office:value-type="float" office:value="74.8" calcext:value-type="float">
            <text:p>75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/>
          <table:table-cell table:formula="of:=[.G50]*[.$H$1]" office:value-type="float" office:value="101.2" calcext:value-type="float">
            <text:p>101</text:p>
          </table:table-cell>
          <table:table-cell table:formula="of:=[.I50]*[.$H$1]" office:value-type="float" office:value="116.38" calcext:value-type="float">
            <text:p>116</text:p>
          </table:table-cell>
          <table:table-cell table:formula="of:=[.J50]*[.$H$1]" office:value-type="float" office:value="133.837" calcext:value-type="float">
            <text:p>134</text:p>
          </table:table-cell>
          <table:table-cell table:formula="of:=[.K50]*[.$H$1]" office:value-type="float" office:value="153.91255" calcext:value-type="float">
            <text:p>154</text:p>
          </table:table-cell>
          <table:table-cell table:formula="of:=[.L50]*[.$H$1]" office:value-type="float" office:value="176.9994325" calcext:value-type="float">
            <text:p>177</text:p>
          </table:table-cell>
          <table:table-cell table:formula="of:=[.M50]*[.$H$1]" office:value-type="float" office:value="203.549347375" calcext:value-type="float">
            <text:p>204</text:p>
          </table:table-cell>
          <table:table-cell table:number-columns-repeated="16370"/>
        </table:table-row>
        <table:table-row table:style-name="ro1">
          <table:table-cell table:formula="of:=[.B51]*[.$F$1]" office:value-type="float" office:value="39.4897728125" calcext:value-type="float">
            <text:p>39</text:p>
          </table:table-cell>
          <table:table-cell table:formula="of:=[.C51]*[.$F$1]" office:value-type="float" office:value="46.45855625" calcext:value-type="float">
            <text:p>46</text:p>
          </table:table-cell>
          <table:table-cell table:formula="of:=[.D51]*[.$F$1]" office:value-type="float" office:value="54.657125" calcext:value-type="float">
            <text:p>55</text:p>
          </table:table-cell>
          <table:table-cell table:formula="of:=[.E51]*[.$F$1]" office:value-type="float" office:value="64.3025" calcext:value-type="float">
            <text:p>64</text:p>
          </table:table-cell>
          <table:table-cell table:formula="of:=[.G51]*[.$F$1]" office:value-type="float" office:value="75.65" calcext:value-type="float">
            <text:p>76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/>
          <table:table-cell table:formula="of:=[.G51]*[.$H$1]" office:value-type="float" office:value="102.35" calcext:value-type="float">
            <text:p>102</text:p>
          </table:table-cell>
          <table:table-cell table:formula="of:=[.I51]*[.$H$1]" office:value-type="float" office:value="117.7025" calcext:value-type="float">
            <text:p>118</text:p>
          </table:table-cell>
          <table:table-cell table:formula="of:=[.J51]*[.$H$1]" office:value-type="float" office:value="135.357875" calcext:value-type="float">
            <text:p>135</text:p>
          </table:table-cell>
          <table:table-cell table:formula="of:=[.K51]*[.$H$1]" office:value-type="float" office:value="155.66155625" calcext:value-type="float">
            <text:p>156</text:p>
          </table:table-cell>
          <table:table-cell table:formula="of:=[.L51]*[.$H$1]" office:value-type="float" office:value="179.0107896875" calcext:value-type="float">
            <text:p>179</text:p>
          </table:table-cell>
          <table:table-cell table:formula="of:=[.M51]*[.$H$1]" office:value-type="float" office:value="205.862408140625" calcext:value-type="float">
            <text:p>206</text:p>
          </table:table-cell>
          <table:table-cell table:number-columns-repeated="16370"/>
        </table:table-row>
        <table:table-row table:style-name="ro1">
          <table:table-cell table:formula="of:=[.B52]*[.$F$1]" office:value-type="float" office:value="39.933478125" calcext:value-type="float">
            <text:p>40</text:p>
          </table:table-cell>
          <table:table-cell table:formula="of:=[.C52]*[.$F$1]" office:value-type="float" office:value="46.9805625" calcext:value-type="float">
            <text:p>47</text:p>
          </table:table-cell>
          <table:table-cell table:formula="of:=[.D52]*[.$F$1]" office:value-type="float" office:value="55.27125" calcext:value-type="float">
            <text:p>55</text:p>
          </table:table-cell>
          <table:table-cell table:formula="of:=[.E52]*[.$F$1]" office:value-type="float" office:value="65.025" calcext:value-type="float">
            <text:p>65</text:p>
          </table:table-cell>
          <table:table-cell table:formula="of:=[.G52]*[.$F$1]" office:value-type="float" office:value="76.5" calcext:value-type="float">
            <text:p>77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/>
          <table:table-cell table:formula="of:=[.G52]*[.$H$1]" office:value-type="float" office:value="103.5" calcext:value-type="float">
            <text:p>103</text:p>
          </table:table-cell>
          <table:table-cell table:formula="of:=[.I52]*[.$H$1]" office:value-type="float" office:value="119.025" calcext:value-type="float">
            <text:p>119</text:p>
          </table:table-cell>
          <table:table-cell table:formula="of:=[.J52]*[.$H$1]" office:value-type="float" office:value="136.87875" calcext:value-type="float">
            <text:p>137</text:p>
          </table:table-cell>
          <table:table-cell table:formula="of:=[.K52]*[.$H$1]" office:value-type="float" office:value="157.4105625" calcext:value-type="float">
            <text:p>157</text:p>
          </table:table-cell>
          <table:table-cell table:formula="of:=[.L52]*[.$H$1]" office:value-type="float" office:value="181.022146875" calcext:value-type="float">
            <text:p>181</text:p>
          </table:table-cell>
          <table:table-cell table:formula="of:=[.M52]*[.$H$1]" office:value-type="float" office:value="208.17546890625" calcext:value-type="float">
            <text:p>208</text:p>
          </table:table-cell>
          <table:table-cell table:number-columns-repeated="16370"/>
        </table:table-row>
        <table:table-row table:style-name="ro1">
          <table:table-cell table:formula="of:=[.B53]*[.$F$1]" office:value-type="float" office:value="40.3771834375" calcext:value-type="float">
            <text:p>40</text:p>
          </table:table-cell>
          <table:table-cell table:formula="of:=[.C53]*[.$F$1]" office:value-type="float" office:value="47.50256875" calcext:value-type="float">
            <text:p>48</text:p>
          </table:table-cell>
          <table:table-cell table:formula="of:=[.D53]*[.$F$1]" office:value-type="float" office:value="55.885375" calcext:value-type="float">
            <text:p>56</text:p>
          </table:table-cell>
          <table:table-cell table:formula="of:=[.E53]*[.$F$1]" office:value-type="float" office:value="65.7475" calcext:value-type="float">
            <text:p>66</text:p>
          </table:table-cell>
          <table:table-cell table:formula="of:=[.G53]*[.$F$1]" office:value-type="float" office:value="77.35" calcext:value-type="float">
            <text:p>77</text:p>
          </table:table-cell>
          <table:table-cell/>
          <table:table-cell table:style-name="ce5" office:value-type="float" office:value="91" calcext:value-type="float">
            <text:p>91</text:p>
          </table:table-cell>
          <table:table-cell/>
          <table:table-cell table:formula="of:=[.G53]*[.$H$1]" office:value-type="float" office:value="104.65" calcext:value-type="float">
            <text:p>105</text:p>
          </table:table-cell>
          <table:table-cell table:formula="of:=[.I53]*[.$H$1]" office:value-type="float" office:value="120.3475" calcext:value-type="float">
            <text:p>120</text:p>
          </table:table-cell>
          <table:table-cell table:formula="of:=[.J53]*[.$H$1]" office:value-type="float" office:value="138.399625" calcext:value-type="float">
            <text:p>138</text:p>
          </table:table-cell>
          <table:table-cell table:formula="of:=[.K53]*[.$H$1]" office:value-type="float" office:value="159.15956875" calcext:value-type="float">
            <text:p>159</text:p>
          </table:table-cell>
          <table:table-cell table:formula="of:=[.L53]*[.$H$1]" office:value-type="float" office:value="183.0335040625" calcext:value-type="float">
            <text:p>183</text:p>
          </table:table-cell>
          <table:table-cell table:formula="of:=[.M53]*[.$H$1]" office:value-type="float" office:value="210.488529671875" calcext:value-type="float">
            <text:p>210</text:p>
          </table:table-cell>
          <table:table-cell table:number-columns-repeated="16370"/>
        </table:table-row>
        <table:table-row table:style-name="ro1">
          <table:table-cell table:formula="of:=[.B54]*[.$F$1]" office:value-type="float" office:value="40.82088875" calcext:value-type="float">
            <text:p>41</text:p>
          </table:table-cell>
          <table:table-cell table:formula="of:=[.C54]*[.$F$1]" office:value-type="float" office:value="48.024575" calcext:value-type="float">
            <text:p>48</text:p>
          </table:table-cell>
          <table:table-cell table:formula="of:=[.D54]*[.$F$1]" office:value-type="float" office:value="56.4995" calcext:value-type="float">
            <text:p>56</text:p>
          </table:table-cell>
          <table:table-cell table:formula="of:=[.E54]*[.$F$1]" office:value-type="float" office:value="66.47" calcext:value-type="float">
            <text:p>66</text:p>
          </table:table-cell>
          <table:table-cell table:formula="of:=[.G54]*[.$F$1]" office:value-type="float" office:value="78.2" calcext:value-type="float">
            <text:p>78</text:p>
          </table:table-cell>
          <table:table-cell/>
          <table:table-cell table:style-name="ce5" office:value-type="float" office:value="92" calcext:value-type="float">
            <text:p>92</text:p>
          </table:table-cell>
          <table:table-cell/>
          <table:table-cell table:formula="of:=[.G54]*[.$H$1]" office:value-type="float" office:value="105.8" calcext:value-type="float">
            <text:p>106</text:p>
          </table:table-cell>
          <table:table-cell table:formula="of:=[.I54]*[.$H$1]" office:value-type="float" office:value="121.67" calcext:value-type="float">
            <text:p>122</text:p>
          </table:table-cell>
          <table:table-cell table:formula="of:=[.J54]*[.$H$1]" office:value-type="float" office:value="139.9205" calcext:value-type="float">
            <text:p>140</text:p>
          </table:table-cell>
          <table:table-cell table:formula="of:=[.K54]*[.$H$1]" office:value-type="float" office:value="160.908575" calcext:value-type="float">
            <text:p>161</text:p>
          </table:table-cell>
          <table:table-cell table:formula="of:=[.L54]*[.$H$1]" office:value-type="float" office:value="185.04486125" calcext:value-type="float">
            <text:p>185</text:p>
          </table:table-cell>
          <table:table-cell table:formula="of:=[.M54]*[.$H$1]" office:value-type="float" office:value="212.8015904375" calcext:value-type="float">
            <text:p>213</text:p>
          </table:table-cell>
          <table:table-cell table:number-columns-repeated="16370"/>
        </table:table-row>
        <table:table-row table:style-name="ro1">
          <table:table-cell table:formula="of:=[.B55]*[.$F$1]" office:value-type="float" office:value="41.2645940625" calcext:value-type="float">
            <text:p>41</text:p>
          </table:table-cell>
          <table:table-cell table:formula="of:=[.C55]*[.$F$1]" office:value-type="float" office:value="48.54658125" calcext:value-type="float">
            <text:p>49</text:p>
          </table:table-cell>
          <table:table-cell table:formula="of:=[.D55]*[.$F$1]" office:value-type="float" office:value="57.113625" calcext:value-type="float">
            <text:p>57</text:p>
          </table:table-cell>
          <table:table-cell table:formula="of:=[.E55]*[.$F$1]" office:value-type="float" office:value="67.1925" calcext:value-type="float">
            <text:p>67</text:p>
          </table:table-cell>
          <table:table-cell table:formula="of:=[.G55]*[.$F$1]" office:value-type="float" office:value="79.05" calcext:value-type="float">
            <text:p>79</text:p>
          </table:table-cell>
          <table:table-cell/>
          <table:table-cell table:style-name="ce5" office:value-type="float" office:value="93" calcext:value-type="float">
            <text:p>93</text:p>
          </table:table-cell>
          <table:table-cell/>
          <table:table-cell table:formula="of:=[.G55]*[.$H$1]" office:value-type="float" office:value="106.95" calcext:value-type="float">
            <text:p>107</text:p>
          </table:table-cell>
          <table:table-cell table:formula="of:=[.I55]*[.$H$1]" office:value-type="float" office:value="122.9925" calcext:value-type="float">
            <text:p>123</text:p>
          </table:table-cell>
          <table:table-cell table:formula="of:=[.J55]*[.$H$1]" office:value-type="float" office:value="141.441375" calcext:value-type="float">
            <text:p>141</text:p>
          </table:table-cell>
          <table:table-cell table:formula="of:=[.K55]*[.$H$1]" office:value-type="float" office:value="162.65758125" calcext:value-type="float">
            <text:p>163</text:p>
          </table:table-cell>
          <table:table-cell table:formula="of:=[.L55]*[.$H$1]" office:value-type="float" office:value="187.0562184375" calcext:value-type="float">
            <text:p>187</text:p>
          </table:table-cell>
          <table:table-cell table:formula="of:=[.M55]*[.$H$1]" office:value-type="float" office:value="215.114651203125" calcext:value-type="float">
            <text:p>215</text:p>
          </table:table-cell>
          <table:table-cell table:number-columns-repeated="16370"/>
        </table:table-row>
        <table:table-row table:style-name="ro1">
          <table:table-cell table:formula="of:=[.B56]*[.$F$1]" office:value-type="float" office:value="41.708299375" calcext:value-type="float">
            <text:p>42</text:p>
          </table:table-cell>
          <table:table-cell table:formula="of:=[.C56]*[.$F$1]" office:value-type="float" office:value="49.0685875" calcext:value-type="float">
            <text:p>49</text:p>
          </table:table-cell>
          <table:table-cell table:formula="of:=[.D56]*[.$F$1]" office:value-type="float" office:value="57.72775" calcext:value-type="float">
            <text:p>58</text:p>
          </table:table-cell>
          <table:table-cell table:formula="of:=[.E56]*[.$F$1]" office:value-type="float" office:value="67.915" calcext:value-type="float">
            <text:p>68</text:p>
          </table:table-cell>
          <table:table-cell table:formula="of:=[.G56]*[.$F$1]" office:value-type="float" office:value="79.9" calcext:value-type="float">
            <text:p>8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/>
          <table:table-cell table:formula="of:=[.G56]*[.$H$1]" office:value-type="float" office:value="108.1" calcext:value-type="float">
            <text:p>108</text:p>
          </table:table-cell>
          <table:table-cell table:formula="of:=[.I56]*[.$H$1]" office:value-type="float" office:value="124.315" calcext:value-type="float">
            <text:p>124</text:p>
          </table:table-cell>
          <table:table-cell table:formula="of:=[.J56]*[.$H$1]" office:value-type="float" office:value="142.96225" calcext:value-type="float">
            <text:p>143</text:p>
          </table:table-cell>
          <table:table-cell table:formula="of:=[.K56]*[.$H$1]" office:value-type="float" office:value="164.4065875" calcext:value-type="float">
            <text:p>164</text:p>
          </table:table-cell>
          <table:table-cell table:formula="of:=[.L56]*[.$H$1]" office:value-type="float" office:value="189.067575625" calcext:value-type="float">
            <text:p>189</text:p>
          </table:table-cell>
          <table:table-cell table:formula="of:=[.M56]*[.$H$1]" office:value-type="float" office:value="217.42771196875" calcext:value-type="float">
            <text:p>217</text:p>
          </table:table-cell>
          <table:table-cell table:number-columns-repeated="16370"/>
        </table:table-row>
        <table:table-row table:style-name="ro1">
          <table:table-cell table:formula="of:=[.B57]*[.$F$1]" office:value-type="float" office:value="42.1520046875" calcext:value-type="float">
            <text:p>42</text:p>
          </table:table-cell>
          <table:table-cell table:formula="of:=[.C57]*[.$F$1]" office:value-type="float" office:value="49.59059375" calcext:value-type="float">
            <text:p>50</text:p>
          </table:table-cell>
          <table:table-cell table:formula="of:=[.D57]*[.$F$1]" office:value-type="float" office:value="58.341875" calcext:value-type="float">
            <text:p>58</text:p>
          </table:table-cell>
          <table:table-cell table:formula="of:=[.E57]*[.$F$1]" office:value-type="float" office:value="68.6375" calcext:value-type="float">
            <text:p>69</text:p>
          </table:table-cell>
          <table:table-cell table:formula="of:=[.G57]*[.$F$1]" office:value-type="float" office:value="80.75" calcext:value-type="float">
            <text:p>81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/>
          <table:table-cell table:formula="of:=[.G57]*[.$H$1]" office:value-type="float" office:value="109.25" calcext:value-type="float">
            <text:p>109</text:p>
          </table:table-cell>
          <table:table-cell table:formula="of:=[.I57]*[.$H$1]" office:value-type="float" office:value="125.6375" calcext:value-type="float">
            <text:p>126</text:p>
          </table:table-cell>
          <table:table-cell table:formula="of:=[.J57]*[.$H$1]" office:value-type="float" office:value="144.483125" calcext:value-type="float">
            <text:p>144</text:p>
          </table:table-cell>
          <table:table-cell table:formula="of:=[.K57]*[.$H$1]" office:value-type="float" office:value="166.15559375" calcext:value-type="float">
            <text:p>166</text:p>
          </table:table-cell>
          <table:table-cell table:formula="of:=[.L57]*[.$H$1]" office:value-type="float" office:value="191.0789328125" calcext:value-type="float">
            <text:p>191</text:p>
          </table:table-cell>
          <table:table-cell table:formula="of:=[.M57]*[.$H$1]" office:value-type="float" office:value="219.740772734375" calcext:value-type="float">
            <text:p>220</text:p>
          </table:table-cell>
          <table:table-cell table:number-columns-repeated="16370"/>
        </table:table-row>
        <table:table-row table:style-name="ro1">
          <table:table-cell table:formula="of:=[.B58]*[.$F$1]" office:value-type="float" office:value="42.59571" calcext:value-type="float">
            <text:p>43</text:p>
          </table:table-cell>
          <table:table-cell table:formula="of:=[.C58]*[.$F$1]" office:value-type="float" office:value="50.1126" calcext:value-type="float">
            <text:p>50</text:p>
          </table:table-cell>
          <table:table-cell table:formula="of:=[.D58]*[.$F$1]" office:value-type="float" office:value="58.956" calcext:value-type="float">
            <text:p>59</text:p>
          </table:table-cell>
          <table:table-cell table:formula="of:=[.E58]*[.$F$1]" office:value-type="float" office:value="69.36" calcext:value-type="float">
            <text:p>69</text:p>
          </table:table-cell>
          <table:table-cell table:formula="of:=[.G58]*[.$F$1]" office:value-type="float" office:value="81.6" calcext:value-type="float">
            <text:p>82</text:p>
          </table:table-cell>
          <table:table-cell/>
          <table:table-cell table:style-name="ce5" office:value-type="float" office:value="96" calcext:value-type="float">
            <text:p>96</text:p>
          </table:table-cell>
          <table:table-cell/>
          <table:table-cell table:formula="of:=[.G58]*[.$H$1]" office:value-type="float" office:value="110.4" calcext:value-type="float">
            <text:p>110</text:p>
          </table:table-cell>
          <table:table-cell table:formula="of:=[.I58]*[.$H$1]" office:value-type="float" office:value="126.96" calcext:value-type="float">
            <text:p>127</text:p>
          </table:table-cell>
          <table:table-cell table:formula="of:=[.J58]*[.$H$1]" office:value-type="float" office:value="146.004" calcext:value-type="float">
            <text:p>146</text:p>
          </table:table-cell>
          <table:table-cell table:formula="of:=[.K58]*[.$H$1]" office:value-type="float" office:value="167.9046" calcext:value-type="float">
            <text:p>168</text:p>
          </table:table-cell>
          <table:table-cell table:formula="of:=[.L58]*[.$H$1]" office:value-type="float" office:value="193.09029" calcext:value-type="float">
            <text:p>193</text:p>
          </table:table-cell>
          <table:table-cell table:formula="of:=[.M58]*[.$H$1]" office:value-type="float" office:value="222.0538335" calcext:value-type="float">
            <text:p>222</text:p>
          </table:table-cell>
          <table:table-cell table:number-columns-repeated="16370"/>
        </table:table-row>
        <table:table-row table:style-name="ro1">
          <table:table-cell table:formula="of:=[.B59]*[.$F$1]" office:value-type="float" office:value="43.0394153125" calcext:value-type="float">
            <text:p>43</text:p>
          </table:table-cell>
          <table:table-cell table:formula="of:=[.C59]*[.$F$1]" office:value-type="float" office:value="50.63460625" calcext:value-type="float">
            <text:p>51</text:p>
          </table:table-cell>
          <table:table-cell table:formula="of:=[.D59]*[.$F$1]" office:value-type="float" office:value="59.570125" calcext:value-type="float">
            <text:p>60</text:p>
          </table:table-cell>
          <table:table-cell table:formula="of:=[.E59]*[.$F$1]" office:value-type="float" office:value="70.0825" calcext:value-type="float">
            <text:p>70</text:p>
          </table:table-cell>
          <table:table-cell table:formula="of:=[.G59]*[.$F$1]" office:value-type="float" office:value="82.45" calcext:value-type="float">
            <text:p>82</text:p>
          </table:table-cell>
          <table:table-cell/>
          <table:table-cell table:style-name="ce5" office:value-type="float" office:value="97" calcext:value-type="float">
            <text:p>97</text:p>
          </table:table-cell>
          <table:table-cell/>
          <table:table-cell table:formula="of:=[.G59]*[.$H$1]" office:value-type="float" office:value="111.55" calcext:value-type="float">
            <text:p>112</text:p>
          </table:table-cell>
          <table:table-cell table:formula="of:=[.I59]*[.$H$1]" office:value-type="float" office:value="128.2825" calcext:value-type="float">
            <text:p>128</text:p>
          </table:table-cell>
          <table:table-cell table:formula="of:=[.J59]*[.$H$1]" office:value-type="float" office:value="147.524875" calcext:value-type="float">
            <text:p>148</text:p>
          </table:table-cell>
          <table:table-cell table:formula="of:=[.K59]*[.$H$1]" office:value-type="float" office:value="169.65360625" calcext:value-type="float">
            <text:p>170</text:p>
          </table:table-cell>
          <table:table-cell table:formula="of:=[.L59]*[.$H$1]" office:value-type="float" office:value="195.1016471875" calcext:value-type="float">
            <text:p>195</text:p>
          </table:table-cell>
          <table:table-cell table:formula="of:=[.M59]*[.$H$1]" office:value-type="float" office:value="224.366894265625" calcext:value-type="float">
            <text:p>224</text:p>
          </table:table-cell>
          <table:table-cell table:number-columns-repeated="16370"/>
        </table:table-row>
        <table:table-row table:style-name="ro1">
          <table:table-cell table:formula="of:=[.B60]*[.$F$1]" office:value-type="float" office:value="43.483120625" calcext:value-type="float">
            <text:p>43</text:p>
          </table:table-cell>
          <table:table-cell table:formula="of:=[.C60]*[.$F$1]" office:value-type="float" office:value="51.1566125" calcext:value-type="float">
            <text:p>51</text:p>
          </table:table-cell>
          <table:table-cell table:formula="of:=[.D60]*[.$F$1]" office:value-type="float" office:value="60.18425" calcext:value-type="float">
            <text:p>60</text:p>
          </table:table-cell>
          <table:table-cell table:formula="of:=[.E60]*[.$F$1]" office:value-type="float" office:value="70.805" calcext:value-type="float">
            <text:p>71</text:p>
          </table:table-cell>
          <table:table-cell table:formula="of:=[.G60]*[.$F$1]" office:value-type="float" office:value="83.3" calcext:value-type="float">
            <text:p>83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/>
          <table:table-cell table:formula="of:=[.G60]*[.$H$1]" office:value-type="float" office:value="112.7" calcext:value-type="float">
            <text:p>113</text:p>
          </table:table-cell>
          <table:table-cell table:formula="of:=[.I60]*[.$H$1]" office:value-type="float" office:value="129.605" calcext:value-type="float">
            <text:p>130</text:p>
          </table:table-cell>
          <table:table-cell table:formula="of:=[.J60]*[.$H$1]" office:value-type="float" office:value="149.04575" calcext:value-type="float">
            <text:p>149</text:p>
          </table:table-cell>
          <table:table-cell table:formula="of:=[.K60]*[.$H$1]" office:value-type="float" office:value="171.4026125" calcext:value-type="float">
            <text:p>171</text:p>
          </table:table-cell>
          <table:table-cell table:formula="of:=[.L60]*[.$H$1]" office:value-type="float" office:value="197.113004375" calcext:value-type="float">
            <text:p>197</text:p>
          </table:table-cell>
          <table:table-cell table:formula="of:=[.M60]*[.$H$1]" office:value-type="float" office:value="226.67995503125" calcext:value-type="float">
            <text:p>227</text:p>
          </table:table-cell>
          <table:table-cell table:number-columns-repeated="16370"/>
        </table:table-row>
        <table:table-row table:style-name="ro1">
          <table:table-cell table:formula="of:=[.B61]*[.$F$1]" office:value-type="float" office:value="43.9268259375" calcext:value-type="float">
            <text:p>44</text:p>
          </table:table-cell>
          <table:table-cell table:formula="of:=[.C61]*[.$F$1]" office:value-type="float" office:value="51.67861875" calcext:value-type="float">
            <text:p>52</text:p>
          </table:table-cell>
          <table:table-cell table:formula="of:=[.D61]*[.$F$1]" office:value-type="float" office:value="60.798375" calcext:value-type="float">
            <text:p>61</text:p>
          </table:table-cell>
          <table:table-cell table:formula="of:=[.E61]*[.$F$1]" office:value-type="float" office:value="71.5275" calcext:value-type="float">
            <text:p>72</text:p>
          </table:table-cell>
          <table:table-cell table:formula="of:=[.G61]*[.$F$1]" office:value-type="float" office:value="84.15" calcext:value-type="float">
            <text:p>84</text:p>
          </table:table-cell>
          <table:table-cell/>
          <table:table-cell table:style-name="ce5" office:value-type="float" office:value="99" calcext:value-type="float">
            <text:p>99</text:p>
          </table:table-cell>
          <table:table-cell/>
          <table:table-cell table:formula="of:=[.G61]*[.$H$1]" office:value-type="float" office:value="113.85" calcext:value-type="float">
            <text:p>114</text:p>
          </table:table-cell>
          <table:table-cell table:formula="of:=[.I61]*[.$H$1]" office:value-type="float" office:value="130.9275" calcext:value-type="float">
            <text:p>131</text:p>
          </table:table-cell>
          <table:table-cell table:formula="of:=[.J61]*[.$H$1]" office:value-type="float" office:value="150.566625" calcext:value-type="float">
            <text:p>151</text:p>
          </table:table-cell>
          <table:table-cell table:formula="of:=[.K61]*[.$H$1]" office:value-type="float" office:value="173.15161875" calcext:value-type="float">
            <text:p>173</text:p>
          </table:table-cell>
          <table:table-cell table:formula="of:=[.L61]*[.$H$1]" office:value-type="float" office:value="199.1243615625" calcext:value-type="float">
            <text:p>199</text:p>
          </table:table-cell>
          <table:table-cell table:formula="of:=[.M61]*[.$H$1]" office:value-type="float" office:value="228.993015796875" calcext:value-type="float">
            <text:p>229</text:p>
          </table:table-cell>
          <table:table-cell table:number-columns-repeated="16370"/>
        </table:table-row>
        <table:table-row table:style-name="ro1">
          <table:table-cell table:formula="of:=[.B62]*[.$F$1]" office:value-type="float" office:value="44.37053125" calcext:value-type="float">
            <text:p>44</text:p>
          </table:table-cell>
          <table:table-cell table:formula="of:=[.C62]*[.$F$1]" office:value-type="float" office:value="52.200625" calcext:value-type="float">
            <text:p>52</text:p>
          </table:table-cell>
          <table:table-cell table:formula="of:=[.D62]*[.$F$1]" office:value-type="float" office:value="61.4125" calcext:value-type="float">
            <text:p>61</text:p>
          </table:table-cell>
          <table:table-cell table:formula="of:=[.E62]*[.$F$1]" office:value-type="float" office:value="72.25" calcext:value-type="float">
            <text:p>72</text:p>
          </table:table-cell>
          <table:table-cell table:formula="of:=[.G62]*[.$F$1]" office:value-type="float" office:value="85" calcext:value-type="float">
            <text:p>85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formula="of:=[.G62]*[.$H$1]" office:value-type="float" office:value="115" calcext:value-type="float">
            <text:p>115</text:p>
          </table:table-cell>
          <table:table-cell table:formula="of:=[.I62]*[.$H$1]" office:value-type="float" office:value="132.25" calcext:value-type="float">
            <text:p>132</text:p>
          </table:table-cell>
          <table:table-cell table:formula="of:=[.J62]*[.$H$1]" office:value-type="float" office:value="152.0875" calcext:value-type="float">
            <text:p>152</text:p>
          </table:table-cell>
          <table:table-cell table:formula="of:=[.K62]*[.$H$1]" office:value-type="float" office:value="174.900625" calcext:value-type="float">
            <text:p>175</text:p>
          </table:table-cell>
          <table:table-cell table:formula="of:=[.L62]*[.$H$1]" office:value-type="float" office:value="201.13571875" calcext:value-type="float">
            <text:p>201</text:p>
          </table:table-cell>
          <table:table-cell table:formula="of:=[.M62]*[.$H$1]" office:value-type="float" office:value="231.3060765625" calcext:value-type="float">
            <text:p>231</text:p>
          </table:table-cell>
          <table:table-cell table:number-columns-repeated="16370"/>
        </table:table-row>
        <table:table-row table:style-name="ro1">
          <table:table-cell table:formula="of:=[.B63]*[.$F$1]" office:value-type="float" office:value="44.8142365625" calcext:value-type="float">
            <text:p>45</text:p>
          </table:table-cell>
          <table:table-cell table:formula="of:=[.C63]*[.$F$1]" office:value-type="float" office:value="52.72263125" calcext:value-type="float">
            <text:p>53</text:p>
          </table:table-cell>
          <table:table-cell table:formula="of:=[.D63]*[.$F$1]" office:value-type="float" office:value="62.026625" calcext:value-type="float">
            <text:p>62</text:p>
          </table:table-cell>
          <table:table-cell table:formula="of:=[.E63]*[.$F$1]" office:value-type="float" office:value="72.9725" calcext:value-type="float">
            <text:p>73</text:p>
          </table:table-cell>
          <table:table-cell table:formula="of:=[.G63]*[.$F$1]" office:value-type="float" office:value="85.85" calcext:value-type="float">
            <text:p>86</text:p>
          </table:table-cell>
          <table:table-cell/>
          <table:table-cell table:style-name="ce5" office:value-type="float" office:value="101" calcext:value-type="float">
            <text:p>101</text:p>
          </table:table-cell>
          <table:table-cell/>
          <table:table-cell table:formula="of:=[.G63]*[.$H$1]" office:value-type="float" office:value="116.15" calcext:value-type="float">
            <text:p>116</text:p>
          </table:table-cell>
          <table:table-cell table:formula="of:=[.I63]*[.$H$1]" office:value-type="float" office:value="133.5725" calcext:value-type="float">
            <text:p>134</text:p>
          </table:table-cell>
          <table:table-cell table:formula="of:=[.J63]*[.$H$1]" office:value-type="float" office:value="153.608375" calcext:value-type="float">
            <text:p>154</text:p>
          </table:table-cell>
          <table:table-cell table:formula="of:=[.K63]*[.$H$1]" office:value-type="float" office:value="176.64963125" calcext:value-type="float">
            <text:p>177</text:p>
          </table:table-cell>
          <table:table-cell table:formula="of:=[.L63]*[.$H$1]" office:value-type="float" office:value="203.1470759375" calcext:value-type="float">
            <text:p>203</text:p>
          </table:table-cell>
          <table:table-cell table:formula="of:=[.M63]*[.$H$1]" office:value-type="float" office:value="233.619137328125" calcext:value-type="float">
            <text:p>234</text:p>
          </table:table-cell>
          <table:table-cell table:number-columns-repeated="16370"/>
        </table:table-row>
        <table:table-row table:style-name="ro1">
          <table:table-cell table:formula="of:=[.B64]*[.$F$1]" office:value-type="float" office:value="45.257941875" calcext:value-type="float">
            <text:p>45</text:p>
          </table:table-cell>
          <table:table-cell table:formula="of:=[.C64]*[.$F$1]" office:value-type="float" office:value="53.2446375" calcext:value-type="float">
            <text:p>53</text:p>
          </table:table-cell>
          <table:table-cell table:formula="of:=[.D64]*[.$F$1]" office:value-type="float" office:value="62.64075" calcext:value-type="float">
            <text:p>63</text:p>
          </table:table-cell>
          <table:table-cell table:formula="of:=[.E64]*[.$F$1]" office:value-type="float" office:value="73.695" calcext:value-type="float">
            <text:p>74</text:p>
          </table:table-cell>
          <table:table-cell table:formula="of:=[.G64]*[.$F$1]" office:value-type="float" office:value="86.7" calcext:value-type="float">
            <text:p>87</text:p>
          </table:table-cell>
          <table:table-cell/>
          <table:table-cell table:style-name="ce5" office:value-type="float" office:value="102" calcext:value-type="float">
            <text:p>102</text:p>
          </table:table-cell>
          <table:table-cell/>
          <table:table-cell table:formula="of:=[.G64]*[.$H$1]" office:value-type="float" office:value="117.3" calcext:value-type="float">
            <text:p>117</text:p>
          </table:table-cell>
          <table:table-cell table:formula="of:=[.I64]*[.$H$1]" office:value-type="float" office:value="134.895" calcext:value-type="float">
            <text:p>135</text:p>
          </table:table-cell>
          <table:table-cell table:formula="of:=[.J64]*[.$H$1]" office:value-type="float" office:value="155.12925" calcext:value-type="float">
            <text:p>155</text:p>
          </table:table-cell>
          <table:table-cell table:formula="of:=[.K64]*[.$H$1]" office:value-type="float" office:value="178.3986375" calcext:value-type="float">
            <text:p>178</text:p>
          </table:table-cell>
          <table:table-cell table:formula="of:=[.L64]*[.$H$1]" office:value-type="float" office:value="205.158433125" calcext:value-type="float">
            <text:p>205</text:p>
          </table:table-cell>
          <table:table-cell table:formula="of:=[.M64]*[.$H$1]" office:value-type="float" office:value="235.93219809375" calcext:value-type="float">
            <text:p>236</text:p>
          </table:table-cell>
          <table:table-cell table:number-columns-repeated="16370"/>
        </table:table-row>
        <table:table-row table:style-name="ro1">
          <table:table-cell table:formula="of:=[.B65]*[.$F$1]" office:value-type="float" office:value="45.7016471875" calcext:value-type="float">
            <text:p>46</text:p>
          </table:table-cell>
          <table:table-cell table:formula="of:=[.C65]*[.$F$1]" office:value-type="float" office:value="53.76664375" calcext:value-type="float">
            <text:p>54</text:p>
          </table:table-cell>
          <table:table-cell table:formula="of:=[.D65]*[.$F$1]" office:value-type="float" office:value="63.254875" calcext:value-type="float">
            <text:p>63</text:p>
          </table:table-cell>
          <table:table-cell table:formula="of:=[.E65]*[.$F$1]" office:value-type="float" office:value="74.4175" calcext:value-type="float">
            <text:p>74</text:p>
          </table:table-cell>
          <table:table-cell table:formula="of:=[.G65]*[.$F$1]" office:value-type="float" office:value="87.55" calcext:value-type="float">
            <text:p>88</text:p>
          </table:table-cell>
          <table:table-cell/>
          <table:table-cell table:style-name="ce5" office:value-type="float" office:value="103" calcext:value-type="float">
            <text:p>103</text:p>
          </table:table-cell>
          <table:table-cell/>
          <table:table-cell table:formula="of:=[.G65]*[.$H$1]" office:value-type="float" office:value="118.45" calcext:value-type="float">
            <text:p>118</text:p>
          </table:table-cell>
          <table:table-cell table:formula="of:=[.I65]*[.$H$1]" office:value-type="float" office:value="136.2175" calcext:value-type="float">
            <text:p>136</text:p>
          </table:table-cell>
          <table:table-cell table:formula="of:=[.J65]*[.$H$1]" office:value-type="float" office:value="156.650125" calcext:value-type="float">
            <text:p>157</text:p>
          </table:table-cell>
          <table:table-cell table:formula="of:=[.K65]*[.$H$1]" office:value-type="float" office:value="180.14764375" calcext:value-type="float">
            <text:p>180</text:p>
          </table:table-cell>
          <table:table-cell table:formula="of:=[.L65]*[.$H$1]" office:value-type="float" office:value="207.1697903125" calcext:value-type="float">
            <text:p>207</text:p>
          </table:table-cell>
          <table:table-cell table:formula="of:=[.M65]*[.$H$1]" office:value-type="float" office:value="238.245258859375" calcext:value-type="float">
            <text:p>238</text:p>
          </table:table-cell>
          <table:table-cell table:number-columns-repeated="16370"/>
        </table:table-row>
        <table:table-row table:style-name="ro1">
          <table:table-cell table:formula="of:=[.B66]*[.$F$1]" office:value-type="float" office:value="46.1453525" calcext:value-type="float">
            <text:p>46</text:p>
          </table:table-cell>
          <table:table-cell table:formula="of:=[.C66]*[.$F$1]" office:value-type="float" office:value="54.28865" calcext:value-type="float">
            <text:p>54</text:p>
          </table:table-cell>
          <table:table-cell table:formula="of:=[.D66]*[.$F$1]" office:value-type="float" office:value="63.869" calcext:value-type="float">
            <text:p>64</text:p>
          </table:table-cell>
          <table:table-cell table:formula="of:=[.E66]*[.$F$1]" office:value-type="float" office:value="75.14" calcext:value-type="float">
            <text:p>75</text:p>
          </table:table-cell>
          <table:table-cell table:formula="of:=[.G66]*[.$F$1]" office:value-type="float" office:value="88.4" calcext:value-type="float">
            <text:p>88</text:p>
          </table:table-cell>
          <table:table-cell/>
          <table:table-cell table:style-name="ce5" office:value-type="float" office:value="104" calcext:value-type="float">
            <text:p>104</text:p>
          </table:table-cell>
          <table:table-cell/>
          <table:table-cell table:formula="of:=[.G66]*[.$H$1]" office:value-type="float" office:value="119.6" calcext:value-type="float">
            <text:p>120</text:p>
          </table:table-cell>
          <table:table-cell table:formula="of:=[.I66]*[.$H$1]" office:value-type="float" office:value="137.54" calcext:value-type="float">
            <text:p>138</text:p>
          </table:table-cell>
          <table:table-cell table:formula="of:=[.J66]*[.$H$1]" office:value-type="float" office:value="158.171" calcext:value-type="float">
            <text:p>158</text:p>
          </table:table-cell>
          <table:table-cell table:formula="of:=[.K66]*[.$H$1]" office:value-type="float" office:value="181.89665" calcext:value-type="float">
            <text:p>182</text:p>
          </table:table-cell>
          <table:table-cell table:formula="of:=[.L66]*[.$H$1]" office:value-type="float" office:value="209.1811475" calcext:value-type="float">
            <text:p>209</text:p>
          </table:table-cell>
          <table:table-cell table:formula="of:=[.M66]*[.$H$1]" office:value-type="float" office:value="240.558319625" calcext:value-type="float">
            <text:p>241</text:p>
          </table:table-cell>
          <table:table-cell table:number-columns-repeated="16370"/>
        </table:table-row>
        <table:table-row table:style-name="ro1">
          <table:table-cell table:formula="of:=[.B67]*[.$F$1]" office:value-type="float" office:value="46.5890578125" calcext:value-type="float">
            <text:p>47</text:p>
          </table:table-cell>
          <table:table-cell table:formula="of:=[.C67]*[.$F$1]" office:value-type="float" office:value="54.81065625" calcext:value-type="float">
            <text:p>55</text:p>
          </table:table-cell>
          <table:table-cell table:formula="of:=[.D67]*[.$F$1]" office:value-type="float" office:value="64.483125" calcext:value-type="float">
            <text:p>64</text:p>
          </table:table-cell>
          <table:table-cell table:formula="of:=[.E67]*[.$F$1]" office:value-type="float" office:value="75.8625" calcext:value-type="float">
            <text:p>76</text:p>
          </table:table-cell>
          <table:table-cell table:formula="of:=[.G67]*[.$F$1]" office:value-type="float" office:value="89.25" calcext:value-type="float">
            <text:p>89</text:p>
          </table:table-cell>
          <table:table-cell/>
          <table:table-cell table:style-name="ce5" office:value-type="float" office:value="105" calcext:value-type="float">
            <text:p>105</text:p>
          </table:table-cell>
          <table:table-cell/>
          <table:table-cell table:formula="of:=[.G67]*[.$H$1]" office:value-type="float" office:value="120.75" calcext:value-type="float">
            <text:p>121</text:p>
          </table:table-cell>
          <table:table-cell table:formula="of:=[.I67]*[.$H$1]" office:value-type="float" office:value="138.8625" calcext:value-type="float">
            <text:p>139</text:p>
          </table:table-cell>
          <table:table-cell table:formula="of:=[.J67]*[.$H$1]" office:value-type="float" office:value="159.691875" calcext:value-type="float">
            <text:p>160</text:p>
          </table:table-cell>
          <table:table-cell table:formula="of:=[.K67]*[.$H$1]" office:value-type="float" office:value="183.64565625" calcext:value-type="float">
            <text:p>184</text:p>
          </table:table-cell>
          <table:table-cell table:formula="of:=[.L67]*[.$H$1]" office:value-type="float" office:value="211.1925046875" calcext:value-type="float">
            <text:p>211</text:p>
          </table:table-cell>
          <table:table-cell table:formula="of:=[.M67]*[.$H$1]" office:value-type="float" office:value="242.871380390625" calcext:value-type="float">
            <text:p>243</text:p>
          </table:table-cell>
          <table:table-cell table:number-columns-repeated="16370"/>
        </table:table-row>
        <table:table-row table:style-name="ro1">
          <table:table-cell table:formula="of:=[.B68]*[.$F$1]" office:value-type="float" office:value="47.032763125" calcext:value-type="float">
            <text:p>47</text:p>
          </table:table-cell>
          <table:table-cell table:formula="of:=[.C68]*[.$F$1]" office:value-type="float" office:value="55.3326625" calcext:value-type="float">
            <text:p>55</text:p>
          </table:table-cell>
          <table:table-cell table:formula="of:=[.D68]*[.$F$1]" office:value-type="float" office:value="65.09725" calcext:value-type="float">
            <text:p>65</text:p>
          </table:table-cell>
          <table:table-cell table:formula="of:=[.E68]*[.$F$1]" office:value-type="float" office:value="76.585" calcext:value-type="float">
            <text:p>77</text:p>
          </table:table-cell>
          <table:table-cell table:formula="of:=[.G68]*[.$F$1]" office:value-type="float" office:value="90.1" calcext:value-type="float">
            <text:p>90</text:p>
          </table:table-cell>
          <table:table-cell/>
          <table:table-cell table:style-name="ce5" office:value-type="float" office:value="106" calcext:value-type="float">
            <text:p>106</text:p>
          </table:table-cell>
          <table:table-cell/>
          <table:table-cell table:formula="of:=[.G68]*[.$H$1]" office:value-type="float" office:value="121.9" calcext:value-type="float">
            <text:p>122</text:p>
          </table:table-cell>
          <table:table-cell table:formula="of:=[.I68]*[.$H$1]" office:value-type="float" office:value="140.185" calcext:value-type="float">
            <text:p>140</text:p>
          </table:table-cell>
          <table:table-cell table:formula="of:=[.J68]*[.$H$1]" office:value-type="float" office:value="161.21275" calcext:value-type="float">
            <text:p>161</text:p>
          </table:table-cell>
          <table:table-cell table:formula="of:=[.K68]*[.$H$1]" office:value-type="float" office:value="185.3946625" calcext:value-type="float">
            <text:p>185</text:p>
          </table:table-cell>
          <table:table-cell table:formula="of:=[.L68]*[.$H$1]" office:value-type="float" office:value="213.203861875" calcext:value-type="float">
            <text:p>213</text:p>
          </table:table-cell>
          <table:table-cell table:formula="of:=[.M68]*[.$H$1]" office:value-type="float" office:value="245.18444115625" calcext:value-type="float">
            <text:p>245</text:p>
          </table:table-cell>
          <table:table-cell table:number-columns-repeated="16370"/>
        </table:table-row>
        <table:table-row table:style-name="ro1">
          <table:table-cell table:formula="of:=[.B69]*[.$F$1]" office:value-type="float" office:value="47.4764684375" calcext:value-type="float">
            <text:p>47</text:p>
          </table:table-cell>
          <table:table-cell table:formula="of:=[.C69]*[.$F$1]" office:value-type="float" office:value="55.85466875" calcext:value-type="float">
            <text:p>56</text:p>
          </table:table-cell>
          <table:table-cell table:formula="of:=[.D69]*[.$F$1]" office:value-type="float" office:value="65.711375" calcext:value-type="float">
            <text:p>66</text:p>
          </table:table-cell>
          <table:table-cell table:formula="of:=[.E69]*[.$F$1]" office:value-type="float" office:value="77.3075" calcext:value-type="float">
            <text:p>77</text:p>
          </table:table-cell>
          <table:table-cell table:formula="of:=[.G69]*[.$F$1]" office:value-type="float" office:value="90.95" calcext:value-type="float">
            <text:p>91</text:p>
          </table:table-cell>
          <table:table-cell/>
          <table:table-cell table:style-name="ce5" office:value-type="float" office:value="107" calcext:value-type="float">
            <text:p>107</text:p>
          </table:table-cell>
          <table:table-cell/>
          <table:table-cell table:formula="of:=[.G69]*[.$H$1]" office:value-type="float" office:value="123.05" calcext:value-type="float">
            <text:p>123</text:p>
          </table:table-cell>
          <table:table-cell table:formula="of:=[.I69]*[.$H$1]" office:value-type="float" office:value="141.5075" calcext:value-type="float">
            <text:p>142</text:p>
          </table:table-cell>
          <table:table-cell table:formula="of:=[.J69]*[.$H$1]" office:value-type="float" office:value="162.733625" calcext:value-type="float">
            <text:p>163</text:p>
          </table:table-cell>
          <table:table-cell table:formula="of:=[.K69]*[.$H$1]" office:value-type="float" office:value="187.14366875" calcext:value-type="float">
            <text:p>187</text:p>
          </table:table-cell>
          <table:table-cell table:formula="of:=[.L69]*[.$H$1]" office:value-type="float" office:value="215.2152190625" calcext:value-type="float">
            <text:p>215</text:p>
          </table:table-cell>
          <table:table-cell table:formula="of:=[.M69]*[.$H$1]" office:value-type="float" office:value="247.497501921875" calcext:value-type="float">
            <text:p>247</text:p>
          </table:table-cell>
          <table:table-cell table:number-columns-repeated="16370"/>
        </table:table-row>
        <table:table-row table:style-name="ro1">
          <table:table-cell table:formula="of:=[.B70]*[.$F$1]" office:value-type="float" office:value="47.92017375" calcext:value-type="float">
            <text:p>48</text:p>
          </table:table-cell>
          <table:table-cell table:formula="of:=[.C70]*[.$F$1]" office:value-type="float" office:value="56.376675" calcext:value-type="float">
            <text:p>56</text:p>
          </table:table-cell>
          <table:table-cell table:formula="of:=[.D70]*[.$F$1]" office:value-type="float" office:value="66.3255" calcext:value-type="float">
            <text:p>66</text:p>
          </table:table-cell>
          <table:table-cell table:formula="of:=[.E70]*[.$F$1]" office:value-type="float" office:value="78.03" calcext:value-type="float">
            <text:p>78</text:p>
          </table:table-cell>
          <table:table-cell table:formula="of:=[.G70]*[.$F$1]" office:value-type="float" office:value="91.8" calcext:value-type="float">
            <text:p>92</text:p>
          </table:table-cell>
          <table:table-cell/>
          <table:table-cell table:style-name="ce5" office:value-type="float" office:value="108" calcext:value-type="float">
            <text:p>108</text:p>
          </table:table-cell>
          <table:table-cell/>
          <table:table-cell table:formula="of:=[.G70]*[.$H$1]" office:value-type="float" office:value="124.2" calcext:value-type="float">
            <text:p>124</text:p>
          </table:table-cell>
          <table:table-cell table:formula="of:=[.I70]*[.$H$1]" office:value-type="float" office:value="142.83" calcext:value-type="float">
            <text:p>143</text:p>
          </table:table-cell>
          <table:table-cell table:formula="of:=[.J70]*[.$H$1]" office:value-type="float" office:value="164.2545" calcext:value-type="float">
            <text:p>164</text:p>
          </table:table-cell>
          <table:table-cell table:formula="of:=[.K70]*[.$H$1]" office:value-type="float" office:value="188.892675" calcext:value-type="float">
            <text:p>189</text:p>
          </table:table-cell>
          <table:table-cell table:formula="of:=[.L70]*[.$H$1]" office:value-type="float" office:value="217.22657625" calcext:value-type="float">
            <text:p>217</text:p>
          </table:table-cell>
          <table:table-cell table:formula="of:=[.M70]*[.$H$1]" office:value-type="float" office:value="249.8105626875" calcext:value-type="float">
            <text:p>250</text:p>
          </table:table-cell>
          <table:table-cell table:number-columns-repeated="16370"/>
        </table:table-row>
        <table:table-row table:style-name="ro1">
          <table:table-cell table:formula="of:=[.B71]*[.$F$1]" office:value-type="float" office:value="48.3638790625" calcext:value-type="float">
            <text:p>48</text:p>
          </table:table-cell>
          <table:table-cell table:formula="of:=[.C71]*[.$F$1]" office:value-type="float" office:value="56.89868125" calcext:value-type="float">
            <text:p>57</text:p>
          </table:table-cell>
          <table:table-cell table:formula="of:=[.D71]*[.$F$1]" office:value-type="float" office:value="66.939625" calcext:value-type="float">
            <text:p>67</text:p>
          </table:table-cell>
          <table:table-cell table:formula="of:=[.E71]*[.$F$1]" office:value-type="float" office:value="78.7525" calcext:value-type="float">
            <text:p>79</text:p>
          </table:table-cell>
          <table:table-cell table:formula="of:=[.G71]*[.$F$1]" office:value-type="float" office:value="92.65" calcext:value-type="float">
            <text:p>93</text:p>
          </table:table-cell>
          <table:table-cell/>
          <table:table-cell table:style-name="ce5" office:value-type="float" office:value="109" calcext:value-type="float">
            <text:p>109</text:p>
          </table:table-cell>
          <table:table-cell/>
          <table:table-cell table:formula="of:=[.G71]*[.$H$1]" office:value-type="float" office:value="125.35" calcext:value-type="float">
            <text:p>125</text:p>
          </table:table-cell>
          <table:table-cell table:formula="of:=[.I71]*[.$H$1]" office:value-type="float" office:value="144.1525" calcext:value-type="float">
            <text:p>144</text:p>
          </table:table-cell>
          <table:table-cell table:formula="of:=[.J71]*[.$H$1]" office:value-type="float" office:value="165.775375" calcext:value-type="float">
            <text:p>166</text:p>
          </table:table-cell>
          <table:table-cell table:formula="of:=[.K71]*[.$H$1]" office:value-type="float" office:value="190.64168125" calcext:value-type="float">
            <text:p>191</text:p>
          </table:table-cell>
          <table:table-cell table:formula="of:=[.L71]*[.$H$1]" office:value-type="float" office:value="219.2379334375" calcext:value-type="float">
            <text:p>219</text:p>
          </table:table-cell>
          <table:table-cell table:formula="of:=[.M71]*[.$H$1]" office:value-type="float" office:value="252.123623453125" calcext:value-type="float">
            <text:p>252</text:p>
          </table:table-cell>
          <table:table-cell table:number-columns-repeated="16370"/>
        </table:table-row>
        <table:table-row table:style-name="ro1">
          <table:table-cell table:formula="of:=[.B72]*[.$F$1]" office:value-type="float" office:value="48.807584375" calcext:value-type="float">
            <text:p>49</text:p>
          </table:table-cell>
          <table:table-cell table:formula="of:=[.C72]*[.$F$1]" office:value-type="float" office:value="57.4206875" calcext:value-type="float">
            <text:p>57</text:p>
          </table:table-cell>
          <table:table-cell table:formula="of:=[.D72]*[.$F$1]" office:value-type="float" office:value="67.55375" calcext:value-type="float">
            <text:p>68</text:p>
          </table:table-cell>
          <table:table-cell table:formula="of:=[.E72]*[.$F$1]" office:value-type="float" office:value="79.475" calcext:value-type="float">
            <text:p>79</text:p>
          </table:table-cell>
          <table:table-cell table:formula="of:=[.G72]*[.$F$1]" office:value-type="float" office:value="93.5" calcext:value-type="float">
            <text:p>94</text:p>
          </table:table-cell>
          <table:table-cell/>
          <table:table-cell table:style-name="ce5" office:value-type="float" office:value="110" calcext:value-type="float">
            <text:p>110</text:p>
          </table:table-cell>
          <table:table-cell/>
          <table:table-cell table:formula="of:=[.G72]*[.$H$1]" office:value-type="float" office:value="126.5" calcext:value-type="float">
            <text:p>126</text:p>
          </table:table-cell>
          <table:table-cell table:formula="of:=[.I72]*[.$H$1]" office:value-type="float" office:value="145.475" calcext:value-type="float">
            <text:p>145</text:p>
          </table:table-cell>
          <table:table-cell table:formula="of:=[.J72]*[.$H$1]" office:value-type="float" office:value="167.29625" calcext:value-type="float">
            <text:p>167</text:p>
          </table:table-cell>
          <table:table-cell table:formula="of:=[.K72]*[.$H$1]" office:value-type="float" office:value="192.3906875" calcext:value-type="float">
            <text:p>192</text:p>
          </table:table-cell>
          <table:table-cell table:formula="of:=[.L72]*[.$H$1]" office:value-type="float" office:value="221.249290625" calcext:value-type="float">
            <text:p>221</text:p>
          </table:table-cell>
          <table:table-cell table:formula="of:=[.M72]*[.$H$1]" office:value-type="float" office:value="254.43668421875" calcext:value-type="float">
            <text:p>254</text:p>
          </table:table-cell>
          <table:table-cell table:number-columns-repeated="16370"/>
        </table:table-row>
        <table:table-row table:style-name="ro1">
          <table:table-cell table:formula="of:=[.B73]*[.$F$1]" office:value-type="float" office:value="49.2512896875" calcext:value-type="float">
            <text:p>49</text:p>
          </table:table-cell>
          <table:table-cell table:formula="of:=[.C73]*[.$F$1]" office:value-type="float" office:value="57.94269375" calcext:value-type="float">
            <text:p>58</text:p>
          </table:table-cell>
          <table:table-cell table:formula="of:=[.D73]*[.$F$1]" office:value-type="float" office:value="68.167875" calcext:value-type="float">
            <text:p>68</text:p>
          </table:table-cell>
          <table:table-cell table:formula="of:=[.E73]*[.$F$1]" office:value-type="float" office:value="80.1975" calcext:value-type="float">
            <text:p>80</text:p>
          </table:table-cell>
          <table:table-cell table:formula="of:=[.G73]*[.$F$1]" office:value-type="float" office:value="94.35" calcext:value-type="float">
            <text:p>94</text:p>
          </table:table-cell>
          <table:table-cell/>
          <table:table-cell table:style-name="ce5" office:value-type="float" office:value="111" calcext:value-type="float">
            <text:p>111</text:p>
          </table:table-cell>
          <table:table-cell/>
          <table:table-cell table:formula="of:=[.G73]*[.$H$1]" office:value-type="float" office:value="127.65" calcext:value-type="float">
            <text:p>128</text:p>
          </table:table-cell>
          <table:table-cell table:formula="of:=[.I73]*[.$H$1]" office:value-type="float" office:value="146.7975" calcext:value-type="float">
            <text:p>147</text:p>
          </table:table-cell>
          <table:table-cell table:formula="of:=[.J73]*[.$H$1]" office:value-type="float" office:value="168.817125" calcext:value-type="float">
            <text:p>169</text:p>
          </table:table-cell>
          <table:table-cell table:formula="of:=[.K73]*[.$H$1]" office:value-type="float" office:value="194.13969375" calcext:value-type="float">
            <text:p>194</text:p>
          </table:table-cell>
          <table:table-cell table:formula="of:=[.L73]*[.$H$1]" office:value-type="float" office:value="223.2606478125" calcext:value-type="float">
            <text:p>223</text:p>
          </table:table-cell>
          <table:table-cell table:formula="of:=[.M73]*[.$H$1]" office:value-type="float" office:value="256.749744984375" calcext:value-type="float">
            <text:p>257</text:p>
          </table:table-cell>
          <table:table-cell table:number-columns-repeated="16370"/>
        </table:table-row>
        <table:table-row table:style-name="ro1">
          <table:table-cell table:formula="of:=[.B74]*[.$F$1]" office:value-type="float" office:value="49.694995" calcext:value-type="float">
            <text:p>50</text:p>
          </table:table-cell>
          <table:table-cell table:formula="of:=[.C74]*[.$F$1]" office:value-type="float" office:value="58.4647" calcext:value-type="float">
            <text:p>58</text:p>
          </table:table-cell>
          <table:table-cell table:formula="of:=[.D74]*[.$F$1]" office:value-type="float" office:value="68.782" calcext:value-type="float">
            <text:p>69</text:p>
          </table:table-cell>
          <table:table-cell table:formula="of:=[.E74]*[.$F$1]" office:value-type="float" office:value="80.92" calcext:value-type="float">
            <text:p>81</text:p>
          </table:table-cell>
          <table:table-cell table:formula="of:=[.G74]*[.$F$1]" office:value-type="float" office:value="95.2" calcext:value-type="float">
            <text:p>95</text:p>
          </table:table-cell>
          <table:table-cell/>
          <table:table-cell table:style-name="ce5" office:value-type="float" office:value="112" calcext:value-type="float">
            <text:p>112</text:p>
          </table:table-cell>
          <table:table-cell/>
          <table:table-cell table:formula="of:=[.G74]*[.$H$1]" office:value-type="float" office:value="128.8" calcext:value-type="float">
            <text:p>129</text:p>
          </table:table-cell>
          <table:table-cell table:formula="of:=[.I74]*[.$H$1]" office:value-type="float" office:value="148.12" calcext:value-type="float">
            <text:p>148</text:p>
          </table:table-cell>
          <table:table-cell table:formula="of:=[.J74]*[.$H$1]" office:value-type="float" office:value="170.338" calcext:value-type="float">
            <text:p>170</text:p>
          </table:table-cell>
          <table:table-cell table:formula="of:=[.K74]*[.$H$1]" office:value-type="float" office:value="195.8887" calcext:value-type="float">
            <text:p>196</text:p>
          </table:table-cell>
          <table:table-cell table:formula="of:=[.L74]*[.$H$1]" office:value-type="float" office:value="225.272005" calcext:value-type="float">
            <text:p>225</text:p>
          </table:table-cell>
          <table:table-cell table:formula="of:=[.M74]*[.$H$1]" office:value-type="float" office:value="259.06280575" calcext:value-type="float">
            <text:p>259</text:p>
          </table:table-cell>
          <table:table-cell table:number-columns-repeated="16370"/>
        </table:table-row>
        <table:table-row table:style-name="ro1">
          <table:table-cell table:formula="of:=[.B75]*[.$F$1]" office:value-type="float" office:value="50.1387003125" calcext:value-type="float">
            <text:p>50</text:p>
          </table:table-cell>
          <table:table-cell table:formula="of:=[.C75]*[.$F$1]" office:value-type="float" office:value="58.98670625" calcext:value-type="float">
            <text:p>59</text:p>
          </table:table-cell>
          <table:table-cell table:formula="of:=[.D75]*[.$F$1]" office:value-type="float" office:value="69.396125" calcext:value-type="float">
            <text:p>69</text:p>
          </table:table-cell>
          <table:table-cell table:formula="of:=[.E75]*[.$F$1]" office:value-type="float" office:value="81.6425" calcext:value-type="float">
            <text:p>82</text:p>
          </table:table-cell>
          <table:table-cell table:formula="of:=[.G75]*[.$F$1]" office:value-type="float" office:value="96.05" calcext:value-type="float">
            <text:p>96</text:p>
          </table:table-cell>
          <table:table-cell/>
          <table:table-cell table:style-name="ce5" office:value-type="float" office:value="113" calcext:value-type="float">
            <text:p>113</text:p>
          </table:table-cell>
          <table:table-cell/>
          <table:table-cell table:formula="of:=[.G75]*[.$H$1]" office:value-type="float" office:value="129.95" calcext:value-type="float">
            <text:p>130</text:p>
          </table:table-cell>
          <table:table-cell table:formula="of:=[.I75]*[.$H$1]" office:value-type="float" office:value="149.4425" calcext:value-type="float">
            <text:p>149</text:p>
          </table:table-cell>
          <table:table-cell table:formula="of:=[.J75]*[.$H$1]" office:value-type="float" office:value="171.858875" calcext:value-type="float">
            <text:p>172</text:p>
          </table:table-cell>
          <table:table-cell table:formula="of:=[.K75]*[.$H$1]" office:value-type="float" office:value="197.63770625" calcext:value-type="float">
            <text:p>198</text:p>
          </table:table-cell>
          <table:table-cell table:formula="of:=[.L75]*[.$H$1]" office:value-type="float" office:value="227.2833621875" calcext:value-type="float">
            <text:p>227</text:p>
          </table:table-cell>
          <table:table-cell table:formula="of:=[.M75]*[.$H$1]" office:value-type="float" office:value="261.375866515625" calcext:value-type="float">
            <text:p>261</text:p>
          </table:table-cell>
          <table:table-cell table:number-columns-repeated="16370"/>
        </table:table-row>
        <table:table-row table:style-name="ro1">
          <table:table-cell table:formula="of:=[.B76]*[.$F$1]" office:value-type="float" office:value="50.582405625" calcext:value-type="float">
            <text:p>51</text:p>
          </table:table-cell>
          <table:table-cell table:formula="of:=[.C76]*[.$F$1]" office:value-type="float" office:value="59.5087125" calcext:value-type="float">
            <text:p>60</text:p>
          </table:table-cell>
          <table:table-cell table:formula="of:=[.D76]*[.$F$1]" office:value-type="float" office:value="70.01025" calcext:value-type="float">
            <text:p>70</text:p>
          </table:table-cell>
          <table:table-cell table:formula="of:=[.E76]*[.$F$1]" office:value-type="float" office:value="82.365" calcext:value-type="float">
            <text:p>82</text:p>
          </table:table-cell>
          <table:table-cell table:formula="of:=[.G76]*[.$F$1]" office:value-type="float" office:value="96.9" calcext:value-type="float">
            <text:p>97</text:p>
          </table:table-cell>
          <table:table-cell/>
          <table:table-cell table:style-name="ce5" office:value-type="float" office:value="114" calcext:value-type="float">
            <text:p>114</text:p>
          </table:table-cell>
          <table:table-cell/>
          <table:table-cell table:formula="of:=[.G76]*[.$H$1]" office:value-type="float" office:value="131.1" calcext:value-type="float">
            <text:p>131</text:p>
          </table:table-cell>
          <table:table-cell table:formula="of:=[.I76]*[.$H$1]" office:value-type="float" office:value="150.765" calcext:value-type="float">
            <text:p>151</text:p>
          </table:table-cell>
          <table:table-cell table:formula="of:=[.J76]*[.$H$1]" office:value-type="float" office:value="173.37975" calcext:value-type="float">
            <text:p>173</text:p>
          </table:table-cell>
          <table:table-cell table:formula="of:=[.K76]*[.$H$1]" office:value-type="float" office:value="199.3867125" calcext:value-type="float">
            <text:p>199</text:p>
          </table:table-cell>
          <table:table-cell table:formula="of:=[.L76]*[.$H$1]" office:value-type="float" office:value="229.294719375" calcext:value-type="float">
            <text:p>229</text:p>
          </table:table-cell>
          <table:table-cell table:formula="of:=[.M76]*[.$H$1]" office:value-type="float" office:value="263.68892728125" calcext:value-type="float">
            <text:p>264</text:p>
          </table:table-cell>
          <table:table-cell table:number-columns-repeated="16370"/>
        </table:table-row>
        <table:table-row table:style-name="ro1">
          <table:table-cell table:formula="of:=[.B77]*[.$F$1]" office:value-type="float" office:value="51.0261109375" calcext:value-type="float">
            <text:p>51</text:p>
          </table:table-cell>
          <table:table-cell table:formula="of:=[.C77]*[.$F$1]" office:value-type="float" office:value="60.03071875" calcext:value-type="float">
            <text:p>60</text:p>
          </table:table-cell>
          <table:table-cell table:formula="of:=[.D77]*[.$F$1]" office:value-type="float" office:value="70.624375" calcext:value-type="float">
            <text:p>71</text:p>
          </table:table-cell>
          <table:table-cell table:formula="of:=[.E77]*[.$F$1]" office:value-type="float" office:value="83.0875" calcext:value-type="float">
            <text:p>83</text:p>
          </table:table-cell>
          <table:table-cell table:formula="of:=[.G77]*[.$F$1]" office:value-type="float" office:value="97.75" calcext:value-type="float">
            <text:p>98</text:p>
          </table:table-cell>
          <table:table-cell/>
          <table:table-cell table:style-name="ce5" office:value-type="float" office:value="115" calcext:value-type="float">
            <text:p>115</text:p>
          </table:table-cell>
          <table:table-cell/>
          <table:table-cell table:formula="of:=[.G77]*[.$H$1]" office:value-type="float" office:value="132.25" calcext:value-type="float">
            <text:p>132</text:p>
          </table:table-cell>
          <table:table-cell table:formula="of:=[.I77]*[.$H$1]" office:value-type="float" office:value="152.0875" calcext:value-type="float">
            <text:p>152</text:p>
          </table:table-cell>
          <table:table-cell table:formula="of:=[.J77]*[.$H$1]" office:value-type="float" office:value="174.900625" calcext:value-type="float">
            <text:p>175</text:p>
          </table:table-cell>
          <table:table-cell table:formula="of:=[.K77]*[.$H$1]" office:value-type="float" office:value="201.13571875" calcext:value-type="float">
            <text:p>201</text:p>
          </table:table-cell>
          <table:table-cell table:formula="of:=[.L77]*[.$H$1]" office:value-type="float" office:value="231.3060765625" calcext:value-type="float">
            <text:p>231</text:p>
          </table:table-cell>
          <table:table-cell table:formula="of:=[.M77]*[.$H$1]" office:value-type="float" office:value="266.001988046875" calcext:value-type="float">
            <text:p>266</text:p>
          </table:table-cell>
          <table:table-cell table:number-columns-repeated="16370"/>
        </table:table-row>
        <table:table-row table:style-name="ro1">
          <table:table-cell table:formula="of:=[.B78]*[.$F$1]" office:value-type="float" office:value="51.46981625" calcext:value-type="float">
            <text:p>51</text:p>
          </table:table-cell>
          <table:table-cell table:formula="of:=[.C78]*[.$F$1]" office:value-type="float" office:value="60.552725" calcext:value-type="float">
            <text:p>61</text:p>
          </table:table-cell>
          <table:table-cell table:formula="of:=[.D78]*[.$F$1]" office:value-type="float" office:value="71.2385" calcext:value-type="float">
            <text:p>71</text:p>
          </table:table-cell>
          <table:table-cell table:formula="of:=[.E78]*[.$F$1]" office:value-type="float" office:value="83.81" calcext:value-type="float">
            <text:p>84</text:p>
          </table:table-cell>
          <table:table-cell table:formula="of:=[.G78]*[.$F$1]" office:value-type="float" office:value="98.6" calcext:value-type="float">
            <text:p>99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/>
          <table:table-cell table:formula="of:=[.G78]*[.$H$1]" office:value-type="float" office:value="133.4" calcext:value-type="float">
            <text:p>133</text:p>
          </table:table-cell>
          <table:table-cell table:formula="of:=[.I78]*[.$H$1]" office:value-type="float" office:value="153.41" calcext:value-type="float">
            <text:p>153</text:p>
          </table:table-cell>
          <table:table-cell table:formula="of:=[.J78]*[.$H$1]" office:value-type="float" office:value="176.4215" calcext:value-type="float">
            <text:p>176</text:p>
          </table:table-cell>
          <table:table-cell table:formula="of:=[.K78]*[.$H$1]" office:value-type="float" office:value="202.884725" calcext:value-type="float">
            <text:p>203</text:p>
          </table:table-cell>
          <table:table-cell table:formula="of:=[.L78]*[.$H$1]" office:value-type="float" office:value="233.31743375" calcext:value-type="float">
            <text:p>233</text:p>
          </table:table-cell>
          <table:table-cell table:formula="of:=[.M78]*[.$H$1]" office:value-type="float" office:value="268.3150488125" calcext:value-type="float">
            <text:p>268</text:p>
          </table:table-cell>
          <table:table-cell table:number-columns-repeated="16370"/>
        </table:table-row>
        <table:table-row table:style-name="ro1">
          <table:table-cell table:formula="of:=[.B79]*[.$F$1]" office:value-type="float" office:value="51.9135215625" calcext:value-type="float">
            <text:p>52</text:p>
          </table:table-cell>
          <table:table-cell table:formula="of:=[.C79]*[.$F$1]" office:value-type="float" office:value="61.07473125" calcext:value-type="float">
            <text:p>61</text:p>
          </table:table-cell>
          <table:table-cell table:formula="of:=[.D79]*[.$F$1]" office:value-type="float" office:value="71.852625" calcext:value-type="float">
            <text:p>72</text:p>
          </table:table-cell>
          <table:table-cell table:formula="of:=[.E79]*[.$F$1]" office:value-type="float" office:value="84.5325" calcext:value-type="float">
            <text:p>85</text:p>
          </table:table-cell>
          <table:table-cell table:formula="of:=[.G79]*[.$F$1]" office:value-type="float" office:value="99.45" calcext:value-type="float">
            <text:p>99</text:p>
          </table:table-cell>
          <table:table-cell/>
          <table:table-cell table:style-name="ce5" office:value-type="float" office:value="117" calcext:value-type="float">
            <text:p>117</text:p>
          </table:table-cell>
          <table:table-cell/>
          <table:table-cell table:formula="of:=[.G79]*[.$H$1]" office:value-type="float" office:value="134.55" calcext:value-type="float">
            <text:p>135</text:p>
          </table:table-cell>
          <table:table-cell table:formula="of:=[.I79]*[.$H$1]" office:value-type="float" office:value="154.7325" calcext:value-type="float">
            <text:p>155</text:p>
          </table:table-cell>
          <table:table-cell table:formula="of:=[.J79]*[.$H$1]" office:value-type="float" office:value="177.942375" calcext:value-type="float">
            <text:p>178</text:p>
          </table:table-cell>
          <table:table-cell table:formula="of:=[.K79]*[.$H$1]" office:value-type="float" office:value="204.63373125" calcext:value-type="float">
            <text:p>205</text:p>
          </table:table-cell>
          <table:table-cell table:formula="of:=[.L79]*[.$H$1]" office:value-type="float" office:value="235.3287909375" calcext:value-type="float">
            <text:p>235</text:p>
          </table:table-cell>
          <table:table-cell table:formula="of:=[.M79]*[.$H$1]" office:value-type="float" office:value="270.628109578125" calcext:value-type="float">
            <text:p>271</text:p>
          </table:table-cell>
          <table:table-cell table:number-columns-repeated="16370"/>
        </table:table-row>
        <table:table-row table:style-name="ro1">
          <table:table-cell table:formula="of:=[.B80]*[.$F$1]" office:value-type="float" office:value="52.357226875" calcext:value-type="float">
            <text:p>52</text:p>
          </table:table-cell>
          <table:table-cell table:formula="of:=[.C80]*[.$F$1]" office:value-type="float" office:value="61.5967375" calcext:value-type="float">
            <text:p>62</text:p>
          </table:table-cell>
          <table:table-cell table:formula="of:=[.D80]*[.$F$1]" office:value-type="float" office:value="72.46675" calcext:value-type="float">
            <text:p>72</text:p>
          </table:table-cell>
          <table:table-cell table:formula="of:=[.E80]*[.$F$1]" office:value-type="float" office:value="85.255" calcext:value-type="float">
            <text:p>85</text:p>
          </table:table-cell>
          <table:table-cell table:formula="of:=[.G80]*[.$F$1]" office:value-type="float" office:value="100.3" calcext:value-type="float">
            <text:p>100</text:p>
          </table:table-cell>
          <table:table-cell/>
          <table:table-cell table:style-name="ce5" office:value-type="float" office:value="118" calcext:value-type="float">
            <text:p>118</text:p>
          </table:table-cell>
          <table:table-cell/>
          <table:table-cell table:formula="of:=[.G80]*[.$H$1]" office:value-type="float" office:value="135.7" calcext:value-type="float">
            <text:p>136</text:p>
          </table:table-cell>
          <table:table-cell table:formula="of:=[.I80]*[.$H$1]" office:value-type="float" office:value="156.055" calcext:value-type="float">
            <text:p>156</text:p>
          </table:table-cell>
          <table:table-cell table:formula="of:=[.J80]*[.$H$1]" office:value-type="float" office:value="179.46325" calcext:value-type="float">
            <text:p>179</text:p>
          </table:table-cell>
          <table:table-cell table:formula="of:=[.K80]*[.$H$1]" office:value-type="float" office:value="206.3827375" calcext:value-type="float">
            <text:p>206</text:p>
          </table:table-cell>
          <table:table-cell table:formula="of:=[.L80]*[.$H$1]" office:value-type="float" office:value="237.340148125" calcext:value-type="float">
            <text:p>237</text:p>
          </table:table-cell>
          <table:table-cell table:formula="of:=[.M80]*[.$H$1]" office:value-type="float" office:value="272.94117034375" calcext:value-type="float">
            <text:p>273</text:p>
          </table:table-cell>
          <table:table-cell table:number-columns-repeated="16370"/>
        </table:table-row>
        <table:table-row table:style-name="ro1">
          <table:table-cell table:formula="of:=[.B81]*[.$F$1]" office:value-type="float" office:value="52.8009321875" calcext:value-type="float">
            <text:p>53</text:p>
          </table:table-cell>
          <table:table-cell table:formula="of:=[.C81]*[.$F$1]" office:value-type="float" office:value="62.11874375" calcext:value-type="float">
            <text:p>62</text:p>
          </table:table-cell>
          <table:table-cell table:formula="of:=[.D81]*[.$F$1]" office:value-type="float" office:value="73.080875" calcext:value-type="float">
            <text:p>73</text:p>
          </table:table-cell>
          <table:table-cell table:formula="of:=[.E81]*[.$F$1]" office:value-type="float" office:value="85.9775" calcext:value-type="float">
            <text:p>86</text:p>
          </table:table-cell>
          <table:table-cell table:formula="of:=[.G81]*[.$F$1]" office:value-type="float" office:value="101.15" calcext:value-type="float">
            <text:p>101</text:p>
          </table:table-cell>
          <table:table-cell/>
          <table:table-cell table:style-name="ce5" office:value-type="float" office:value="119" calcext:value-type="float">
            <text:p>119</text:p>
          </table:table-cell>
          <table:table-cell/>
          <table:table-cell table:formula="of:=[.G81]*[.$H$1]" office:value-type="float" office:value="136.85" calcext:value-type="float">
            <text:p>137</text:p>
          </table:table-cell>
          <table:table-cell table:formula="of:=[.I81]*[.$H$1]" office:value-type="float" office:value="157.3775" calcext:value-type="float">
            <text:p>157</text:p>
          </table:table-cell>
          <table:table-cell table:formula="of:=[.J81]*[.$H$1]" office:value-type="float" office:value="180.984125" calcext:value-type="float">
            <text:p>181</text:p>
          </table:table-cell>
          <table:table-cell table:formula="of:=[.K81]*[.$H$1]" office:value-type="float" office:value="208.13174375" calcext:value-type="float">
            <text:p>208</text:p>
          </table:table-cell>
          <table:table-cell table:formula="of:=[.L81]*[.$H$1]" office:value-type="float" office:value="239.3515053125" calcext:value-type="float">
            <text:p>239</text:p>
          </table:table-cell>
          <table:table-cell table:formula="of:=[.M81]*[.$H$1]" office:value-type="float" office:value="275.254231109375" calcext:value-type="float">
            <text:p>275</text:p>
          </table:table-cell>
          <table:table-cell table:number-columns-repeated="16370"/>
        </table:table-row>
        <table:table-row table:style-name="ro1">
          <table:table-cell table:formula="of:=[.B82]*[.$F$1]" office:value-type="float" office:value="53.2446375" calcext:value-type="float">
            <text:p>53</text:p>
          </table:table-cell>
          <table:table-cell table:formula="of:=[.C82]*[.$F$1]" office:value-type="float" office:value="62.64075" calcext:value-type="float">
            <text:p>63</text:p>
          </table:table-cell>
          <table:table-cell table:formula="of:=[.D82]*[.$F$1]" office:value-type="float" office:value="73.695" calcext:value-type="float">
            <text:p>74</text:p>
          </table:table-cell>
          <table:table-cell table:formula="of:=[.E82]*[.$F$1]" office:value-type="float" office:value="86.7" calcext:value-type="float">
            <text:p>87</text:p>
          </table:table-cell>
          <table:table-cell table:formula="of:=[.G82]*[.$F$1]" office:value-type="float" office:value="102" calcext:value-type="float">
            <text:p>102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/>
          <table:table-cell table:formula="of:=[.G82]*[.$H$1]" office:value-type="float" office:value="138" calcext:value-type="float">
            <text:p>138</text:p>
          </table:table-cell>
          <table:table-cell table:formula="of:=[.I82]*[.$H$1]" office:value-type="float" office:value="158.7" calcext:value-type="float">
            <text:p>159</text:p>
          </table:table-cell>
          <table:table-cell table:formula="of:=[.J82]*[.$H$1]" office:value-type="float" office:value="182.505" calcext:value-type="float">
            <text:p>183</text:p>
          </table:table-cell>
          <table:table-cell table:formula="of:=[.K82]*[.$H$1]" office:value-type="float" office:value="209.88075" calcext:value-type="float">
            <text:p>210</text:p>
          </table:table-cell>
          <table:table-cell table:formula="of:=[.L82]*[.$H$1]" office:value-type="float" office:value="241.3628625" calcext:value-type="float">
            <text:p>241</text:p>
          </table:table-cell>
          <table:table-cell table:formula="of:=[.M82]*[.$H$1]" office:value-type="float" office:value="277.567291875" calcext:value-type="float">
            <text:p>278</text:p>
          </table:table-cell>
          <table:table-cell table:number-columns-repeated="16370"/>
        </table:table-row>
        <table:table-row table:style-name="ro1">
          <table:table-cell table:formula="of:=[.B83]*[.$F$1]" office:value-type="float" office:value="53.6883428125" calcext:value-type="float">
            <text:p>54</text:p>
          </table:table-cell>
          <table:table-cell table:formula="of:=[.C83]*[.$F$1]" office:value-type="float" office:value="63.16275625" calcext:value-type="float">
            <text:p>63</text:p>
          </table:table-cell>
          <table:table-cell table:formula="of:=[.D83]*[.$F$1]" office:value-type="float" office:value="74.309125" calcext:value-type="float">
            <text:p>74</text:p>
          </table:table-cell>
          <table:table-cell table:formula="of:=[.E83]*[.$F$1]" office:value-type="float" office:value="87.4225" calcext:value-type="float">
            <text:p>87</text:p>
          </table:table-cell>
          <table:table-cell table:formula="of:=[.G83]*[.$F$1]" office:value-type="float" office:value="102.85" calcext:value-type="float">
            <text:p>103</text:p>
          </table:table-cell>
          <table:table-cell/>
          <table:table-cell table:style-name="ce5" office:value-type="float" office:value="121" calcext:value-type="float">
            <text:p>121</text:p>
          </table:table-cell>
          <table:table-cell/>
          <table:table-cell table:formula="of:=[.G83]*[.$H$1]" office:value-type="float" office:value="139.15" calcext:value-type="float">
            <text:p>139</text:p>
          </table:table-cell>
          <table:table-cell table:formula="of:=[.I83]*[.$H$1]" office:value-type="float" office:value="160.0225" calcext:value-type="float">
            <text:p>160</text:p>
          </table:table-cell>
          <table:table-cell table:formula="of:=[.J83]*[.$H$1]" office:value-type="float" office:value="184.025875" calcext:value-type="float">
            <text:p>184</text:p>
          </table:table-cell>
          <table:table-cell table:formula="of:=[.K83]*[.$H$1]" office:value-type="float" office:value="211.62975625" calcext:value-type="float">
            <text:p>212</text:p>
          </table:table-cell>
          <table:table-cell table:formula="of:=[.L83]*[.$H$1]" office:value-type="float" office:value="243.3742196875" calcext:value-type="float">
            <text:p>243</text:p>
          </table:table-cell>
          <table:table-cell table:formula="of:=[.M83]*[.$H$1]" office:value-type="float" office:value="279.880352640625" calcext:value-type="float">
            <text:p>280</text:p>
          </table:table-cell>
          <table:table-cell table:number-columns-repeated="16370"/>
        </table:table-row>
        <table:table-row table:style-name="ro1">
          <table:table-cell table:formula="of:=[.B84]*[.$F$1]" office:value-type="float" office:value="54.132048125" calcext:value-type="float">
            <text:p>54</text:p>
          </table:table-cell>
          <table:table-cell table:formula="of:=[.C84]*[.$F$1]" office:value-type="float" office:value="63.6847625" calcext:value-type="float">
            <text:p>64</text:p>
          </table:table-cell>
          <table:table-cell table:formula="of:=[.D84]*[.$F$1]" office:value-type="float" office:value="74.92325" calcext:value-type="float">
            <text:p>75</text:p>
          </table:table-cell>
          <table:table-cell table:formula="of:=[.E84]*[.$F$1]" office:value-type="float" office:value="88.145" calcext:value-type="float">
            <text:p>88</text:p>
          </table:table-cell>
          <table:table-cell table:formula="of:=[.G84]*[.$F$1]" office:value-type="float" office:value="103.7" calcext:value-type="float">
            <text:p>104</text:p>
          </table:table-cell>
          <table:table-cell/>
          <table:table-cell table:style-name="ce5" office:value-type="float" office:value="122" calcext:value-type="float">
            <text:p>122</text:p>
          </table:table-cell>
          <table:table-cell/>
          <table:table-cell table:formula="of:=[.G84]*[.$H$1]" office:value-type="float" office:value="140.3" calcext:value-type="float">
            <text:p>140</text:p>
          </table:table-cell>
          <table:table-cell table:formula="of:=[.I84]*[.$H$1]" office:value-type="float" office:value="161.345" calcext:value-type="float">
            <text:p>161</text:p>
          </table:table-cell>
          <table:table-cell table:formula="of:=[.J84]*[.$H$1]" office:value-type="float" office:value="185.54675" calcext:value-type="float">
            <text:p>186</text:p>
          </table:table-cell>
          <table:table-cell table:formula="of:=[.K84]*[.$H$1]" office:value-type="float" office:value="213.3787625" calcext:value-type="float">
            <text:p>213</text:p>
          </table:table-cell>
          <table:table-cell table:formula="of:=[.L84]*[.$H$1]" office:value-type="float" office:value="245.385576875" calcext:value-type="float">
            <text:p>245</text:p>
          </table:table-cell>
          <table:table-cell table:formula="of:=[.M84]*[.$H$1]" office:value-type="float" office:value="282.19341340625" calcext:value-type="float">
            <text:p>282</text:p>
          </table:table-cell>
          <table:table-cell table:number-columns-repeated="16370"/>
        </table:table-row>
        <table:table-row table:style-name="ro1">
          <table:table-cell table:formula="of:=[.B85]*[.$F$1]" office:value-type="float" office:value="54.5757534375" calcext:value-type="float">
            <text:p>55</text:p>
          </table:table-cell>
          <table:table-cell table:formula="of:=[.C85]*[.$F$1]" office:value-type="float" office:value="64.20676875" calcext:value-type="float">
            <text:p>64</text:p>
          </table:table-cell>
          <table:table-cell table:formula="of:=[.D85]*[.$F$1]" office:value-type="float" office:value="75.537375" calcext:value-type="float">
            <text:p>76</text:p>
          </table:table-cell>
          <table:table-cell table:formula="of:=[.E85]*[.$F$1]" office:value-type="float" office:value="88.8675" calcext:value-type="float">
            <text:p>89</text:p>
          </table:table-cell>
          <table:table-cell table:formula="of:=[.G85]*[.$F$1]" office:value-type="float" office:value="104.55" calcext:value-type="float">
            <text:p>105</text:p>
          </table:table-cell>
          <table:table-cell/>
          <table:table-cell table:style-name="ce5" office:value-type="float" office:value="123" calcext:value-type="float">
            <text:p>123</text:p>
          </table:table-cell>
          <table:table-cell/>
          <table:table-cell table:formula="of:=[.G85]*[.$H$1]" office:value-type="float" office:value="141.45" calcext:value-type="float">
            <text:p>141</text:p>
          </table:table-cell>
          <table:table-cell table:formula="of:=[.I85]*[.$H$1]" office:value-type="float" office:value="162.6675" calcext:value-type="float">
            <text:p>163</text:p>
          </table:table-cell>
          <table:table-cell table:formula="of:=[.J85]*[.$H$1]" office:value-type="float" office:value="187.067625" calcext:value-type="float">
            <text:p>187</text:p>
          </table:table-cell>
          <table:table-cell table:formula="of:=[.K85]*[.$H$1]" office:value-type="float" office:value="215.12776875" calcext:value-type="float">
            <text:p>215</text:p>
          </table:table-cell>
          <table:table-cell table:formula="of:=[.L85]*[.$H$1]" office:value-type="float" office:value="247.3969340625" calcext:value-type="float">
            <text:p>247</text:p>
          </table:table-cell>
          <table:table-cell table:formula="of:=[.M85]*[.$H$1]" office:value-type="float" office:value="284.506474171875" calcext:value-type="float">
            <text:p>285</text:p>
          </table:table-cell>
          <table:table-cell table:number-columns-repeated="16370"/>
        </table:table-row>
        <table:table-row table:style-name="ro1">
          <table:table-cell table:formula="of:=[.B86]*[.$F$1]" office:value-type="float" office:value="55.01945875" calcext:value-type="float">
            <text:p>55</text:p>
          </table:table-cell>
          <table:table-cell table:formula="of:=[.C86]*[.$F$1]" office:value-type="float" office:value="64.728775" calcext:value-type="float">
            <text:p>65</text:p>
          </table:table-cell>
          <table:table-cell table:formula="of:=[.D86]*[.$F$1]" office:value-type="float" office:value="76.1515" calcext:value-type="float">
            <text:p>76</text:p>
          </table:table-cell>
          <table:table-cell table:formula="of:=[.E86]*[.$F$1]" office:value-type="float" office:value="89.59" calcext:value-type="float">
            <text:p>90</text:p>
          </table:table-cell>
          <table:table-cell table:formula="of:=[.G86]*[.$F$1]" office:value-type="float" office:value="105.4" calcext:value-type="float">
            <text:p>105</text:p>
          </table:table-cell>
          <table:table-cell/>
          <table:table-cell table:style-name="ce5" office:value-type="float" office:value="124" calcext:value-type="float">
            <text:p>124</text:p>
          </table:table-cell>
          <table:table-cell/>
          <table:table-cell table:formula="of:=[.G86]*[.$H$1]" office:value-type="float" office:value="142.6" calcext:value-type="float">
            <text:p>143</text:p>
          </table:table-cell>
          <table:table-cell table:formula="of:=[.I86]*[.$H$1]" office:value-type="float" office:value="163.99" calcext:value-type="float">
            <text:p>164</text:p>
          </table:table-cell>
          <table:table-cell table:formula="of:=[.J86]*[.$H$1]" office:value-type="float" office:value="188.5885" calcext:value-type="float">
            <text:p>189</text:p>
          </table:table-cell>
          <table:table-cell table:formula="of:=[.K86]*[.$H$1]" office:value-type="float" office:value="216.876775" calcext:value-type="float">
            <text:p>217</text:p>
          </table:table-cell>
          <table:table-cell table:formula="of:=[.L86]*[.$H$1]" office:value-type="float" office:value="249.40829125" calcext:value-type="float">
            <text:p>249</text:p>
          </table:table-cell>
          <table:table-cell table:formula="of:=[.M86]*[.$H$1]" office:value-type="float" office:value="286.8195349375" calcext:value-type="float">
            <text:p>287</text:p>
          </table:table-cell>
          <table:table-cell table:number-columns-repeated="16370"/>
        </table:table-row>
        <table:table-row table:style-name="ro1">
          <table:table-cell table:formula="of:=[.B87]*[.$F$1]" office:value-type="float" office:value="55.4631640625" calcext:value-type="float">
            <text:p>55</text:p>
          </table:table-cell>
          <table:table-cell table:formula="of:=[.C87]*[.$F$1]" office:value-type="float" office:value="65.25078125" calcext:value-type="float">
            <text:p>65</text:p>
          </table:table-cell>
          <table:table-cell table:formula="of:=[.D87]*[.$F$1]" office:value-type="float" office:value="76.765625" calcext:value-type="float">
            <text:p>77</text:p>
          </table:table-cell>
          <table:table-cell table:formula="of:=[.E87]*[.$F$1]" office:value-type="float" office:value="90.3125" calcext:value-type="float">
            <text:p>90</text:p>
          </table:table-cell>
          <table:table-cell table:formula="of:=[.G87]*[.$F$1]" office:value-type="float" office:value="106.25" calcext:value-type="float">
            <text:p>106</text:p>
          </table:table-cell>
          <table:table-cell/>
          <table:table-cell table:style-name="ce5" office:value-type="float" office:value="125" calcext:value-type="float">
            <text:p>125</text:p>
          </table:table-cell>
          <table:table-cell/>
          <table:table-cell table:formula="of:=[.G87]*[.$H$1]" office:value-type="float" office:value="143.75" calcext:value-type="float">
            <text:p>144</text:p>
          </table:table-cell>
          <table:table-cell table:formula="of:=[.I87]*[.$H$1]" office:value-type="float" office:value="165.3125" calcext:value-type="float">
            <text:p>165</text:p>
          </table:table-cell>
          <table:table-cell table:formula="of:=[.J87]*[.$H$1]" office:value-type="float" office:value="190.109375" calcext:value-type="float">
            <text:p>190</text:p>
          </table:table-cell>
          <table:table-cell table:formula="of:=[.K87]*[.$H$1]" office:value-type="float" office:value="218.62578125" calcext:value-type="float">
            <text:p>219</text:p>
          </table:table-cell>
          <table:table-cell table:formula="of:=[.L87]*[.$H$1]" office:value-type="float" office:value="251.4196484375" calcext:value-type="float">
            <text:p>251</text:p>
          </table:table-cell>
          <table:table-cell table:formula="of:=[.M87]*[.$H$1]" office:value-type="float" office:value="289.132595703125" calcext:value-type="float">
            <text:p>289</text:p>
          </table:table-cell>
          <table:table-cell table:number-columns-repeated="16370"/>
        </table:table-row>
        <table:table-row table:style-name="ro1">
          <table:table-cell table:formula="of:=[.B88]*[.$F$1]" office:value-type="float" office:value="55.906869375" calcext:value-type="float">
            <text:p>56</text:p>
          </table:table-cell>
          <table:table-cell table:formula="of:=[.C88]*[.$F$1]" office:value-type="float" office:value="65.7727875" calcext:value-type="float">
            <text:p>66</text:p>
          </table:table-cell>
          <table:table-cell table:formula="of:=[.D88]*[.$F$1]" office:value-type="float" office:value="77.37975" calcext:value-type="float">
            <text:p>77</text:p>
          </table:table-cell>
          <table:table-cell table:formula="of:=[.E88]*[.$F$1]" office:value-type="float" office:value="91.035" calcext:value-type="float">
            <text:p>91</text:p>
          </table:table-cell>
          <table:table-cell table:formula="of:=[.G88]*[.$F$1]" office:value-type="float" office:value="107.1" calcext:value-type="float">
            <text:p>107</text:p>
          </table:table-cell>
          <table:table-cell/>
          <table:table-cell table:style-name="ce5" office:value-type="float" office:value="126" calcext:value-type="float">
            <text:p>126</text:p>
          </table:table-cell>
          <table:table-cell/>
          <table:table-cell table:formula="of:=[.G88]*[.$H$1]" office:value-type="float" office:value="144.9" calcext:value-type="float">
            <text:p>145</text:p>
          </table:table-cell>
          <table:table-cell table:formula="of:=[.I88]*[.$H$1]" office:value-type="float" office:value="166.635" calcext:value-type="float">
            <text:p>167</text:p>
          </table:table-cell>
          <table:table-cell table:formula="of:=[.J88]*[.$H$1]" office:value-type="float" office:value="191.63025" calcext:value-type="float">
            <text:p>192</text:p>
          </table:table-cell>
          <table:table-cell table:formula="of:=[.K88]*[.$H$1]" office:value-type="float" office:value="220.3747875" calcext:value-type="float">
            <text:p>220</text:p>
          </table:table-cell>
          <table:table-cell table:formula="of:=[.L88]*[.$H$1]" office:value-type="float" office:value="253.431005625" calcext:value-type="float">
            <text:p>253</text:p>
          </table:table-cell>
          <table:table-cell table:formula="of:=[.M88]*[.$H$1]" office:value-type="float" office:value="291.44565646875" calcext:value-type="float">
            <text:p>291</text:p>
          </table:table-cell>
          <table:table-cell table:number-columns-repeated="16370"/>
        </table:table-row>
        <table:table-row table:style-name="ro1">
          <table:table-cell table:formula="of:=[.B89]*[.$F$1]" office:value-type="float" office:value="56.3505746875" calcext:value-type="float">
            <text:p>56</text:p>
          </table:table-cell>
          <table:table-cell table:formula="of:=[.C89]*[.$F$1]" office:value-type="float" office:value="66.29479375" calcext:value-type="float">
            <text:p>66</text:p>
          </table:table-cell>
          <table:table-cell table:formula="of:=[.D89]*[.$F$1]" office:value-type="float" office:value="77.993875" calcext:value-type="float">
            <text:p>78</text:p>
          </table:table-cell>
          <table:table-cell table:formula="of:=[.E89]*[.$F$1]" office:value-type="float" office:value="91.7575" calcext:value-type="float">
            <text:p>92</text:p>
          </table:table-cell>
          <table:table-cell table:formula="of:=[.G89]*[.$F$1]" office:value-type="float" office:value="107.95" calcext:value-type="float">
            <text:p>108</text:p>
          </table:table-cell>
          <table:table-cell/>
          <table:table-cell table:style-name="ce5" office:value-type="float" office:value="127" calcext:value-type="float">
            <text:p>127</text:p>
          </table:table-cell>
          <table:table-cell/>
          <table:table-cell table:formula="of:=[.G89]*[.$H$1]" office:value-type="float" office:value="146.05" calcext:value-type="float">
            <text:p>146</text:p>
          </table:table-cell>
          <table:table-cell table:formula="of:=[.I89]*[.$H$1]" office:value-type="float" office:value="167.9575" calcext:value-type="float">
            <text:p>168</text:p>
          </table:table-cell>
          <table:table-cell table:formula="of:=[.J89]*[.$H$1]" office:value-type="float" office:value="193.151125" calcext:value-type="float">
            <text:p>193</text:p>
          </table:table-cell>
          <table:table-cell table:formula="of:=[.K89]*[.$H$1]" office:value-type="float" office:value="222.12379375" calcext:value-type="float">
            <text:p>222</text:p>
          </table:table-cell>
          <table:table-cell table:formula="of:=[.L89]*[.$H$1]" office:value-type="float" office:value="255.4423628125" calcext:value-type="float">
            <text:p>255</text:p>
          </table:table-cell>
          <table:table-cell table:formula="of:=[.M89]*[.$H$1]" office:value-type="float" office:value="293.758717234375" calcext:value-type="float">
            <text:p>294</text:p>
          </table:table-cell>
          <table:table-cell table:number-columns-repeated="16370"/>
        </table:table-row>
        <table:table-row table:style-name="ro1">
          <table:table-cell table:formula="of:=[.B90]*[.$F$1]" office:value-type="float" office:value="56.79428" calcext:value-type="float">
            <text:p>57</text:p>
          </table:table-cell>
          <table:table-cell table:formula="of:=[.C90]*[.$F$1]" office:value-type="float" office:value="66.8168" calcext:value-type="float">
            <text:p>67</text:p>
          </table:table-cell>
          <table:table-cell table:formula="of:=[.D90]*[.$F$1]" office:value-type="float" office:value="78.608" calcext:value-type="float">
            <text:p>79</text:p>
          </table:table-cell>
          <table:table-cell table:formula="of:=[.E90]*[.$F$1]" office:value-type="float" office:value="92.48" calcext:value-type="float">
            <text:p>92</text:p>
          </table:table-cell>
          <table:table-cell table:formula="of:=[.G90]*[.$F$1]" office:value-type="float" office:value="108.8" calcext:value-type="float">
            <text:p>109</text:p>
          </table:table-cell>
          <table:table-cell/>
          <table:table-cell table:style-name="ce5" office:value-type="float" office:value="128" calcext:value-type="float">
            <text:p>128</text:p>
          </table:table-cell>
          <table:table-cell/>
          <table:table-cell table:formula="of:=[.G90]*[.$H$1]" office:value-type="float" office:value="147.2" calcext:value-type="float">
            <text:p>147</text:p>
          </table:table-cell>
          <table:table-cell table:formula="of:=[.I90]*[.$H$1]" office:value-type="float" office:value="169.28" calcext:value-type="float">
            <text:p>169</text:p>
          </table:table-cell>
          <table:table-cell table:formula="of:=[.J90]*[.$H$1]" office:value-type="float" office:value="194.672" calcext:value-type="float">
            <text:p>195</text:p>
          </table:table-cell>
          <table:table-cell table:formula="of:=[.K90]*[.$H$1]" office:value-type="float" office:value="223.8728" calcext:value-type="float">
            <text:p>224</text:p>
          </table:table-cell>
          <table:table-cell table:formula="of:=[.L90]*[.$H$1]" office:value-type="float" office:value="257.45372" calcext:value-type="float">
            <text:p>257</text:p>
          </table:table-cell>
          <table:table-cell table:formula="of:=[.M90]*[.$H$1]" office:value-type="float" office:value="296.071778" calcext:value-type="float">
            <text:p>296</text:p>
          </table:table-cell>
          <table:table-cell table:number-columns-repeated="16370"/>
        </table:table-row>
        <table:table-row table:style-name="ro1">
          <table:table-cell table:formula="of:=[.B91]*[.$F$1]" office:value-type="float" office:value="57.2379853125" calcext:value-type="float">
            <text:p>57</text:p>
          </table:table-cell>
          <table:table-cell table:formula="of:=[.C91]*[.$F$1]" office:value-type="float" office:value="67.33880625" calcext:value-type="float">
            <text:p>67</text:p>
          </table:table-cell>
          <table:table-cell table:formula="of:=[.D91]*[.$F$1]" office:value-type="float" office:value="79.222125" calcext:value-type="float">
            <text:p>79</text:p>
          </table:table-cell>
          <table:table-cell table:formula="of:=[.E91]*[.$F$1]" office:value-type="float" office:value="93.2025" calcext:value-type="float">
            <text:p>93</text:p>
          </table:table-cell>
          <table:table-cell table:formula="of:=[.G91]*[.$F$1]" office:value-type="float" office:value="109.65" calcext:value-type="float">
            <text:p>110</text:p>
          </table:table-cell>
          <table:table-cell/>
          <table:table-cell table:style-name="ce5" office:value-type="float" office:value="129" calcext:value-type="float">
            <text:p>129</text:p>
          </table:table-cell>
          <table:table-cell/>
          <table:table-cell table:formula="of:=[.G91]*[.$H$1]" office:value-type="float" office:value="148.35" calcext:value-type="float">
            <text:p>148</text:p>
          </table:table-cell>
          <table:table-cell table:formula="of:=[.I91]*[.$H$1]" office:value-type="float" office:value="170.6025" calcext:value-type="float">
            <text:p>171</text:p>
          </table:table-cell>
          <table:table-cell table:formula="of:=[.J91]*[.$H$1]" office:value-type="float" office:value="196.192875" calcext:value-type="float">
            <text:p>196</text:p>
          </table:table-cell>
          <table:table-cell table:formula="of:=[.K91]*[.$H$1]" office:value-type="float" office:value="225.62180625" calcext:value-type="float">
            <text:p>226</text:p>
          </table:table-cell>
          <table:table-cell table:formula="of:=[.L91]*[.$H$1]" office:value-type="float" office:value="259.4650771875" calcext:value-type="float">
            <text:p>259</text:p>
          </table:table-cell>
          <table:table-cell table:formula="of:=[.M91]*[.$H$1]" office:value-type="float" office:value="298.384838765625" calcext:value-type="float">
            <text:p>298</text:p>
          </table:table-cell>
          <table:table-cell table:number-columns-repeated="16370"/>
        </table:table-row>
        <table:table-row table:style-name="ro1">
          <table:table-cell table:formula="of:=[.B92]*[.$F$1]" office:value-type="float" office:value="57.681690625" calcext:value-type="float">
            <text:p>58</text:p>
          </table:table-cell>
          <table:table-cell table:formula="of:=[.C92]*[.$F$1]" office:value-type="float" office:value="67.8608125" calcext:value-type="float">
            <text:p>68</text:p>
          </table:table-cell>
          <table:table-cell table:formula="of:=[.D92]*[.$F$1]" office:value-type="float" office:value="79.83625" calcext:value-type="float">
            <text:p>80</text:p>
          </table:table-cell>
          <table:table-cell table:formula="of:=[.E92]*[.$F$1]" office:value-type="float" office:value="93.925" calcext:value-type="float">
            <text:p>94</text:p>
          </table:table-cell>
          <table:table-cell table:formula="of:=[.G92]*[.$F$1]" office:value-type="float" office:value="110.5" calcext:value-type="float">
            <text:p>111</text:p>
          </table:table-cell>
          <table:table-cell/>
          <table:table-cell table:style-name="ce5" office:value-type="float" office:value="130" calcext:value-type="float">
            <text:p>130</text:p>
          </table:table-cell>
          <table:table-cell/>
          <table:table-cell table:formula="of:=[.G92]*[.$H$1]" office:value-type="float" office:value="149.5" calcext:value-type="float">
            <text:p>150</text:p>
          </table:table-cell>
          <table:table-cell table:formula="of:=[.I92]*[.$H$1]" office:value-type="float" office:value="171.925" calcext:value-type="float">
            <text:p>172</text:p>
          </table:table-cell>
          <table:table-cell table:formula="of:=[.J92]*[.$H$1]" office:value-type="float" office:value="197.71375" calcext:value-type="float">
            <text:p>198</text:p>
          </table:table-cell>
          <table:table-cell table:formula="of:=[.K92]*[.$H$1]" office:value-type="float" office:value="227.3708125" calcext:value-type="float">
            <text:p>227</text:p>
          </table:table-cell>
          <table:table-cell table:formula="of:=[.L92]*[.$H$1]" office:value-type="float" office:value="261.476434375" calcext:value-type="float">
            <text:p>261</text:p>
          </table:table-cell>
          <table:table-cell table:formula="of:=[.M92]*[.$H$1]" office:value-type="float" office:value="300.69789953125" calcext:value-type="float">
            <text:p>301</text:p>
          </table:table-cell>
          <table:table-cell table:number-columns-repeated="16370"/>
        </table:table-row>
        <table:table-row table:style-name="ro1">
          <table:table-cell table:formula="of:=[.B93]*[.$F$1]" office:value-type="float" office:value="58.1253959375" calcext:value-type="float">
            <text:p>58</text:p>
          </table:table-cell>
          <table:table-cell table:formula="of:=[.C93]*[.$F$1]" office:value-type="float" office:value="68.38281875" calcext:value-type="float">
            <text:p>68</text:p>
          </table:table-cell>
          <table:table-cell table:formula="of:=[.D93]*[.$F$1]" office:value-type="float" office:value="80.450375" calcext:value-type="float">
            <text:p>80</text:p>
          </table:table-cell>
          <table:table-cell table:formula="of:=[.E93]*[.$F$1]" office:value-type="float" office:value="94.6475" calcext:value-type="float">
            <text:p>95</text:p>
          </table:table-cell>
          <table:table-cell table:formula="of:=[.G93]*[.$F$1]" office:value-type="float" office:value="111.35" calcext:value-type="float">
            <text:p>111</text:p>
          </table:table-cell>
          <table:table-cell/>
          <table:table-cell table:style-name="ce5" office:value-type="float" office:value="131" calcext:value-type="float">
            <text:p>131</text:p>
          </table:table-cell>
          <table:table-cell/>
          <table:table-cell table:formula="of:=[.G93]*[.$H$1]" office:value-type="float" office:value="150.65" calcext:value-type="float">
            <text:p>151</text:p>
          </table:table-cell>
          <table:table-cell table:formula="of:=[.I93]*[.$H$1]" office:value-type="float" office:value="173.2475" calcext:value-type="float">
            <text:p>173</text:p>
          </table:table-cell>
          <table:table-cell table:formula="of:=[.J93]*[.$H$1]" office:value-type="float" office:value="199.234625" calcext:value-type="float">
            <text:p>199</text:p>
          </table:table-cell>
          <table:table-cell table:formula="of:=[.K93]*[.$H$1]" office:value-type="float" office:value="229.11981875" calcext:value-type="float">
            <text:p>229</text:p>
          </table:table-cell>
          <table:table-cell table:formula="of:=[.L93]*[.$H$1]" office:value-type="float" office:value="263.4877915625" calcext:value-type="float">
            <text:p>263</text:p>
          </table:table-cell>
          <table:table-cell table:formula="of:=[.M93]*[.$H$1]" office:value-type="float" office:value="303.010960296875" calcext:value-type="float">
            <text:p>303</text:p>
          </table:table-cell>
          <table:table-cell table:number-columns-repeated="16370"/>
        </table:table-row>
        <table:table-row table:style-name="ro1">
          <table:table-cell table:formula="of:=[.B94]*[.$F$1]" office:value-type="float" office:value="58.56910125" calcext:value-type="float">
            <text:p>59</text:p>
          </table:table-cell>
          <table:table-cell table:formula="of:=[.C94]*[.$F$1]" office:value-type="float" office:value="68.904825" calcext:value-type="float">
            <text:p>69</text:p>
          </table:table-cell>
          <table:table-cell table:formula="of:=[.D94]*[.$F$1]" office:value-type="float" office:value="81.0645" calcext:value-type="float">
            <text:p>81</text:p>
          </table:table-cell>
          <table:table-cell table:formula="of:=[.E94]*[.$F$1]" office:value-type="float" office:value="95.37" calcext:value-type="float">
            <text:p>95</text:p>
          </table:table-cell>
          <table:table-cell table:formula="of:=[.G94]*[.$F$1]" office:value-type="float" office:value="112.2" calcext:value-type="float">
            <text:p>112</text:p>
          </table:table-cell>
          <table:table-cell/>
          <table:table-cell table:style-name="ce5" office:value-type="float" office:value="132" calcext:value-type="float">
            <text:p>132</text:p>
          </table:table-cell>
          <table:table-cell/>
          <table:table-cell table:formula="of:=[.G94]*[.$H$1]" office:value-type="float" office:value="151.8" calcext:value-type="float">
            <text:p>152</text:p>
          </table:table-cell>
          <table:table-cell table:formula="of:=[.I94]*[.$H$1]" office:value-type="float" office:value="174.57" calcext:value-type="float">
            <text:p>175</text:p>
          </table:table-cell>
          <table:table-cell table:formula="of:=[.J94]*[.$H$1]" office:value-type="float" office:value="200.7555" calcext:value-type="float">
            <text:p>201</text:p>
          </table:table-cell>
          <table:table-cell table:formula="of:=[.K94]*[.$H$1]" office:value-type="float" office:value="230.868825" calcext:value-type="float">
            <text:p>231</text:p>
          </table:table-cell>
          <table:table-cell table:formula="of:=[.L94]*[.$H$1]" office:value-type="float" office:value="265.49914875" calcext:value-type="float">
            <text:p>265</text:p>
          </table:table-cell>
          <table:table-cell table:formula="of:=[.M94]*[.$H$1]" office:value-type="float" office:value="305.3240210625" calcext:value-type="float">
            <text:p>305</text:p>
          </table:table-cell>
          <table:table-cell table:number-columns-repeated="16370"/>
        </table:table-row>
        <table:table-row table:style-name="ro1">
          <table:table-cell table:formula="of:=[.B95]*[.$F$1]" office:value-type="float" office:value="59.0128065625" calcext:value-type="float">
            <text:p>59</text:p>
          </table:table-cell>
          <table:table-cell table:formula="of:=[.C95]*[.$F$1]" office:value-type="float" office:value="69.42683125" calcext:value-type="float">
            <text:p>69</text:p>
          </table:table-cell>
          <table:table-cell table:formula="of:=[.D95]*[.$F$1]" office:value-type="float" office:value="81.678625" calcext:value-type="float">
            <text:p>82</text:p>
          </table:table-cell>
          <table:table-cell table:formula="of:=[.E95]*[.$F$1]" office:value-type="float" office:value="96.0925" calcext:value-type="float">
            <text:p>96</text:p>
          </table:table-cell>
          <table:table-cell table:formula="of:=[.G95]*[.$F$1]" office:value-type="float" office:value="113.05" calcext:value-type="float">
            <text:p>113</text:p>
          </table:table-cell>
          <table:table-cell/>
          <table:table-cell table:style-name="ce5" office:value-type="float" office:value="133" calcext:value-type="float">
            <text:p>133</text:p>
          </table:table-cell>
          <table:table-cell/>
          <table:table-cell table:formula="of:=[.G95]*[.$H$1]" office:value-type="float" office:value="152.95" calcext:value-type="float">
            <text:p>153</text:p>
          </table:table-cell>
          <table:table-cell table:formula="of:=[.I95]*[.$H$1]" office:value-type="float" office:value="175.8925" calcext:value-type="float">
            <text:p>176</text:p>
          </table:table-cell>
          <table:table-cell table:formula="of:=[.J95]*[.$H$1]" office:value-type="float" office:value="202.276375" calcext:value-type="float">
            <text:p>202</text:p>
          </table:table-cell>
          <table:table-cell table:formula="of:=[.K95]*[.$H$1]" office:value-type="float" office:value="232.61783125" calcext:value-type="float">
            <text:p>233</text:p>
          </table:table-cell>
          <table:table-cell table:formula="of:=[.L95]*[.$H$1]" office:value-type="float" office:value="267.5105059375" calcext:value-type="float">
            <text:p>268</text:p>
          </table:table-cell>
          <table:table-cell table:formula="of:=[.M95]*[.$H$1]" office:value-type="float" office:value="307.637081828125" calcext:value-type="float">
            <text:p>308</text:p>
          </table:table-cell>
          <table:table-cell table:number-columns-repeated="16370"/>
        </table:table-row>
        <table:table-row table:style-name="ro1">
          <table:table-cell table:formula="of:=[.B96]*[.$F$1]" office:value-type="float" office:value="59.456511875" calcext:value-type="float">
            <text:p>59</text:p>
          </table:table-cell>
          <table:table-cell table:formula="of:=[.C96]*[.$F$1]" office:value-type="float" office:value="69.9488375" calcext:value-type="float">
            <text:p>70</text:p>
          </table:table-cell>
          <table:table-cell table:formula="of:=[.D96]*[.$F$1]" office:value-type="float" office:value="82.29275" calcext:value-type="float">
            <text:p>82</text:p>
          </table:table-cell>
          <table:table-cell table:formula="of:=[.E96]*[.$F$1]" office:value-type="float" office:value="96.815" calcext:value-type="float">
            <text:p>97</text:p>
          </table:table-cell>
          <table:table-cell table:formula="of:=[.G96]*[.$F$1]" office:value-type="float" office:value="113.9" calcext:value-type="float">
            <text:p>114</text:p>
          </table:table-cell>
          <table:table-cell/>
          <table:table-cell table:style-name="ce5" office:value-type="float" office:value="134" calcext:value-type="float">
            <text:p>134</text:p>
          </table:table-cell>
          <table:table-cell/>
          <table:table-cell table:formula="of:=[.G96]*[.$H$1]" office:value-type="float" office:value="154.1" calcext:value-type="float">
            <text:p>154</text:p>
          </table:table-cell>
          <table:table-cell table:formula="of:=[.I96]*[.$H$1]" office:value-type="float" office:value="177.215" calcext:value-type="float">
            <text:p>177</text:p>
          </table:table-cell>
          <table:table-cell table:formula="of:=[.J96]*[.$H$1]" office:value-type="float" office:value="203.79725" calcext:value-type="float">
            <text:p>204</text:p>
          </table:table-cell>
          <table:table-cell table:formula="of:=[.K96]*[.$H$1]" office:value-type="float" office:value="234.3668375" calcext:value-type="float">
            <text:p>234</text:p>
          </table:table-cell>
          <table:table-cell table:formula="of:=[.L96]*[.$H$1]" office:value-type="float" office:value="269.521863125" calcext:value-type="float">
            <text:p>270</text:p>
          </table:table-cell>
          <table:table-cell table:formula="of:=[.M96]*[.$H$1]" office:value-type="float" office:value="309.95014259375" calcext:value-type="float">
            <text:p>310</text:p>
          </table:table-cell>
          <table:table-cell table:number-columns-repeated="16370"/>
        </table:table-row>
        <table:table-row table:style-name="ro1">
          <table:table-cell table:formula="of:=[.B97]*[.$F$1]" office:value-type="float" office:value="59.9002171875" calcext:value-type="float">
            <text:p>60</text:p>
          </table:table-cell>
          <table:table-cell table:formula="of:=[.C97]*[.$F$1]" office:value-type="float" office:value="70.47084375" calcext:value-type="float">
            <text:p>70</text:p>
          </table:table-cell>
          <table:table-cell table:formula="of:=[.D97]*[.$F$1]" office:value-type="float" office:value="82.906875" calcext:value-type="float">
            <text:p>83</text:p>
          </table:table-cell>
          <table:table-cell table:formula="of:=[.E97]*[.$F$1]" office:value-type="float" office:value="97.5375" calcext:value-type="float">
            <text:p>98</text:p>
          </table:table-cell>
          <table:table-cell table:formula="of:=[.G97]*[.$F$1]" office:value-type="float" office:value="114.75" calcext:value-type="float">
            <text:p>115</text:p>
          </table:table-cell>
          <table:table-cell/>
          <table:table-cell table:style-name="ce5" office:value-type="float" office:value="135" calcext:value-type="float">
            <text:p>135</text:p>
          </table:table-cell>
          <table:table-cell/>
          <table:table-cell table:formula="of:=[.G97]*[.$H$1]" office:value-type="float" office:value="155.25" calcext:value-type="float">
            <text:p>155</text:p>
          </table:table-cell>
          <table:table-cell table:formula="of:=[.I97]*[.$H$1]" office:value-type="float" office:value="178.5375" calcext:value-type="float">
            <text:p>179</text:p>
          </table:table-cell>
          <table:table-cell table:formula="of:=[.J97]*[.$H$1]" office:value-type="float" office:value="205.318125" calcext:value-type="float">
            <text:p>205</text:p>
          </table:table-cell>
          <table:table-cell table:formula="of:=[.K97]*[.$H$1]" office:value-type="float" office:value="236.11584375" calcext:value-type="float">
            <text:p>236</text:p>
          </table:table-cell>
          <table:table-cell table:formula="of:=[.L97]*[.$H$1]" office:value-type="float" office:value="271.5332203125" calcext:value-type="float">
            <text:p>272</text:p>
          </table:table-cell>
          <table:table-cell table:formula="of:=[.M97]*[.$H$1]" office:value-type="float" office:value="312.263203359375" calcext:value-type="float">
            <text:p>312</text:p>
          </table:table-cell>
          <table:table-cell table:number-columns-repeated="16370"/>
        </table:table-row>
        <table:table-row table:style-name="ro1">
          <table:table-cell table:formula="of:=[.B98]*[.$F$1]" office:value-type="float" office:value="60.3439225" calcext:value-type="float">
            <text:p>60</text:p>
          </table:table-cell>
          <table:table-cell table:formula="of:=[.C98]*[.$F$1]" office:value-type="float" office:value="70.99285" calcext:value-type="float">
            <text:p>71</text:p>
          </table:table-cell>
          <table:table-cell table:formula="of:=[.D98]*[.$F$1]" office:value-type="float" office:value="83.521" calcext:value-type="float">
            <text:p>84</text:p>
          </table:table-cell>
          <table:table-cell table:formula="of:=[.E98]*[.$F$1]" office:value-type="float" office:value="98.26" calcext:value-type="float">
            <text:p>98</text:p>
          </table:table-cell>
          <table:table-cell table:formula="of:=[.G98]*[.$F$1]" office:value-type="float" office:value="115.6" calcext:value-type="float">
            <text:p>116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/>
          <table:table-cell table:formula="of:=[.G98]*[.$H$1]" office:value-type="float" office:value="156.4" calcext:value-type="float">
            <text:p>156</text:p>
          </table:table-cell>
          <table:table-cell table:formula="of:=[.I98]*[.$H$1]" office:value-type="float" office:value="179.86" calcext:value-type="float">
            <text:p>180</text:p>
          </table:table-cell>
          <table:table-cell table:formula="of:=[.J98]*[.$H$1]" office:value-type="float" office:value="206.839" calcext:value-type="float">
            <text:p>207</text:p>
          </table:table-cell>
          <table:table-cell table:formula="of:=[.K98]*[.$H$1]" office:value-type="float" office:value="237.86485" calcext:value-type="float">
            <text:p>238</text:p>
          </table:table-cell>
          <table:table-cell table:formula="of:=[.L98]*[.$H$1]" office:value-type="float" office:value="273.5445775" calcext:value-type="float">
            <text:p>274</text:p>
          </table:table-cell>
          <table:table-cell table:formula="of:=[.M98]*[.$H$1]" office:value-type="float" office:value="314.576264125" calcext:value-type="float">
            <text:p>315</text:p>
          </table:table-cell>
          <table:table-cell table:number-columns-repeated="16370"/>
        </table:table-row>
        <table:table-row table:style-name="ro1">
          <table:table-cell table:formula="of:=[.B99]*[.$F$1]" office:value-type="float" office:value="60.7876278125" calcext:value-type="float">
            <text:p>61</text:p>
          </table:table-cell>
          <table:table-cell table:formula="of:=[.C99]*[.$F$1]" office:value-type="float" office:value="71.51485625" calcext:value-type="float">
            <text:p>72</text:p>
          </table:table-cell>
          <table:table-cell table:formula="of:=[.D99]*[.$F$1]" office:value-type="float" office:value="84.135125" calcext:value-type="float">
            <text:p>84</text:p>
          </table:table-cell>
          <table:table-cell table:formula="of:=[.E99]*[.$F$1]" office:value-type="float" office:value="98.9825" calcext:value-type="float">
            <text:p>99</text:p>
          </table:table-cell>
          <table:table-cell table:formula="of:=[.G99]*[.$F$1]" office:value-type="float" office:value="116.45" calcext:value-type="float">
            <text:p>116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/>
          <table:table-cell table:formula="of:=[.G99]*[.$H$1]" office:value-type="float" office:value="157.55" calcext:value-type="float">
            <text:p>158</text:p>
          </table:table-cell>
          <table:table-cell table:formula="of:=[.I99]*[.$H$1]" office:value-type="float" office:value="181.1825" calcext:value-type="float">
            <text:p>181</text:p>
          </table:table-cell>
          <table:table-cell table:formula="of:=[.J99]*[.$H$1]" office:value-type="float" office:value="208.359875" calcext:value-type="float">
            <text:p>208</text:p>
          </table:table-cell>
          <table:table-cell table:formula="of:=[.K99]*[.$H$1]" office:value-type="float" office:value="239.61385625" calcext:value-type="float">
            <text:p>240</text:p>
          </table:table-cell>
          <table:table-cell table:formula="of:=[.L99]*[.$H$1]" office:value-type="float" office:value="275.5559346875" calcext:value-type="float">
            <text:p>276</text:p>
          </table:table-cell>
          <table:table-cell table:formula="of:=[.M99]*[.$H$1]" office:value-type="float" office:value="316.889324890625" calcext:value-type="float">
            <text:p>317</text:p>
          </table:table-cell>
          <table:table-cell table:number-columns-repeated="16370"/>
        </table:table-row>
        <table:table-row table:style-name="ro1">
          <table:table-cell table:formula="of:=[.B100]*[.$F$1]" office:value-type="float" office:value="61.231333125" calcext:value-type="float">
            <text:p>61</text:p>
          </table:table-cell>
          <table:table-cell table:formula="of:=[.C100]*[.$F$1]" office:value-type="float" office:value="72.0368625" calcext:value-type="float">
            <text:p>72</text:p>
          </table:table-cell>
          <table:table-cell table:formula="of:=[.D100]*[.$F$1]" office:value-type="float" office:value="84.74925" calcext:value-type="float">
            <text:p>85</text:p>
          </table:table-cell>
          <table:table-cell table:formula="of:=[.E100]*[.$F$1]" office:value-type="float" office:value="99.705" calcext:value-type="float">
            <text:p>100</text:p>
          </table:table-cell>
          <table:table-cell table:formula="of:=[.G100]*[.$F$1]" office:value-type="float" office:value="117.3" calcext:value-type="float">
            <text:p>117</text:p>
          </table:table-cell>
          <table:table-cell/>
          <table:table-cell table:style-name="ce5" office:value-type="float" office:value="138" calcext:value-type="float">
            <text:p>138</text:p>
          </table:table-cell>
          <table:table-cell/>
          <table:table-cell table:formula="of:=[.G100]*[.$H$1]" office:value-type="float" office:value="158.7" calcext:value-type="float">
            <text:p>159</text:p>
          </table:table-cell>
          <table:table-cell table:formula="of:=[.I100]*[.$H$1]" office:value-type="float" office:value="182.505" calcext:value-type="float">
            <text:p>183</text:p>
          </table:table-cell>
          <table:table-cell table:formula="of:=[.J100]*[.$H$1]" office:value-type="float" office:value="209.88075" calcext:value-type="float">
            <text:p>210</text:p>
          </table:table-cell>
          <table:table-cell table:formula="of:=[.K100]*[.$H$1]" office:value-type="float" office:value="241.3628625" calcext:value-type="float">
            <text:p>241</text:p>
          </table:table-cell>
          <table:table-cell table:formula="of:=[.L100]*[.$H$1]" office:value-type="float" office:value="277.567291875" calcext:value-type="float">
            <text:p>278</text:p>
          </table:table-cell>
          <table:table-cell table:formula="of:=[.M100]*[.$H$1]" office:value-type="float" office:value="319.20238565625" calcext:value-type="float">
            <text:p>319</text:p>
          </table:table-cell>
          <table:table-cell table:number-columns-repeated="16370"/>
        </table:table-row>
        <table:table-row table:style-name="ro1">
          <table:table-cell table:formula="of:=[.B101]*[.$F$1]" office:value-type="float" office:value="61.6750384375" calcext:value-type="float">
            <text:p>62</text:p>
          </table:table-cell>
          <table:table-cell table:formula="of:=[.C101]*[.$F$1]" office:value-type="float" office:value="72.55886875" calcext:value-type="float">
            <text:p>73</text:p>
          </table:table-cell>
          <table:table-cell table:formula="of:=[.D101]*[.$F$1]" office:value-type="float" office:value="85.363375" calcext:value-type="float">
            <text:p>85</text:p>
          </table:table-cell>
          <table:table-cell table:formula="of:=[.E101]*[.$F$1]" office:value-type="float" office:value="100.4275" calcext:value-type="float">
            <text:p>100</text:p>
          </table:table-cell>
          <table:table-cell table:formula="of:=[.G101]*[.$F$1]" office:value-type="float" office:value="118.15" calcext:value-type="float">
            <text:p>118</text:p>
          </table:table-cell>
          <table:table-cell/>
          <table:table-cell table:style-name="ce5" office:value-type="float" office:value="139" calcext:value-type="float">
            <text:p>139</text:p>
          </table:table-cell>
          <table:table-cell/>
          <table:table-cell table:formula="of:=[.G101]*[.$H$1]" office:value-type="float" office:value="159.85" calcext:value-type="float">
            <text:p>160</text:p>
          </table:table-cell>
          <table:table-cell table:formula="of:=[.I101]*[.$H$1]" office:value-type="float" office:value="183.8275" calcext:value-type="float">
            <text:p>184</text:p>
          </table:table-cell>
          <table:table-cell table:formula="of:=[.J101]*[.$H$1]" office:value-type="float" office:value="211.401625" calcext:value-type="float">
            <text:p>211</text:p>
          </table:table-cell>
          <table:table-cell table:formula="of:=[.K101]*[.$H$1]" office:value-type="float" office:value="243.11186875" calcext:value-type="float">
            <text:p>243</text:p>
          </table:table-cell>
          <table:table-cell table:formula="of:=[.L101]*[.$H$1]" office:value-type="float" office:value="279.5786490625" calcext:value-type="float">
            <text:p>280</text:p>
          </table:table-cell>
          <table:table-cell table:formula="of:=[.M101]*[.$H$1]" office:value-type="float" office:value="321.515446421875" calcext:value-type="float">
            <text:p>322</text:p>
          </table:table-cell>
          <table:table-cell table:number-columns-repeated="16370"/>
        </table:table-row>
        <table:table-row table:style-name="ro1">
          <table:table-cell table:formula="of:=[.B102]*[.$F$1]" office:value-type="float" office:value="62.11874375" calcext:value-type="float">
            <text:p>62</text:p>
          </table:table-cell>
          <table:table-cell table:formula="of:=[.C102]*[.$F$1]" office:value-type="float" office:value="73.080875" calcext:value-type="float">
            <text:p>73</text:p>
          </table:table-cell>
          <table:table-cell table:formula="of:=[.D102]*[.$F$1]" office:value-type="float" office:value="85.9775" calcext:value-type="float">
            <text:p>86</text:p>
          </table:table-cell>
          <table:table-cell table:formula="of:=[.E102]*[.$F$1]" office:value-type="float" office:value="101.15" calcext:value-type="float">
            <text:p>101</text:p>
          </table:table-cell>
          <table:table-cell table:formula="of:=[.G102]*[.$F$1]" office:value-type="float" office:value="119" calcext:value-type="float">
            <text:p>119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/>
          <table:table-cell table:formula="of:=[.G102]*[.$H$1]" office:value-type="float" office:value="161" calcext:value-type="float">
            <text:p>161</text:p>
          </table:table-cell>
          <table:table-cell table:formula="of:=[.I102]*[.$H$1]" office:value-type="float" office:value="185.15" calcext:value-type="float">
            <text:p>185</text:p>
          </table:table-cell>
          <table:table-cell table:formula="of:=[.J102]*[.$H$1]" office:value-type="float" office:value="212.9225" calcext:value-type="float">
            <text:p>213</text:p>
          </table:table-cell>
          <table:table-cell table:formula="of:=[.K102]*[.$H$1]" office:value-type="float" office:value="244.860875" calcext:value-type="float">
            <text:p>245</text:p>
          </table:table-cell>
          <table:table-cell table:formula="of:=[.L102]*[.$H$1]" office:value-type="float" office:value="281.59000625" calcext:value-type="float">
            <text:p>282</text:p>
          </table:table-cell>
          <table:table-cell table:formula="of:=[.M102]*[.$H$1]" office:value-type="float" office:value="323.8285071875" calcext:value-type="float">
            <text:p>324</text:p>
          </table:table-cell>
          <table:table-cell table:number-columns-repeated="16370"/>
        </table:table-row>
        <table:table-row table:style-name="ro1">
          <table:table-cell table:formula="of:=[.B103]*[.$F$1]" office:value-type="float" office:value="62.5624490625" calcext:value-type="float">
            <text:p>63</text:p>
          </table:table-cell>
          <table:table-cell table:formula="of:=[.C103]*[.$F$1]" office:value-type="float" office:value="73.60288125" calcext:value-type="float">
            <text:p>74</text:p>
          </table:table-cell>
          <table:table-cell table:formula="of:=[.D103]*[.$F$1]" office:value-type="float" office:value="86.591625" calcext:value-type="float">
            <text:p>87</text:p>
          </table:table-cell>
          <table:table-cell table:formula="of:=[.E103]*[.$F$1]" office:value-type="float" office:value="101.8725" calcext:value-type="float">
            <text:p>102</text:p>
          </table:table-cell>
          <table:table-cell table:formula="of:=[.G103]*[.$F$1]" office:value-type="float" office:value="119.85" calcext:value-type="float">
            <text:p>120</text:p>
          </table:table-cell>
          <table:table-cell/>
          <table:table-cell table:style-name="ce5" office:value-type="float" office:value="141" calcext:value-type="float">
            <text:p>141</text:p>
          </table:table-cell>
          <table:table-cell/>
          <table:table-cell table:formula="of:=[.G103]*[.$H$1]" office:value-type="float" office:value="162.15" calcext:value-type="float">
            <text:p>162</text:p>
          </table:table-cell>
          <table:table-cell table:formula="of:=[.I103]*[.$H$1]" office:value-type="float" office:value="186.4725" calcext:value-type="float">
            <text:p>186</text:p>
          </table:table-cell>
          <table:table-cell table:formula="of:=[.J103]*[.$H$1]" office:value-type="float" office:value="214.443375" calcext:value-type="float">
            <text:p>214</text:p>
          </table:table-cell>
          <table:table-cell table:formula="of:=[.K103]*[.$H$1]" office:value-type="float" office:value="246.60988125" calcext:value-type="float">
            <text:p>247</text:p>
          </table:table-cell>
          <table:table-cell table:formula="of:=[.L103]*[.$H$1]" office:value-type="float" office:value="283.6013634375" calcext:value-type="float">
            <text:p>284</text:p>
          </table:table-cell>
          <table:table-cell table:formula="of:=[.M103]*[.$H$1]" office:value-type="float" office:value="326.141567953125" calcext:value-type="float">
            <text:p>326</text:p>
          </table:table-cell>
          <table:table-cell table:number-columns-repeated="16370"/>
        </table:table-row>
        <table:table-row table:style-name="ro1">
          <table:table-cell table:formula="of:=[.B104]*[.$F$1]" office:value-type="float" office:value="63.006154375" calcext:value-type="float">
            <text:p>63</text:p>
          </table:table-cell>
          <table:table-cell table:formula="of:=[.C104]*[.$F$1]" office:value-type="float" office:value="74.1248875" calcext:value-type="float">
            <text:p>74</text:p>
          </table:table-cell>
          <table:table-cell table:formula="of:=[.D104]*[.$F$1]" office:value-type="float" office:value="87.20575" calcext:value-type="float">
            <text:p>87</text:p>
          </table:table-cell>
          <table:table-cell table:formula="of:=[.E104]*[.$F$1]" office:value-type="float" office:value="102.595" calcext:value-type="float">
            <text:p>103</text:p>
          </table:table-cell>
          <table:table-cell table:formula="of:=[.G104]*[.$F$1]" office:value-type="float" office:value="120.7" calcext:value-type="float">
            <text:p>121</text:p>
          </table:table-cell>
          <table:table-cell/>
          <table:table-cell table:style-name="ce5" office:value-type="float" office:value="142" calcext:value-type="float">
            <text:p>142</text:p>
          </table:table-cell>
          <table:table-cell/>
          <table:table-cell table:formula="of:=[.G104]*[.$H$1]" office:value-type="float" office:value="163.3" calcext:value-type="float">
            <text:p>163</text:p>
          </table:table-cell>
          <table:table-cell table:formula="of:=[.I104]*[.$H$1]" office:value-type="float" office:value="187.795" calcext:value-type="float">
            <text:p>188</text:p>
          </table:table-cell>
          <table:table-cell table:formula="of:=[.J104]*[.$H$1]" office:value-type="float" office:value="215.96425" calcext:value-type="float">
            <text:p>216</text:p>
          </table:table-cell>
          <table:table-cell table:formula="of:=[.K104]*[.$H$1]" office:value-type="float" office:value="248.3588875" calcext:value-type="float">
            <text:p>248</text:p>
          </table:table-cell>
          <table:table-cell table:formula="of:=[.L104]*[.$H$1]" office:value-type="float" office:value="285.612720625" calcext:value-type="float">
            <text:p>286</text:p>
          </table:table-cell>
          <table:table-cell table:formula="of:=[.M104]*[.$H$1]" office:value-type="float" office:value="328.45462871875" calcext:value-type="float">
            <text:p>328</text:p>
          </table:table-cell>
          <table:table-cell table:number-columns-repeated="16370"/>
        </table:table-row>
        <table:table-row table:style-name="ro1">
          <table:table-cell table:formula="of:=[.B105]*[.$F$1]" office:value-type="float" office:value="63.4498596875" calcext:value-type="float">
            <text:p>63</text:p>
          </table:table-cell>
          <table:table-cell table:formula="of:=[.C105]*[.$F$1]" office:value-type="float" office:value="74.64689375" calcext:value-type="float">
            <text:p>75</text:p>
          </table:table-cell>
          <table:table-cell table:formula="of:=[.D105]*[.$F$1]" office:value-type="float" office:value="87.819875" calcext:value-type="float">
            <text:p>88</text:p>
          </table:table-cell>
          <table:table-cell table:formula="of:=[.E105]*[.$F$1]" office:value-type="float" office:value="103.3175" calcext:value-type="float">
            <text:p>103</text:p>
          </table:table-cell>
          <table:table-cell table:formula="of:=[.G105]*[.$F$1]" office:value-type="float" office:value="121.55" calcext:value-type="float">
            <text:p>122</text:p>
          </table:table-cell>
          <table:table-cell/>
          <table:table-cell table:style-name="ce5" office:value-type="float" office:value="143" calcext:value-type="float">
            <text:p>143</text:p>
          </table:table-cell>
          <table:table-cell/>
          <table:table-cell table:formula="of:=[.G105]*[.$H$1]" office:value-type="float" office:value="164.45" calcext:value-type="float">
            <text:p>164</text:p>
          </table:table-cell>
          <table:table-cell table:formula="of:=[.I105]*[.$H$1]" office:value-type="float" office:value="189.1175" calcext:value-type="float">
            <text:p>189</text:p>
          </table:table-cell>
          <table:table-cell table:formula="of:=[.J105]*[.$H$1]" office:value-type="float" office:value="217.485125" calcext:value-type="float">
            <text:p>217</text:p>
          </table:table-cell>
          <table:table-cell table:formula="of:=[.K105]*[.$H$1]" office:value-type="float" office:value="250.10789375" calcext:value-type="float">
            <text:p>250</text:p>
          </table:table-cell>
          <table:table-cell table:formula="of:=[.L105]*[.$H$1]" office:value-type="float" office:value="287.6240778125" calcext:value-type="float">
            <text:p>288</text:p>
          </table:table-cell>
          <table:table-cell table:formula="of:=[.M105]*[.$H$1]" office:value-type="float" office:value="330.767689484375" calcext:value-type="float">
            <text:p>331</text:p>
          </table:table-cell>
          <table:table-cell table:number-columns-repeated="16370"/>
        </table:table-row>
        <table:table-row table:style-name="ro1">
          <table:table-cell table:formula="of:=[.B106]*[.$F$1]" office:value-type="float" office:value="63.893565" calcext:value-type="float">
            <text:p>64</text:p>
          </table:table-cell>
          <table:table-cell table:formula="of:=[.C106]*[.$F$1]" office:value-type="float" office:value="75.1689" calcext:value-type="float">
            <text:p>75</text:p>
          </table:table-cell>
          <table:table-cell table:formula="of:=[.D106]*[.$F$1]" office:value-type="float" office:value="88.434" calcext:value-type="float">
            <text:p>88</text:p>
          </table:table-cell>
          <table:table-cell table:formula="of:=[.E106]*[.$F$1]" office:value-type="float" office:value="104.04" calcext:value-type="float">
            <text:p>104</text:p>
          </table:table-cell>
          <table:table-cell table:formula="of:=[.G106]*[.$F$1]" office:value-type="float" office:value="122.4" calcext:value-type="float">
            <text:p>122</text:p>
          </table:table-cell>
          <table:table-cell/>
          <table:table-cell table:style-name="ce5" office:value-type="float" office:value="144" calcext:value-type="float">
            <text:p>144</text:p>
          </table:table-cell>
          <table:table-cell/>
          <table:table-cell table:formula="of:=[.G106]*[.$H$1]" office:value-type="float" office:value="165.6" calcext:value-type="float">
            <text:p>166</text:p>
          </table:table-cell>
          <table:table-cell table:formula="of:=[.I106]*[.$H$1]" office:value-type="float" office:value="190.44" calcext:value-type="float">
            <text:p>190</text:p>
          </table:table-cell>
          <table:table-cell table:formula="of:=[.J106]*[.$H$1]" office:value-type="float" office:value="219.006" calcext:value-type="float">
            <text:p>219</text:p>
          </table:table-cell>
          <table:table-cell table:formula="of:=[.K106]*[.$H$1]" office:value-type="float" office:value="251.8569" calcext:value-type="float">
            <text:p>252</text:p>
          </table:table-cell>
          <table:table-cell table:formula="of:=[.L106]*[.$H$1]" office:value-type="float" office:value="289.635435" calcext:value-type="float">
            <text:p>290</text:p>
          </table:table-cell>
          <table:table-cell table:formula="of:=[.M106]*[.$H$1]" office:value-type="float" office:value="333.08075025" calcext:value-type="float">
            <text:p>333</text:p>
          </table:table-cell>
          <table:table-cell table:number-columns-repeated="16370"/>
        </table:table-row>
        <table:table-row table:style-name="ro1">
          <table:table-cell table:formula="of:=[.B107]*[.$F$1]" office:value-type="float" office:value="64.3372703125" calcext:value-type="float">
            <text:p>64</text:p>
          </table:table-cell>
          <table:table-cell table:formula="of:=[.C107]*[.$F$1]" office:value-type="float" office:value="75.69090625" calcext:value-type="float">
            <text:p>76</text:p>
          </table:table-cell>
          <table:table-cell table:formula="of:=[.D107]*[.$F$1]" office:value-type="float" office:value="89.048125" calcext:value-type="float">
            <text:p>89</text:p>
          </table:table-cell>
          <table:table-cell table:formula="of:=[.E107]*[.$F$1]" office:value-type="float" office:value="104.7625" calcext:value-type="float">
            <text:p>105</text:p>
          </table:table-cell>
          <table:table-cell table:formula="of:=[.G107]*[.$F$1]" office:value-type="float" office:value="123.25" calcext:value-type="float">
            <text:p>123</text:p>
          </table:table-cell>
          <table:table-cell/>
          <table:table-cell table:style-name="ce5" office:value-type="float" office:value="145" calcext:value-type="float">
            <text:p>145</text:p>
          </table:table-cell>
          <table:table-cell/>
          <table:table-cell table:formula="of:=[.G107]*[.$H$1]" office:value-type="float" office:value="166.75" calcext:value-type="float">
            <text:p>167</text:p>
          </table:table-cell>
          <table:table-cell table:formula="of:=[.I107]*[.$H$1]" office:value-type="float" office:value="191.7625" calcext:value-type="float">
            <text:p>192</text:p>
          </table:table-cell>
          <table:table-cell table:formula="of:=[.J107]*[.$H$1]" office:value-type="float" office:value="220.526875" calcext:value-type="float">
            <text:p>221</text:p>
          </table:table-cell>
          <table:table-cell table:formula="of:=[.K107]*[.$H$1]" office:value-type="float" office:value="253.60590625" calcext:value-type="float">
            <text:p>254</text:p>
          </table:table-cell>
          <table:table-cell table:formula="of:=[.L107]*[.$H$1]" office:value-type="float" office:value="291.6467921875" calcext:value-type="float">
            <text:p>292</text:p>
          </table:table-cell>
          <table:table-cell table:formula="of:=[.M107]*[.$H$1]" office:value-type="float" office:value="335.393811015625" calcext:value-type="float">
            <text:p>335</text:p>
          </table:table-cell>
          <table:table-cell table:number-columns-repeated="16370"/>
        </table:table-row>
        <table:table-row table:style-name="ro1">
          <table:table-cell table:formula="of:=[.B108]*[.$F$1]" office:value-type="float" office:value="64.780975625" calcext:value-type="float">
            <text:p>65</text:p>
          </table:table-cell>
          <table:table-cell table:formula="of:=[.C108]*[.$F$1]" office:value-type="float" office:value="76.2129125" calcext:value-type="float">
            <text:p>76</text:p>
          </table:table-cell>
          <table:table-cell table:formula="of:=[.D108]*[.$F$1]" office:value-type="float" office:value="89.66225" calcext:value-type="float">
            <text:p>90</text:p>
          </table:table-cell>
          <table:table-cell table:formula="of:=[.E108]*[.$F$1]" office:value-type="float" office:value="105.485" calcext:value-type="float">
            <text:p>105</text:p>
          </table:table-cell>
          <table:table-cell table:formula="of:=[.G108]*[.$F$1]" office:value-type="float" office:value="124.1" calcext:value-type="float">
            <text:p>124</text:p>
          </table:table-cell>
          <table:table-cell/>
          <table:table-cell table:style-name="ce5" office:value-type="float" office:value="146" calcext:value-type="float">
            <text:p>146</text:p>
          </table:table-cell>
          <table:table-cell/>
          <table:table-cell table:formula="of:=[.G108]*[.$H$1]" office:value-type="float" office:value="167.9" calcext:value-type="float">
            <text:p>168</text:p>
          </table:table-cell>
          <table:table-cell table:formula="of:=[.I108]*[.$H$1]" office:value-type="float" office:value="193.085" calcext:value-type="float">
            <text:p>193</text:p>
          </table:table-cell>
          <table:table-cell table:formula="of:=[.J108]*[.$H$1]" office:value-type="float" office:value="222.04775" calcext:value-type="float">
            <text:p>222</text:p>
          </table:table-cell>
          <table:table-cell table:formula="of:=[.K108]*[.$H$1]" office:value-type="float" office:value="255.3549125" calcext:value-type="float">
            <text:p>255</text:p>
          </table:table-cell>
          <table:table-cell table:formula="of:=[.L108]*[.$H$1]" office:value-type="float" office:value="293.658149375" calcext:value-type="float">
            <text:p>294</text:p>
          </table:table-cell>
          <table:table-cell table:formula="of:=[.M108]*[.$H$1]" office:value-type="float" office:value="337.70687178125" calcext:value-type="float">
            <text:p>338</text:p>
          </table:table-cell>
          <table:table-cell table:number-columns-repeated="16370"/>
        </table:table-row>
        <table:table-row table:style-name="ro1">
          <table:table-cell table:formula="of:=[.B109]*[.$F$1]" office:value-type="float" office:value="65.2246809375" calcext:value-type="float">
            <text:p>65</text:p>
          </table:table-cell>
          <table:table-cell table:formula="of:=[.C109]*[.$F$1]" office:value-type="float" office:value="76.73491875" calcext:value-type="float">
            <text:p>77</text:p>
          </table:table-cell>
          <table:table-cell table:formula="of:=[.D109]*[.$F$1]" office:value-type="float" office:value="90.276375" calcext:value-type="float">
            <text:p>90</text:p>
          </table:table-cell>
          <table:table-cell table:formula="of:=[.E109]*[.$F$1]" office:value-type="float" office:value="106.2075" calcext:value-type="float">
            <text:p>106</text:p>
          </table:table-cell>
          <table:table-cell table:formula="of:=[.G109]*[.$F$1]" office:value-type="float" office:value="124.95" calcext:value-type="float">
            <text:p>125</text:p>
          </table:table-cell>
          <table:table-cell/>
          <table:table-cell table:style-name="ce5" office:value-type="float" office:value="147" calcext:value-type="float">
            <text:p>147</text:p>
          </table:table-cell>
          <table:table-cell/>
          <table:table-cell table:formula="of:=[.G109]*[.$H$1]" office:value-type="float" office:value="169.05" calcext:value-type="float">
            <text:p>169</text:p>
          </table:table-cell>
          <table:table-cell table:formula="of:=[.I109]*[.$H$1]" office:value-type="float" office:value="194.4075" calcext:value-type="float">
            <text:p>194</text:p>
          </table:table-cell>
          <table:table-cell table:formula="of:=[.J109]*[.$H$1]" office:value-type="float" office:value="223.568625" calcext:value-type="float">
            <text:p>224</text:p>
          </table:table-cell>
          <table:table-cell table:formula="of:=[.K109]*[.$H$1]" office:value-type="float" office:value="257.10391875" calcext:value-type="float">
            <text:p>257</text:p>
          </table:table-cell>
          <table:table-cell table:formula="of:=[.L109]*[.$H$1]" office:value-type="float" office:value="295.6695065625" calcext:value-type="float">
            <text:p>296</text:p>
          </table:table-cell>
          <table:table-cell table:formula="of:=[.M109]*[.$H$1]" office:value-type="float" office:value="340.019932546875" calcext:value-type="float">
            <text:p>340</text:p>
          </table:table-cell>
          <table:table-cell table:number-columns-repeated="16370"/>
        </table:table-row>
        <table:table-row table:style-name="ro1">
          <table:table-cell table:formula="of:=[.B110]*[.$F$1]" office:value-type="float" office:value="65.66838625" calcext:value-type="float">
            <text:p>66</text:p>
          </table:table-cell>
          <table:table-cell table:formula="of:=[.C110]*[.$F$1]" office:value-type="float" office:value="77.256925" calcext:value-type="float">
            <text:p>77</text:p>
          </table:table-cell>
          <table:table-cell table:formula="of:=[.D110]*[.$F$1]" office:value-type="float" office:value="90.8905" calcext:value-type="float">
            <text:p>91</text:p>
          </table:table-cell>
          <table:table-cell table:formula="of:=[.E110]*[.$F$1]" office:value-type="float" office:value="106.93" calcext:value-type="float">
            <text:p>107</text:p>
          </table:table-cell>
          <table:table-cell table:formula="of:=[.G110]*[.$F$1]" office:value-type="float" office:value="125.8" calcext:value-type="float">
            <text:p>126</text:p>
          </table:table-cell>
          <table:table-cell/>
          <table:table-cell table:style-name="ce5" office:value-type="float" office:value="148" calcext:value-type="float">
            <text:p>148</text:p>
          </table:table-cell>
          <table:table-cell/>
          <table:table-cell table:formula="of:=[.G110]*[.$H$1]" office:value-type="float" office:value="170.2" calcext:value-type="float">
            <text:p>170</text:p>
          </table:table-cell>
          <table:table-cell table:formula="of:=[.I110]*[.$H$1]" office:value-type="float" office:value="195.73" calcext:value-type="float">
            <text:p>196</text:p>
          </table:table-cell>
          <table:table-cell table:formula="of:=[.J110]*[.$H$1]" office:value-type="float" office:value="225.0895" calcext:value-type="float">
            <text:p>225</text:p>
          </table:table-cell>
          <table:table-cell table:formula="of:=[.K110]*[.$H$1]" office:value-type="float" office:value="258.852925" calcext:value-type="float">
            <text:p>259</text:p>
          </table:table-cell>
          <table:table-cell table:formula="of:=[.L110]*[.$H$1]" office:value-type="float" office:value="297.68086375" calcext:value-type="float">
            <text:p>298</text:p>
          </table:table-cell>
          <table:table-cell table:formula="of:=[.M110]*[.$H$1]" office:value-type="float" office:value="342.3329933125" calcext:value-type="float">
            <text:p>342</text:p>
          </table:table-cell>
          <table:table-cell table:number-columns-repeated="16370"/>
        </table:table-row>
        <table:table-row table:style-name="ro1">
          <table:table-cell table:formula="of:=[.B111]*[.$F$1]" office:value-type="float" office:value="66.1120915625" calcext:value-type="float">
            <text:p>66</text:p>
          </table:table-cell>
          <table:table-cell table:formula="of:=[.C111]*[.$F$1]" office:value-type="float" office:value="77.77893125" calcext:value-type="float">
            <text:p>78</text:p>
          </table:table-cell>
          <table:table-cell table:formula="of:=[.D111]*[.$F$1]" office:value-type="float" office:value="91.504625" calcext:value-type="float">
            <text:p>92</text:p>
          </table:table-cell>
          <table:table-cell table:formula="of:=[.E111]*[.$F$1]" office:value-type="float" office:value="107.6525" calcext:value-type="float">
            <text:p>108</text:p>
          </table:table-cell>
          <table:table-cell table:formula="of:=[.G111]*[.$F$1]" office:value-type="float" office:value="126.65" calcext:value-type="float">
            <text:p>127</text:p>
          </table:table-cell>
          <table:table-cell/>
          <table:table-cell table:style-name="ce5" office:value-type="float" office:value="149" calcext:value-type="float">
            <text:p>149</text:p>
          </table:table-cell>
          <table:table-cell/>
          <table:table-cell table:formula="of:=[.G111]*[.$H$1]" office:value-type="float" office:value="171.35" calcext:value-type="float">
            <text:p>171</text:p>
          </table:table-cell>
          <table:table-cell table:formula="of:=[.I111]*[.$H$1]" office:value-type="float" office:value="197.0525" calcext:value-type="float">
            <text:p>197</text:p>
          </table:table-cell>
          <table:table-cell table:formula="of:=[.J111]*[.$H$1]" office:value-type="float" office:value="226.610375" calcext:value-type="float">
            <text:p>227</text:p>
          </table:table-cell>
          <table:table-cell table:formula="of:=[.K111]*[.$H$1]" office:value-type="float" office:value="260.60193125" calcext:value-type="float">
            <text:p>261</text:p>
          </table:table-cell>
          <table:table-cell table:formula="of:=[.L111]*[.$H$1]" office:value-type="float" office:value="299.6922209375" calcext:value-type="float">
            <text:p>300</text:p>
          </table:table-cell>
          <table:table-cell table:formula="of:=[.M111]*[.$H$1]" office:value-type="float" office:value="344.646054078125" calcext:value-type="float">
            <text:p>345</text:p>
          </table:table-cell>
          <table:table-cell table:number-columns-repeated="16370"/>
        </table:table-row>
        <table:table-row table:style-name="ro1">
          <table:table-cell table:formula="of:=[.B112]*[.$F$1]" office:value-type="float" office:value="66.555796875" calcext:value-type="float">
            <text:p>67</text:p>
          </table:table-cell>
          <table:table-cell table:formula="of:=[.C112]*[.$F$1]" office:value-type="float" office:value="78.3009375" calcext:value-type="float">
            <text:p>78</text:p>
          </table:table-cell>
          <table:table-cell table:formula="of:=[.D112]*[.$F$1]" office:value-type="float" office:value="92.11875" calcext:value-type="float">
            <text:p>92</text:p>
          </table:table-cell>
          <table:table-cell table:formula="of:=[.E112]*[.$F$1]" office:value-type="float" office:value="108.375" calcext:value-type="float">
            <text:p>108</text:p>
          </table:table-cell>
          <table:table-cell table:formula="of:=[.G112]*[.$F$1]" office:value-type="float" office:value="127.5" calcext:value-type="float">
            <text:p>128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/>
          <table:table-cell table:formula="of:=[.G112]*[.$H$1]" office:value-type="float" office:value="172.5" calcext:value-type="float">
            <text:p>173</text:p>
          </table:table-cell>
          <table:table-cell table:formula="of:=[.I112]*[.$H$1]" office:value-type="float" office:value="198.375" calcext:value-type="float">
            <text:p>198</text:p>
          </table:table-cell>
          <table:table-cell table:formula="of:=[.J112]*[.$H$1]" office:value-type="float" office:value="228.13125" calcext:value-type="float">
            <text:p>228</text:p>
          </table:table-cell>
          <table:table-cell table:formula="of:=[.K112]*[.$H$1]" office:value-type="float" office:value="262.3509375" calcext:value-type="float">
            <text:p>262</text:p>
          </table:table-cell>
          <table:table-cell table:formula="of:=[.L112]*[.$H$1]" office:value-type="float" office:value="301.703578125" calcext:value-type="float">
            <text:p>302</text:p>
          </table:table-cell>
          <table:table-cell table:formula="of:=[.M112]*[.$H$1]" office:value-type="float" office:value="346.95911484375" calcext:value-type="float">
            <text:p>347</text:p>
          </table:table-cell>
          <table:table-cell table:number-columns-repeated="16370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ce8"/>
        <table:table-column table:style-name="co4" table:default-cell-style-name="Default"/>
        <table:table-column table:style-name="co1" table:number-columns-repeated="16376" table:default-cell-style-name="Default"/>
        <table:table-row table:style-name="ro1"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2" calcext:value-type="float">
            <text:p>-2</text:p>
          </table:table-cell>
          <table:table-cell table:style-name="ce3" office:value-type="float" office:value="0.85" calcext:value-type="float">
            <text:p>0.85</text:p>
          </table:table-cell>
          <table:table-cell table:style-name="ce5" office:value-type="string" calcext:value-type="string">
            <text:p>kVp</text:p>
          </table:table-cell>
          <table:table-cell table:style-name="ce3" office:value-type="float" office:value="1.15" calcext:value-type="float">
            <text:p>1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8" table:number-columns-repeated="16370"/>
        </table:table-row>
        <table:table-row table:style-name="ro1">
          <table:table-cell table:style-name="ce2" table:formula="of:=[.B2]*[.$F$1]" office:value-type="float" office:value="17.7482125" calcext:value-type="float">
            <text:p>18</text:p>
          </table:table-cell>
          <table:table-cell table:style-name="ce2" table:formula="of:=[.C2]*[.$F$1]" office:value-type="float" office:value="20.88025" calcext:value-type="float">
            <text:p>21</text:p>
          </table:table-cell>
          <table:table-cell table:style-name="ce2" table:formula="of:=[.D2]*[.$F$1]" office:value-type="float" office:value="24.565" calcext:value-type="float">
            <text:p>25</text:p>
          </table:table-cell>
          <table:table-cell table:style-name="ce2" table:formula="of:=[.E2]*[.$F$1]" office:value-type="float" office:value="28.9" calcext:value-type="float">
            <text:p>29</text:p>
          </table:table-cell>
          <table:table-cell table:style-name="ce2" table:formula="of:=[.G2]*[.$F$1]" office:value-type="float" office:value="34" calcext:value-type="float">
            <text:p>34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/>
          <table:table-cell table:style-name="ce2" table:formula="of:=[.G2]*[.$H$1]" office:value-type="float" office:value="46" calcext:value-type="float">
            <text:p>46</text:p>
          </table:table-cell>
          <table:table-cell table:style-name="ce2" table:formula="of:=[.I2]*[.$H$1]" office:value-type="float" office:value="52.9" calcext:value-type="float">
            <text:p>53</text:p>
          </table:table-cell>
          <table:table-cell table:style-name="ce2" table:formula="of:=[.J2]*[.$H$1]" office:value-type="float" office:value="60.835" calcext:value-type="float">
            <text:p>61</text:p>
          </table:table-cell>
          <table:table-cell table:style-name="ce2" table:formula="of:=[.K2]*[.$H$1]" office:value-type="float" office:value="69.96025" calcext:value-type="float">
            <text:p>70</text:p>
          </table:table-cell>
          <table:table-cell table:style-name="ce2" table:formula="of:=[.L2]*[.$H$1]" office:value-type="float" office:value="80.4542875" calcext:value-type="float">
            <text:p>80</text:p>
          </table:table-cell>
          <table:table-cell table:style-name="ce2" table:formula="of:=[.M2]*[.$H$1]" office:value-type="float" office:value="92.522430625" calcext:value-type="float">
            <text:p>93</text:p>
          </table:table-cell>
          <table:table-cell table:number-columns-repeated="16370"/>
        </table:table-row>
        <table:table-row table:style-name="ro1">
          <table:table-cell table:style-name="ce2" table:formula="of:=[.B3]*[.$F$1]" office:value-type="float" office:value="19.9667390625" calcext:value-type="float">
            <text:p>20</text:p>
          </table:table-cell>
          <table:table-cell table:style-name="ce2" table:formula="of:=[.C3]*[.$F$1]" office:value-type="float" office:value="23.49028125" calcext:value-type="float">
            <text:p>23</text:p>
          </table:table-cell>
          <table:table-cell table:style-name="ce2" table:formula="of:=[.D3]*[.$F$1]" office:value-type="float" office:value="27.635625" calcext:value-type="float">
            <text:p>28</text:p>
          </table:table-cell>
          <table:table-cell table:style-name="ce2" table:formula="of:=[.E3]*[.$F$1]" office:value-type="float" office:value="32.5125" calcext:value-type="float">
            <text:p>33</text:p>
          </table:table-cell>
          <table:table-cell table:style-name="ce2" table:formula="of:=[.G3]*[.$F$1]" office:value-type="float" office:value="38.25" calcext:value-type="float">
            <text:p>38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/>
          <table:table-cell table:style-name="ce2" table:formula="of:=[.G3]*[.$H$1]" office:value-type="float" office:value="51.75" calcext:value-type="float">
            <text:p>52</text:p>
          </table:table-cell>
          <table:table-cell table:style-name="ce2" table:formula="of:=[.I3]*[.$H$1]" office:value-type="float" office:value="59.5125" calcext:value-type="float">
            <text:p>60</text:p>
          </table:table-cell>
          <table:table-cell table:style-name="ce2" table:formula="of:=[.J3]*[.$H$1]" office:value-type="float" office:value="68.439375" calcext:value-type="float">
            <text:p>68</text:p>
          </table:table-cell>
          <table:table-cell table:style-name="ce2" table:formula="of:=[.K3]*[.$H$1]" office:value-type="float" office:value="78.70528125" calcext:value-type="float">
            <text:p>79</text:p>
          </table:table-cell>
          <table:table-cell table:style-name="ce2" table:formula="of:=[.L3]*[.$H$1]" office:value-type="float" office:value="90.5110734375" calcext:value-type="float">
            <text:p>91</text:p>
          </table:table-cell>
          <table:table-cell table:style-name="ce2" table:formula="of:=[.M3]*[.$H$1]" office:value-type="float" office:value="104.087734453125" calcext:value-type="float">
            <text:p>104</text:p>
          </table:table-cell>
          <table:table-cell table:number-columns-repeated="16370"/>
        </table:table-row>
        <table:table-row table:style-name="ro1">
          <table:table-cell table:style-name="ce2" table:formula="of:=[.B4]*[.$F$1]" office:value-type="float" office:value="22.185265625" calcext:value-type="float">
            <text:p>22</text:p>
          </table:table-cell>
          <table:table-cell table:style-name="ce2" table:formula="of:=[.C4]*[.$F$1]" office:value-type="float" office:value="26.1003125" calcext:value-type="float">
            <text:p>26</text:p>
          </table:table-cell>
          <table:table-cell table:style-name="ce2" table:formula="of:=[.D4]*[.$F$1]" office:value-type="float" office:value="30.70625" calcext:value-type="float">
            <text:p>31</text:p>
          </table:table-cell>
          <table:table-cell table:style-name="ce2" table:formula="of:=[.E4]*[.$F$1]" office:value-type="float" office:value="36.125" calcext:value-type="float">
            <text:p>36</text:p>
          </table:table-cell>
          <table:table-cell table:style-name="ce2" table:formula="of:=[.G4]*[.$F$1]" office:value-type="float" office:value="42.5" calcext:value-type="float">
            <text:p>43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2" table:formula="of:=[.G4]*[.$H$1]" office:value-type="float" office:value="57.5" calcext:value-type="float">
            <text:p>57</text:p>
          </table:table-cell>
          <table:table-cell table:style-name="ce2" table:formula="of:=[.I4]*[.$H$1]" office:value-type="float" office:value="66.125" calcext:value-type="float">
            <text:p>66</text:p>
          </table:table-cell>
          <table:table-cell table:style-name="ce2" table:formula="of:=[.J4]*[.$H$1]" office:value-type="float" office:value="76.04375" calcext:value-type="float">
            <text:p>76</text:p>
          </table:table-cell>
          <table:table-cell table:style-name="ce2" table:formula="of:=[.K4]*[.$H$1]" office:value-type="float" office:value="87.4503125" calcext:value-type="float">
            <text:p>87</text:p>
          </table:table-cell>
          <table:table-cell table:style-name="ce2" table:formula="of:=[.L4]*[.$H$1]" office:value-type="float" office:value="100.567859375" calcext:value-type="float">
            <text:p>101</text:p>
          </table:table-cell>
          <table:table-cell table:style-name="ce2" table:formula="of:=[.M4]*[.$H$1]" office:value-type="float" office:value="115.65303828125" calcext:value-type="float">
            <text:p>116</text:p>
          </table:table-cell>
          <table:table-cell table:number-columns-repeated="16370"/>
        </table:table-row>
        <table:table-row table:style-name="ro1">
          <table:table-cell table:style-name="ce2" table:formula="of:=[.B5]*[.$F$1]" office:value-type="float" office:value="23.960086875" calcext:value-type="float">
            <text:p>24</text:p>
          </table:table-cell>
          <table:table-cell table:style-name="ce2" table:formula="of:=[.C5]*[.$F$1]" office:value-type="float" office:value="28.1883375" calcext:value-type="float">
            <text:p>28</text:p>
          </table:table-cell>
          <table:table-cell table:style-name="ce2" table:formula="of:=[.D5]*[.$F$1]" office:value-type="float" office:value="33.16275" calcext:value-type="float">
            <text:p>33</text:p>
          </table:table-cell>
          <table:table-cell table:style-name="ce2" table:formula="of:=[.E5]*[.$F$1]" office:value-type="float" office:value="39.015" calcext:value-type="float">
            <text:p>39</text:p>
          </table:table-cell>
          <table:table-cell table:style-name="ce2" table:formula="of:=[.G5]*[.$F$1]" office:value-type="float" office:value="45.9" calcext:value-type="float">
            <text:p>46</text:p>
          </table:table-cell>
          <table:table-cell/>
          <table:table-cell table:style-name="ce5" office:value-type="float" office:value="54" calcext:value-type="float">
            <text:p>54</text:p>
          </table:table-cell>
          <table:table-cell/>
          <table:table-cell table:style-name="ce2" table:formula="of:=[.G5]*[.$H$1]" office:value-type="float" office:value="62.1" calcext:value-type="float">
            <text:p>62</text:p>
          </table:table-cell>
          <table:table-cell table:style-name="ce2" table:formula="of:=[.I5]*[.$H$1]" office:value-type="float" office:value="71.415" calcext:value-type="float">
            <text:p>71</text:p>
          </table:table-cell>
          <table:table-cell table:style-name="ce2" table:formula="of:=[.J5]*[.$H$1]" office:value-type="float" office:value="82.12725" calcext:value-type="float">
            <text:p>82</text:p>
          </table:table-cell>
          <table:table-cell table:style-name="ce2" table:formula="of:=[.K5]*[.$H$1]" office:value-type="float" office:value="94.4463375" calcext:value-type="float">
            <text:p>94</text:p>
          </table:table-cell>
          <table:table-cell table:style-name="ce2" table:formula="of:=[.L5]*[.$H$1]" office:value-type="float" office:value="108.613288125" calcext:value-type="float">
            <text:p>109</text:p>
          </table:table-cell>
          <table:table-cell table:style-name="ce2" table:formula="of:=[.M5]*[.$H$1]" office:value-type="float" office:value="124.90528134375" calcext:value-type="float">
            <text:p>125</text:p>
          </table:table-cell>
          <table:table-cell table:number-columns-repeated="16370"/>
        </table:table-row>
        <table:table-row table:style-name="ro1">
          <table:table-cell table:style-name="ce2" table:formula="of:=[.B6]*[.$F$1]" office:value-type="float" office:value="24.4037921875" calcext:value-type="float">
            <text:p>24</text:p>
          </table:table-cell>
          <table:table-cell table:style-name="ce2" table:formula="of:=[.C6]*[.$F$1]" office:value-type="float" office:value="28.71034375" calcext:value-type="float">
            <text:p>29</text:p>
          </table:table-cell>
          <table:table-cell table:style-name="ce2" table:formula="of:=[.D6]*[.$F$1]" office:value-type="float" office:value="33.776875" calcext:value-type="float">
            <text:p>34</text:p>
          </table:table-cell>
          <table:table-cell table:style-name="ce2" table:formula="of:=[.E6]*[.$F$1]" office:value-type="float" office:value="39.7375" calcext:value-type="float">
            <text:p>40</text:p>
          </table:table-cell>
          <table:table-cell table:style-name="ce2" table:formula="of:=[.G6]*[.$F$1]" office:value-type="float" office:value="46.75" calcext:value-type="float">
            <text:p>47</text:p>
          </table:table-cell>
          <table:table-cell/>
          <table:table-cell table:style-name="ce5" office:value-type="float" office:value="55" calcext:value-type="float">
            <text:p>55</text:p>
          </table:table-cell>
          <table:table-cell/>
          <table:table-cell table:style-name="ce2" table:formula="of:=[.G6]*[.$H$1]" office:value-type="float" office:value="63.25" calcext:value-type="float">
            <text:p>63</text:p>
          </table:table-cell>
          <table:table-cell table:style-name="ce2" table:formula="of:=[.I6]*[.$H$1]" office:value-type="float" office:value="72.7375" calcext:value-type="float">
            <text:p>73</text:p>
          </table:table-cell>
          <table:table-cell table:style-name="ce2" table:formula="of:=[.J6]*[.$H$1]" office:value-type="float" office:value="83.648125" calcext:value-type="float">
            <text:p>84</text:p>
          </table:table-cell>
          <table:table-cell table:style-name="ce2" table:formula="of:=[.K6]*[.$H$1]" office:value-type="float" office:value="96.19534375" calcext:value-type="float">
            <text:p>96</text:p>
          </table:table-cell>
          <table:table-cell table:style-name="ce2" table:formula="of:=[.L6]*[.$H$1]" office:value-type="float" office:value="110.6246453125" calcext:value-type="float">
            <text:p>111</text:p>
          </table:table-cell>
          <table:table-cell table:style-name="ce2" table:formula="of:=[.M6]*[.$H$1]" office:value-type="float" office:value="127.218342109375" calcext:value-type="float">
            <text:p>127</text:p>
          </table:table-cell>
          <table:table-cell table:number-columns-repeated="16370"/>
        </table:table-row>
        <table:table-row table:style-name="ro1">
          <table:table-cell table:style-name="ce2" table:formula="of:=[.B7]*[.$F$1]" office:value-type="float" office:value="25.734908125" calcext:value-type="float">
            <text:p>26</text:p>
          </table:table-cell>
          <table:table-cell table:style-name="ce2" table:formula="of:=[.C7]*[.$F$1]" office:value-type="float" office:value="30.2763625" calcext:value-type="float">
            <text:p>30</text:p>
          </table:table-cell>
          <table:table-cell table:style-name="ce2" table:formula="of:=[.D7]*[.$F$1]" office:value-type="float" office:value="35.61925" calcext:value-type="float">
            <text:p>36</text:p>
          </table:table-cell>
          <table:table-cell table:style-name="ce2" table:formula="of:=[.E7]*[.$F$1]" office:value-type="float" office:value="41.905" calcext:value-type="float">
            <text:p>42</text:p>
          </table:table-cell>
          <table:table-cell table:style-name="ce2" table:formula="of:=[.G7]*[.$F$1]" office:value-type="float" office:value="49.3" calcext:value-type="float">
            <text:p>49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/>
          <table:table-cell table:style-name="ce2" table:formula="of:=[.G7]*[.$H$1]" office:value-type="float" office:value="66.7" calcext:value-type="float">
            <text:p>67</text:p>
          </table:table-cell>
          <table:table-cell table:style-name="ce2" table:formula="of:=[.I7]*[.$H$1]" office:value-type="float" office:value="76.705" calcext:value-type="float">
            <text:p>77</text:p>
          </table:table-cell>
          <table:table-cell table:style-name="ce2" table:formula="of:=[.J7]*[.$H$1]" office:value-type="float" office:value="88.21075" calcext:value-type="float">
            <text:p>88</text:p>
          </table:table-cell>
          <table:table-cell table:style-name="ce2" table:formula="of:=[.K7]*[.$H$1]" office:value-type="float" office:value="101.4423625" calcext:value-type="float">
            <text:p>101</text:p>
          </table:table-cell>
          <table:table-cell table:style-name="ce2" table:formula="of:=[.L7]*[.$H$1]" office:value-type="float" office:value="116.658716875" calcext:value-type="float">
            <text:p>117</text:p>
          </table:table-cell>
          <table:table-cell table:style-name="ce2" table:formula="of:=[.M7]*[.$H$1]" office:value-type="float" office:value="134.15752440625" calcext:value-type="float">
            <text:p>134</text:p>
          </table:table-cell>
          <table:table-cell table:number-columns-repeated="16370"/>
        </table:table-row>
        <table:table-row table:style-name="ro1">
          <table:table-cell table:style-name="ce2" table:formula="of:=[.B8]*[.$F$1]" office:value-type="float" office:value="26.62231875" calcext:value-type="float">
            <text:p>27</text:p>
          </table:table-cell>
          <table:table-cell table:style-name="ce2" table:formula="of:=[.C8]*[.$F$1]" office:value-type="float" office:value="31.320375" calcext:value-type="float">
            <text:p>31</text:p>
          </table:table-cell>
          <table:table-cell table:style-name="ce2" table:formula="of:=[.D8]*[.$F$1]" office:value-type="float" office:value="36.8475" calcext:value-type="float">
            <text:p>37</text:p>
          </table:table-cell>
          <table:table-cell table:style-name="ce2" table:formula="of:=[.E8]*[.$F$1]" office:value-type="float" office:value="43.35" calcext:value-type="float">
            <text:p>43</text:p>
          </table:table-cell>
          <table:table-cell table:style-name="ce2" table:formula="of:=[.G8]*[.$F$1]" office:value-type="float" office:value="51" calcext:value-type="float">
            <text:p>51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table:style-name="ce2" table:formula="of:=[.G8]*[.$H$1]" office:value-type="float" office:value="69" calcext:value-type="float">
            <text:p>69</text:p>
          </table:table-cell>
          <table:table-cell table:style-name="ce2" table:formula="of:=[.I8]*[.$H$1]" office:value-type="float" office:value="79.35" calcext:value-type="float">
            <text:p>79</text:p>
          </table:table-cell>
          <table:table-cell table:style-name="ce2" table:formula="of:=[.J8]*[.$H$1]" office:value-type="float" office:value="91.2525" calcext:value-type="float">
            <text:p>91</text:p>
          </table:table-cell>
          <table:table-cell table:style-name="ce2" table:formula="of:=[.K8]*[.$H$1]" office:value-type="float" office:value="104.940375" calcext:value-type="float">
            <text:p>105</text:p>
          </table:table-cell>
          <table:table-cell table:style-name="ce2" table:formula="of:=[.L8]*[.$H$1]" office:value-type="float" office:value="120.68143125" calcext:value-type="float">
            <text:p>121</text:p>
          </table:table-cell>
          <table:table-cell table:style-name="ce2" table:formula="of:=[.M8]*[.$H$1]" office:value-type="float" office:value="138.7836459375" calcext:value-type="float">
            <text:p>139</text:p>
          </table:table-cell>
          <table:table-cell table:number-columns-repeated="16370"/>
        </table:table-row>
        <table:table-row table:style-name="ro1">
          <table:table-cell table:style-name="ce2" table:formula="of:=[.B9]*[.$F$1]" office:value-type="float" office:value="28.39714" calcext:value-type="float">
            <text:p>28</text:p>
          </table:table-cell>
          <table:table-cell table:style-name="ce2" table:formula="of:=[.C9]*[.$F$1]" office:value-type="float" office:value="33.4084" calcext:value-type="float">
            <text:p>33</text:p>
          </table:table-cell>
          <table:table-cell table:style-name="ce2" table:formula="of:=[.D9]*[.$F$1]" office:value-type="float" office:value="39.304" calcext:value-type="float">
            <text:p>39</text:p>
          </table:table-cell>
          <table:table-cell table:style-name="ce2" table:formula="of:=[.E9]*[.$F$1]" office:value-type="float" office:value="46.24" calcext:value-type="float">
            <text:p>46</text:p>
          </table:table-cell>
          <table:table-cell table:style-name="ce2" table:formula="of:=[.G9]*[.$F$1]" office:value-type="float" office:value="54.4" calcext:value-type="float">
            <text:p>54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/>
          <table:table-cell table:style-name="ce2" table:formula="of:=[.G9]*[.$H$1]" office:value-type="float" office:value="73.6" calcext:value-type="float">
            <text:p>74</text:p>
          </table:table-cell>
          <table:table-cell table:style-name="ce2" table:formula="of:=[.I9]*[.$H$1]" office:value-type="float" office:value="84.64" calcext:value-type="float">
            <text:p>85</text:p>
          </table:table-cell>
          <table:table-cell table:style-name="ce2" table:formula="of:=[.J9]*[.$H$1]" office:value-type="float" office:value="97.336" calcext:value-type="float">
            <text:p>97</text:p>
          </table:table-cell>
          <table:table-cell table:style-name="ce2" table:formula="of:=[.K9]*[.$H$1]" office:value-type="float" office:value="111.9364" calcext:value-type="float">
            <text:p>112</text:p>
          </table:table-cell>
          <table:table-cell table:style-name="ce2" table:formula="of:=[.L9]*[.$H$1]" office:value-type="float" office:value="128.72686" calcext:value-type="float">
            <text:p>129</text:p>
          </table:table-cell>
          <table:table-cell table:style-name="ce2" table:formula="of:=[.M9]*[.$H$1]" office:value-type="float" office:value="148.035889" calcext:value-type="float">
            <text:p>148</text:p>
          </table:table-cell>
          <table:table-cell table:number-columns-repeated="16370"/>
        </table:table-row>
        <table:table-row table:style-name="ro1">
          <table:table-cell table:style-name="ce2" table:formula="of:=[.B10]*[.$F$1]" office:value-type="float" office:value="30.17196125" calcext:value-type="float">
            <text:p>30</text:p>
          </table:table-cell>
          <table:table-cell table:style-name="ce2" table:formula="of:=[.C10]*[.$F$1]" office:value-type="float" office:value="35.496425" calcext:value-type="float">
            <text:p>35</text:p>
          </table:table-cell>
          <table:table-cell table:style-name="ce2" table:formula="of:=[.D10]*[.$F$1]" office:value-type="float" office:value="41.7605" calcext:value-type="float">
            <text:p>42</text:p>
          </table:table-cell>
          <table:table-cell table:style-name="ce2" table:formula="of:=[.E10]*[.$F$1]" office:value-type="float" office:value="49.13" calcext:value-type="float">
            <text:p>49</text:p>
          </table:table-cell>
          <table:table-cell table:style-name="ce2" table:formula="of:=[.G10]*[.$F$1]" office:value-type="float" office:value="57.8" calcext:value-type="float">
            <text:p>58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/>
          <table:table-cell table:style-name="ce2" table:formula="of:=[.G10]*[.$H$1]" office:value-type="float" office:value="78.2" calcext:value-type="float">
            <text:p>78</text:p>
          </table:table-cell>
          <table:table-cell table:style-name="ce2" table:formula="of:=[.I10]*[.$H$1]" office:value-type="float" office:value="89.93" calcext:value-type="float">
            <text:p>90</text:p>
          </table:table-cell>
          <table:table-cell table:style-name="ce2" table:formula="of:=[.J10]*[.$H$1]" office:value-type="float" office:value="103.4195" calcext:value-type="float">
            <text:p>103</text:p>
          </table:table-cell>
          <table:table-cell table:style-name="ce2" table:formula="of:=[.K10]*[.$H$1]" office:value-type="float" office:value="118.932425" calcext:value-type="float">
            <text:p>119</text:p>
          </table:table-cell>
          <table:table-cell table:style-name="ce2" table:formula="of:=[.L10]*[.$H$1]" office:value-type="float" office:value="136.77228875" calcext:value-type="float">
            <text:p>137</text:p>
          </table:table-cell>
          <table:table-cell table:style-name="ce2" table:formula="of:=[.M10]*[.$H$1]" office:value-type="float" office:value="157.2881320625" calcext:value-type="float">
            <text:p>157</text:p>
          </table:table-cell>
          <table:table-cell table:number-columns-repeated="16370"/>
        </table:table-row>
        <table:table-row table:style-name="ro1">
          <table:table-cell table:style-name="ce2" table:formula="of:=[.B11]*[.$F$1]" office:value-type="float" office:value="31.059371875" calcext:value-type="float">
            <text:p>31</text:p>
          </table:table-cell>
          <table:table-cell table:style-name="ce2" table:formula="of:=[.C11]*[.$F$1]" office:value-type="float" office:value="36.5404375" calcext:value-type="float">
            <text:p>37</text:p>
          </table:table-cell>
          <table:table-cell table:style-name="ce2" table:formula="of:=[.D11]*[.$F$1]" office:value-type="float" office:value="42.98875" calcext:value-type="float">
            <text:p>43</text:p>
          </table:table-cell>
          <table:table-cell table:style-name="ce2" table:formula="of:=[.E11]*[.$F$1]" office:value-type="float" office:value="50.575" calcext:value-type="float">
            <text:p>51</text:p>
          </table:table-cell>
          <table:table-cell table:style-name="ce2" table:formula="of:=[.G11]*[.$F$1]" office:value-type="float" office:value="59.5" calcext:value-type="float">
            <text:p>60</text:p>
          </table:table-cell>
          <table:table-cell/>
          <table:table-cell table:style-name="ce5" office:value-type="float" office:value="70" calcext:value-type="float">
            <text:p>70</text:p>
          </table:table-cell>
          <table:table-cell/>
          <table:table-cell table:style-name="ce2" table:formula="of:=[.G11]*[.$H$1]" office:value-type="float" office:value="80.5" calcext:value-type="float">
            <text:p>81</text:p>
          </table:table-cell>
          <table:table-cell table:style-name="ce2" table:formula="of:=[.I11]*[.$H$1]" office:value-type="float" office:value="92.575" calcext:value-type="float">
            <text:p>93</text:p>
          </table:table-cell>
          <table:table-cell table:style-name="ce2" table:formula="of:=[.J11]*[.$H$1]" office:value-type="float" office:value="106.46125" calcext:value-type="float">
            <text:p>106</text:p>
          </table:table-cell>
          <table:table-cell table:style-name="ce2" table:formula="of:=[.K11]*[.$H$1]" office:value-type="float" office:value="122.4304375" calcext:value-type="float">
            <text:p>122</text:p>
          </table:table-cell>
          <table:table-cell table:style-name="ce2" table:formula="of:=[.L11]*[.$H$1]" office:value-type="float" office:value="140.795003125" calcext:value-type="float">
            <text:p>141</text:p>
          </table:table-cell>
          <table:table-cell table:style-name="ce2" table:formula="of:=[.M11]*[.$H$1]" office:value-type="float" office:value="161.91425359375" calcext:value-type="float">
            <text:p>162</text:p>
          </table:table-cell>
          <table:table-cell table:number-columns-repeated="16370"/>
        </table:table-row>
        <table:table-row table:style-name="ro1">
          <table:table-cell table:style-name="ce2" table:formula="of:=[.B12]*[.$F$1]" office:value-type="float" office:value="31.9467825" calcext:value-type="float">
            <text:p>32</text:p>
          </table:table-cell>
          <table:table-cell table:style-name="ce2" table:formula="of:=[.C12]*[.$F$1]" office:value-type="float" office:value="37.58445" calcext:value-type="float">
            <text:p>38</text:p>
          </table:table-cell>
          <table:table-cell table:style-name="ce2" table:formula="of:=[.D12]*[.$F$1]" office:value-type="float" office:value="44.217" calcext:value-type="float">
            <text:p>44</text:p>
          </table:table-cell>
          <table:table-cell table:style-name="ce2" table:formula="of:=[.E12]*[.$F$1]" office:value-type="float" office:value="52.02" calcext:value-type="float">
            <text:p>52</text:p>
          </table:table-cell>
          <table:table-cell table:style-name="ce2" table:formula="of:=[.G12]*[.$F$1]" office:value-type="float" office:value="61.2" calcext:value-type="float">
            <text:p>61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/>
          <table:table-cell table:style-name="ce2" table:formula="of:=[.G12]*[.$H$1]" office:value-type="float" office:value="82.8" calcext:value-type="float">
            <text:p>83</text:p>
          </table:table-cell>
          <table:table-cell table:style-name="ce2" table:formula="of:=[.I12]*[.$H$1]" office:value-type="float" office:value="95.22" calcext:value-type="float">
            <text:p>95</text:p>
          </table:table-cell>
          <table:table-cell table:style-name="ce2" table:formula="of:=[.J12]*[.$H$1]" office:value-type="float" office:value="109.503" calcext:value-type="float">
            <text:p>110</text:p>
          </table:table-cell>
          <table:table-cell table:style-name="ce2" table:formula="of:=[.K12]*[.$H$1]" office:value-type="float" office:value="125.92845" calcext:value-type="float">
            <text:p>126</text:p>
          </table:table-cell>
          <table:table-cell table:style-name="ce2" table:formula="of:=[.L12]*[.$H$1]" office:value-type="float" office:value="144.8177175" calcext:value-type="float">
            <text:p>145</text:p>
          </table:table-cell>
          <table:table-cell table:style-name="ce2" table:formula="of:=[.M12]*[.$H$1]" office:value-type="float" office:value="166.540375125" calcext:value-type="float">
            <text:p>167</text:p>
          </table:table-cell>
          <table:table-cell table:number-columns-repeated="16370"/>
        </table:table-row>
        <table:table-row table:style-name="ro1">
          <table:table-cell table:style-name="ce2" table:formula="of:=[.B13]*[.$F$1]" office:value-type="float" office:value="33.72160375" calcext:value-type="float">
            <text:p>34</text:p>
          </table:table-cell>
          <table:table-cell table:style-name="ce2" table:formula="of:=[.C13]*[.$F$1]" office:value-type="float" office:value="39.672475" calcext:value-type="float">
            <text:p>40</text:p>
          </table:table-cell>
          <table:table-cell table:style-name="ce2" table:formula="of:=[.D13]*[.$F$1]" office:value-type="float" office:value="46.6735" calcext:value-type="float">
            <text:p>47</text:p>
          </table:table-cell>
          <table:table-cell table:style-name="ce2" table:formula="of:=[.E13]*[.$F$1]" office:value-type="float" office:value="54.91" calcext:value-type="float">
            <text:p>55</text:p>
          </table:table-cell>
          <table:table-cell table:style-name="ce2" table:formula="of:=[.G13]*[.$F$1]" office:value-type="float" office:value="64.6" calcext:value-type="float">
            <text:p>65</text:p>
          </table:table-cell>
          <table:table-cell/>
          <table:table-cell table:style-name="ce5" office:value-type="float" office:value="76" calcext:value-type="float">
            <text:p>76</text:p>
          </table:table-cell>
          <table:table-cell/>
          <table:table-cell table:style-name="ce2" table:formula="of:=[.G13]*[.$H$1]" office:value-type="float" office:value="87.4" calcext:value-type="float">
            <text:p>87</text:p>
          </table:table-cell>
          <table:table-cell table:style-name="ce2" table:formula="of:=[.I13]*[.$H$1]" office:value-type="float" office:value="100.51" calcext:value-type="float">
            <text:p>101</text:p>
          </table:table-cell>
          <table:table-cell table:style-name="ce2" table:formula="of:=[.J13]*[.$H$1]" office:value-type="float" office:value="115.5865" calcext:value-type="float">
            <text:p>116</text:p>
          </table:table-cell>
          <table:table-cell table:style-name="ce2" table:formula="of:=[.K13]*[.$H$1]" office:value-type="float" office:value="132.924475" calcext:value-type="float">
            <text:p>133</text:p>
          </table:table-cell>
          <table:table-cell table:style-name="ce2" table:formula="of:=[.L13]*[.$H$1]" office:value-type="float" office:value="152.86314625" calcext:value-type="float">
            <text:p>153</text:p>
          </table:table-cell>
          <table:table-cell table:style-name="ce2" table:formula="of:=[.M13]*[.$H$1]" office:value-type="float" office:value="175.7926181875" calcext:value-type="float">
            <text:p>176</text:p>
          </table:table-cell>
          <table:table-cell table:number-columns-repeated="16370"/>
        </table:table-row>
        <table:table-row table:style-name="ro1">
          <table:table-cell table:style-name="ce2" table:formula="of:=[.B14]*[.$F$1]" office:value-type="float" office:value="34.609014375" calcext:value-type="float">
            <text:p>35</text:p>
          </table:table-cell>
          <table:table-cell table:style-name="ce2" table:formula="of:=[.C14]*[.$F$1]" office:value-type="float" office:value="40.7164875" calcext:value-type="float">
            <text:p>41</text:p>
          </table:table-cell>
          <table:table-cell table:style-name="ce2" table:formula="of:=[.D14]*[.$F$1]" office:value-type="float" office:value="47.90175" calcext:value-type="float">
            <text:p>48</text:p>
          </table:table-cell>
          <table:table-cell table:style-name="ce2" table:formula="of:=[.E14]*[.$F$1]" office:value-type="float" office:value="56.355" calcext:value-type="float">
            <text:p>56</text:p>
          </table:table-cell>
          <table:table-cell table:style-name="ce2" table:formula="of:=[.G14]*[.$F$1]" office:value-type="float" office:value="66.3" calcext:value-type="float">
            <text:p>66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/>
          <table:table-cell table:style-name="ce2" table:formula="of:=[.G14]*[.$H$1]" office:value-type="float" office:value="89.7" calcext:value-type="float">
            <text:p>90</text:p>
          </table:table-cell>
          <table:table-cell table:style-name="ce2" table:formula="of:=[.I14]*[.$H$1]" office:value-type="float" office:value="103.155" calcext:value-type="float">
            <text:p>103</text:p>
          </table:table-cell>
          <table:table-cell table:style-name="ce2" table:formula="of:=[.J14]*[.$H$1]" office:value-type="float" office:value="118.62825" calcext:value-type="float">
            <text:p>119</text:p>
          </table:table-cell>
          <table:table-cell table:style-name="ce2" table:formula="of:=[.K14]*[.$H$1]" office:value-type="float" office:value="136.4224875" calcext:value-type="float">
            <text:p>136</text:p>
          </table:table-cell>
          <table:table-cell table:style-name="ce2" table:formula="of:=[.L14]*[.$H$1]" office:value-type="float" office:value="156.885860625" calcext:value-type="float">
            <text:p>157</text:p>
          </table:table-cell>
          <table:table-cell table:style-name="ce2" table:formula="of:=[.M14]*[.$H$1]" office:value-type="float" office:value="180.41873971875" calcext:value-type="float">
            <text:p>180</text:p>
          </table:table-cell>
          <table:table-cell table:number-columns-repeated="16370"/>
        </table:table-row>
        <table:table-row table:style-name="ro1">
          <table:table-cell table:style-name="ce2" table:formula="of:=[.B15]*[.$F$1]" office:value-type="float" office:value="35.496425" calcext:value-type="float">
            <text:p>35</text:p>
          </table:table-cell>
          <table:table-cell table:style-name="ce2" table:formula="of:=[.C15]*[.$F$1]" office:value-type="float" office:value="41.7605" calcext:value-type="float">
            <text:p>42</text:p>
          </table:table-cell>
          <table:table-cell table:style-name="ce2" table:formula="of:=[.D15]*[.$F$1]" office:value-type="float" office:value="49.13" calcext:value-type="float">
            <text:p>49</text:p>
          </table:table-cell>
          <table:table-cell table:style-name="ce2" table:formula="of:=[.E15]*[.$F$1]" office:value-type="float" office:value="57.8" calcext:value-type="float">
            <text:p>58</text:p>
          </table:table-cell>
          <table:table-cell table:style-name="ce2" table:formula="of:=[.G15]*[.$F$1]" office:value-type="float" office:value="68" calcext:value-type="float">
            <text:p>68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/>
          <table:table-cell table:style-name="ce2" table:formula="of:=[.G15]*[.$H$1]" office:value-type="float" office:value="92" calcext:value-type="float">
            <text:p>92</text:p>
          </table:table-cell>
          <table:table-cell table:style-name="ce2" table:formula="of:=[.I15]*[.$H$1]" office:value-type="float" office:value="105.8" calcext:value-type="float">
            <text:p>106</text:p>
          </table:table-cell>
          <table:table-cell table:style-name="ce2" table:formula="of:=[.J15]*[.$H$1]" office:value-type="float" office:value="121.67" calcext:value-type="float">
            <text:p>122</text:p>
          </table:table-cell>
          <table:table-cell table:style-name="ce2" table:formula="of:=[.K15]*[.$H$1]" office:value-type="float" office:value="139.9205" calcext:value-type="float">
            <text:p>140</text:p>
          </table:table-cell>
          <table:table-cell table:style-name="ce2" table:formula="of:=[.L15]*[.$H$1]" office:value-type="float" office:value="160.908575" calcext:value-type="float">
            <text:p>161</text:p>
          </table:table-cell>
          <table:table-cell table:style-name="ce2" table:formula="of:=[.M15]*[.$H$1]" office:value-type="float" office:value="185.04486125" calcext:value-type="float">
            <text:p>185</text:p>
          </table:table-cell>
          <table:table-cell table:number-columns-repeated="16370"/>
        </table:table-row>
        <table:table-row table:style-name="ro1">
          <table:table-cell table:style-name="ce2" table:formula="of:=[.B16]*[.$F$1]" office:value-type="float" office:value="37.27124625" calcext:value-type="float">
            <text:p>37</text:p>
          </table:table-cell>
          <table:table-cell table:style-name="ce2" table:formula="of:=[.C16]*[.$F$1]" office:value-type="float" office:value="43.848525" calcext:value-type="float">
            <text:p>44</text:p>
          </table:table-cell>
          <table:table-cell table:style-name="ce2" table:formula="of:=[.D16]*[.$F$1]" office:value-type="float" office:value="51.5865" calcext:value-type="float">
            <text:p>52</text:p>
          </table:table-cell>
          <table:table-cell table:style-name="ce2" table:formula="of:=[.E16]*[.$F$1]" office:value-type="float" office:value="60.69" calcext:value-type="float">
            <text:p>61</text:p>
          </table:table-cell>
          <table:table-cell table:style-name="ce2" table:formula="of:=[.G16]*[.$F$1]" office:value-type="float" office:value="71.4" calcext:value-type="float">
            <text:p>71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/>
          <table:table-cell table:style-name="ce2" table:formula="of:=[.G16]*[.$H$1]" office:value-type="float" office:value="96.6" calcext:value-type="float">
            <text:p>97</text:p>
          </table:table-cell>
          <table:table-cell table:style-name="ce2" table:formula="of:=[.I16]*[.$H$1]" office:value-type="float" office:value="111.09" calcext:value-type="float">
            <text:p>111</text:p>
          </table:table-cell>
          <table:table-cell table:style-name="ce2" table:formula="of:=[.J16]*[.$H$1]" office:value-type="float" office:value="127.7535" calcext:value-type="float">
            <text:p>128</text:p>
          </table:table-cell>
          <table:table-cell table:style-name="ce2" table:formula="of:=[.K16]*[.$H$1]" office:value-type="float" office:value="146.916525" calcext:value-type="float">
            <text:p>147</text:p>
          </table:table-cell>
          <table:table-cell table:style-name="ce2" table:formula="of:=[.L16]*[.$H$1]" office:value-type="float" office:value="168.95400375" calcext:value-type="float">
            <text:p>169</text:p>
          </table:table-cell>
          <table:table-cell table:style-name="ce2" table:formula="of:=[.M16]*[.$H$1]" office:value-type="float" office:value="194.2971043125" calcext:value-type="float">
            <text:p>194</text:p>
          </table:table-cell>
          <table:table-cell table:number-columns-repeated="16370"/>
        </table:table-row>
        <table:table-row table:style-name="ro1">
          <table:table-cell table:style-name="ce2" table:formula="of:=[.B17]*[.$F$1]" office:value-type="float" office:value="38.158656875" calcext:value-type="float">
            <text:p>38</text:p>
          </table:table-cell>
          <table:table-cell table:style-name="ce2" table:formula="of:=[.C17]*[.$F$1]" office:value-type="float" office:value="44.8925375" calcext:value-type="float">
            <text:p>45</text:p>
          </table:table-cell>
          <table:table-cell table:style-name="ce2" table:formula="of:=[.D17]*[.$F$1]" office:value-type="float" office:value="52.81475" calcext:value-type="float">
            <text:p>53</text:p>
          </table:table-cell>
          <table:table-cell table:style-name="ce2" table:formula="of:=[.E17]*[.$F$1]" office:value-type="float" office:value="62.135" calcext:value-type="float">
            <text:p>62</text:p>
          </table:table-cell>
          <table:table-cell table:style-name="ce2" table:formula="of:=[.G17]*[.$F$1]" office:value-type="float" office:value="73.1" calcext:value-type="float">
            <text:p>73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/>
          <table:table-cell table:style-name="ce2" table:formula="of:=[.G17]*[.$H$1]" office:value-type="float" office:value="98.9" calcext:value-type="float">
            <text:p>99</text:p>
          </table:table-cell>
          <table:table-cell table:style-name="ce2" table:formula="of:=[.I17]*[.$H$1]" office:value-type="float" office:value="113.735" calcext:value-type="float">
            <text:p>114</text:p>
          </table:table-cell>
          <table:table-cell table:style-name="ce2" table:formula="of:=[.J17]*[.$H$1]" office:value-type="float" office:value="130.79525" calcext:value-type="float">
            <text:p>131</text:p>
          </table:table-cell>
          <table:table-cell table:style-name="ce2" table:formula="of:=[.K17]*[.$H$1]" office:value-type="float" office:value="150.4145375" calcext:value-type="float">
            <text:p>150</text:p>
          </table:table-cell>
          <table:table-cell table:style-name="ce2" table:formula="of:=[.L17]*[.$H$1]" office:value-type="float" office:value="172.976718125" calcext:value-type="float">
            <text:p>173</text:p>
          </table:table-cell>
          <table:table-cell table:style-name="ce2" table:formula="of:=[.M17]*[.$H$1]" office:value-type="float" office:value="198.92322584375" calcext:value-type="float">
            <text:p>199</text:p>
          </table:table-cell>
          <table:table-cell table:number-columns-repeated="16370"/>
        </table:table-row>
        <table:table-row table:style-name="ro1">
          <table:table-cell table:style-name="ce2" table:formula="of:=[.B18]*[.$F$1]" office:value-type="float" office:value="39.933478125" calcext:value-type="float">
            <text:p>40</text:p>
          </table:table-cell>
          <table:table-cell table:style-name="ce2" table:formula="of:=[.C18]*[.$F$1]" office:value-type="float" office:value="46.9805625" calcext:value-type="float">
            <text:p>47</text:p>
          </table:table-cell>
          <table:table-cell table:style-name="ce2" table:formula="of:=[.D18]*[.$F$1]" office:value-type="float" office:value="55.27125" calcext:value-type="float">
            <text:p>55</text:p>
          </table:table-cell>
          <table:table-cell table:style-name="ce2" table:formula="of:=[.E18]*[.$F$1]" office:value-type="float" office:value="65.025" calcext:value-type="float">
            <text:p>65</text:p>
          </table:table-cell>
          <table:table-cell table:style-name="ce2" table:formula="of:=[.G18]*[.$F$1]" office:value-type="float" office:value="76.5" calcext:value-type="float">
            <text:p>77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/>
          <table:table-cell table:style-name="ce2" table:formula="of:=[.G18]*[.$H$1]" office:value-type="float" office:value="103.5" calcext:value-type="float">
            <text:p>103</text:p>
          </table:table-cell>
          <table:table-cell table:style-name="ce2" table:formula="of:=[.I18]*[.$H$1]" office:value-type="float" office:value="119.025" calcext:value-type="float">
            <text:p>119</text:p>
          </table:table-cell>
          <table:table-cell table:style-name="ce2" table:formula="of:=[.J18]*[.$H$1]" office:value-type="float" office:value="136.87875" calcext:value-type="float">
            <text:p>137</text:p>
          </table:table-cell>
          <table:table-cell table:style-name="ce2" table:formula="of:=[.K18]*[.$H$1]" office:value-type="float" office:value="157.4105625" calcext:value-type="float">
            <text:p>157</text:p>
          </table:table-cell>
          <table:table-cell table:style-name="ce2" table:formula="of:=[.L18]*[.$H$1]" office:value-type="float" office:value="181.022146875" calcext:value-type="float">
            <text:p>181</text:p>
          </table:table-cell>
          <table:table-cell table:style-name="ce2" table:formula="of:=[.M18]*[.$H$1]" office:value-type="float" office:value="208.17546890625" calcext:value-type="float">
            <text:p>208</text:p>
          </table:table-cell>
          <table:table-cell table:number-columns-repeated="16370"/>
        </table:table-row>
        <table:table-row table:style-name="ro1">
          <table:table-cell table:style-name="ce2" table:formula="of:=[.B19]*[.$F$1]" office:value-type="float" office:value="40.82088875" calcext:value-type="float">
            <text:p>41</text:p>
          </table:table-cell>
          <table:table-cell table:style-name="ce2" table:formula="of:=[.C19]*[.$F$1]" office:value-type="float" office:value="48.024575" calcext:value-type="float">
            <text:p>48</text:p>
          </table:table-cell>
          <table:table-cell table:style-name="ce2" table:formula="of:=[.D19]*[.$F$1]" office:value-type="float" office:value="56.4995" calcext:value-type="float">
            <text:p>56</text:p>
          </table:table-cell>
          <table:table-cell table:style-name="ce2" table:formula="of:=[.E19]*[.$F$1]" office:value-type="float" office:value="66.47" calcext:value-type="float">
            <text:p>66</text:p>
          </table:table-cell>
          <table:table-cell table:style-name="ce2" table:formula="of:=[.G19]*[.$F$1]" office:value-type="float" office:value="78.2" calcext:value-type="float">
            <text:p>78</text:p>
          </table:table-cell>
          <table:table-cell/>
          <table:table-cell table:style-name="ce5" office:value-type="float" office:value="92" calcext:value-type="float">
            <text:p>92</text:p>
          </table:table-cell>
          <table:table-cell/>
          <table:table-cell table:style-name="ce2" table:formula="of:=[.G19]*[.$H$1]" office:value-type="float" office:value="105.8" calcext:value-type="float">
            <text:p>106</text:p>
          </table:table-cell>
          <table:table-cell table:style-name="ce2" table:formula="of:=[.I19]*[.$H$1]" office:value-type="float" office:value="121.67" calcext:value-type="float">
            <text:p>122</text:p>
          </table:table-cell>
          <table:table-cell table:style-name="ce2" table:formula="of:=[.J19]*[.$H$1]" office:value-type="float" office:value="139.9205" calcext:value-type="float">
            <text:p>140</text:p>
          </table:table-cell>
          <table:table-cell table:style-name="ce2" table:formula="of:=[.K19]*[.$H$1]" office:value-type="float" office:value="160.908575" calcext:value-type="float">
            <text:p>161</text:p>
          </table:table-cell>
          <table:table-cell table:style-name="ce2" table:formula="of:=[.L19]*[.$H$1]" office:value-type="float" office:value="185.04486125" calcext:value-type="float">
            <text:p>185</text:p>
          </table:table-cell>
          <table:table-cell table:style-name="ce2" table:formula="of:=[.M19]*[.$H$1]" office:value-type="float" office:value="212.8015904375" calcext:value-type="float">
            <text:p>213</text:p>
          </table:table-cell>
          <table:table-cell table:number-columns-repeated="16370"/>
        </table:table-row>
        <table:table-row table:style-name="ro1">
          <table:table-cell table:style-name="ce2" table:formula="of:=[.B20]*[.$F$1]" office:value-type="float" office:value="42.59571" calcext:value-type="float">
            <text:p>43</text:p>
          </table:table-cell>
          <table:table-cell table:style-name="ce2" table:formula="of:=[.C20]*[.$F$1]" office:value-type="float" office:value="50.1126" calcext:value-type="float">
            <text:p>50</text:p>
          </table:table-cell>
          <table:table-cell table:style-name="ce2" table:formula="of:=[.D20]*[.$F$1]" office:value-type="float" office:value="58.956" calcext:value-type="float">
            <text:p>59</text:p>
          </table:table-cell>
          <table:table-cell table:style-name="ce2" table:formula="of:=[.E20]*[.$F$1]" office:value-type="float" office:value="69.36" calcext:value-type="float">
            <text:p>69</text:p>
          </table:table-cell>
          <table:table-cell table:style-name="ce2" table:formula="of:=[.G20]*[.$F$1]" office:value-type="float" office:value="81.6" calcext:value-type="float">
            <text:p>82</text:p>
          </table:table-cell>
          <table:table-cell/>
          <table:table-cell table:style-name="ce5" office:value-type="float" office:value="96" calcext:value-type="float">
            <text:p>96</text:p>
          </table:table-cell>
          <table:table-cell/>
          <table:table-cell table:style-name="ce2" table:formula="of:=[.G20]*[.$H$1]" office:value-type="float" office:value="110.4" calcext:value-type="float">
            <text:p>110</text:p>
          </table:table-cell>
          <table:table-cell table:style-name="ce2" table:formula="of:=[.I20]*[.$H$1]" office:value-type="float" office:value="126.96" calcext:value-type="float">
            <text:p>127</text:p>
          </table:table-cell>
          <table:table-cell table:style-name="ce2" table:formula="of:=[.J20]*[.$H$1]" office:value-type="float" office:value="146.004" calcext:value-type="float">
            <text:p>146</text:p>
          </table:table-cell>
          <table:table-cell table:style-name="ce2" table:formula="of:=[.K20]*[.$H$1]" office:value-type="float" office:value="167.9046" calcext:value-type="float">
            <text:p>168</text:p>
          </table:table-cell>
          <table:table-cell table:style-name="ce2" table:formula="of:=[.L20]*[.$H$1]" office:value-type="float" office:value="193.09029" calcext:value-type="float">
            <text:p>193</text:p>
          </table:table-cell>
          <table:table-cell table:style-name="ce2" table:formula="of:=[.M20]*[.$H$1]" office:value-type="float" office:value="222.0538335" calcext:value-type="float">
            <text:p>222</text:p>
          </table:table-cell>
          <table:table-cell table:number-columns-repeated="16370"/>
        </table:table-row>
        <table:table-row table:style-name="ro1">
          <table:table-cell table:style-name="ce2" table:formula="of:=[.B21]*[.$F$1]" office:value-type="float" office:value="44.37053125" calcext:value-type="float">
            <text:p>44</text:p>
          </table:table-cell>
          <table:table-cell table:style-name="ce2" table:formula="of:=[.C21]*[.$F$1]" office:value-type="float" office:value="52.200625" calcext:value-type="float">
            <text:p>52</text:p>
          </table:table-cell>
          <table:table-cell table:style-name="ce2" table:formula="of:=[.D21]*[.$F$1]" office:value-type="float" office:value="61.4125" calcext:value-type="float">
            <text:p>61</text:p>
          </table:table-cell>
          <table:table-cell table:style-name="ce2" table:formula="of:=[.E21]*[.$F$1]" office:value-type="float" office:value="72.25" calcext:value-type="float">
            <text:p>72</text:p>
          </table:table-cell>
          <table:table-cell table:style-name="ce2" table:formula="of:=[.G21]*[.$F$1]" office:value-type="float" office:value="85" calcext:value-type="float">
            <text:p>85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2" table:formula="of:=[.G21]*[.$H$1]" office:value-type="float" office:value="115" calcext:value-type="float">
            <text:p>115</text:p>
          </table:table-cell>
          <table:table-cell table:style-name="ce2" table:formula="of:=[.I21]*[.$H$1]" office:value-type="float" office:value="132.25" calcext:value-type="float">
            <text:p>132</text:p>
          </table:table-cell>
          <table:table-cell table:style-name="ce2" table:formula="of:=[.J21]*[.$H$1]" office:value-type="float" office:value="152.0875" calcext:value-type="float">
            <text:p>152</text:p>
          </table:table-cell>
          <table:table-cell table:style-name="ce2" table:formula="of:=[.K21]*[.$H$1]" office:value-type="float" office:value="174.900625" calcext:value-type="float">
            <text:p>175</text:p>
          </table:table-cell>
          <table:table-cell table:style-name="ce2" table:formula="of:=[.L21]*[.$H$1]" office:value-type="float" office:value="201.13571875" calcext:value-type="float">
            <text:p>201</text:p>
          </table:table-cell>
          <table:table-cell table:style-name="ce2" table:formula="of:=[.M21]*[.$H$1]" office:value-type="float" office:value="231.3060765625" calcext:value-type="float">
            <text:p>231</text:p>
          </table:table-cell>
          <table:table-cell table:number-columns-repeated="16370"/>
        </table:table-row>
        <table:table-row table:style-name="ro1">
          <table:table-cell table:style-name="ce2" table:formula="of:=[.B22]*[.$F$1]" office:value-type="float" office:value="45.257941875" calcext:value-type="float">
            <text:p>45</text:p>
          </table:table-cell>
          <table:table-cell table:style-name="ce2" table:formula="of:=[.C22]*[.$F$1]" office:value-type="float" office:value="53.2446375" calcext:value-type="float">
            <text:p>53</text:p>
          </table:table-cell>
          <table:table-cell table:style-name="ce2" table:formula="of:=[.D22]*[.$F$1]" office:value-type="float" office:value="62.64075" calcext:value-type="float">
            <text:p>63</text:p>
          </table:table-cell>
          <table:table-cell table:style-name="ce2" table:formula="of:=[.E22]*[.$F$1]" office:value-type="float" office:value="73.695" calcext:value-type="float">
            <text:p>74</text:p>
          </table:table-cell>
          <table:table-cell table:style-name="ce2" table:formula="of:=[.G22]*[.$F$1]" office:value-type="float" office:value="86.7" calcext:value-type="float">
            <text:p>87</text:p>
          </table:table-cell>
          <table:table-cell/>
          <table:table-cell table:style-name="ce5" office:value-type="float" office:value="102" calcext:value-type="float">
            <text:p>102</text:p>
          </table:table-cell>
          <table:table-cell/>
          <table:table-cell table:style-name="ce2" table:formula="of:=[.G22]*[.$H$1]" office:value-type="float" office:value="117.3" calcext:value-type="float">
            <text:p>117</text:p>
          </table:table-cell>
          <table:table-cell table:style-name="ce2" table:formula="of:=[.I22]*[.$H$1]" office:value-type="float" office:value="134.895" calcext:value-type="float">
            <text:p>135</text:p>
          </table:table-cell>
          <table:table-cell table:style-name="ce2" table:formula="of:=[.J22]*[.$H$1]" office:value-type="float" office:value="155.12925" calcext:value-type="float">
            <text:p>155</text:p>
          </table:table-cell>
          <table:table-cell table:style-name="ce2" table:formula="of:=[.K22]*[.$H$1]" office:value-type="float" office:value="178.3986375" calcext:value-type="float">
            <text:p>178</text:p>
          </table:table-cell>
          <table:table-cell table:style-name="ce2" table:formula="of:=[.L22]*[.$H$1]" office:value-type="float" office:value="205.158433125" calcext:value-type="float">
            <text:p>205</text:p>
          </table:table-cell>
          <table:table-cell table:style-name="ce2" table:formula="of:=[.M22]*[.$H$1]" office:value-type="float" office:value="235.93219809375" calcext:value-type="float">
            <text:p>236</text:p>
          </table:table-cell>
          <table:table-cell table:number-columns-repeated="16370"/>
        </table:table-row>
        <table:table-row table:style-name="ro1">
          <table:table-cell table:style-name="ce2" table:formula="of:=[.B23]*[.$F$1]" office:value-type="float" office:value="48.807584375" calcext:value-type="float">
            <text:p>49</text:p>
          </table:table-cell>
          <table:table-cell table:style-name="ce2" table:formula="of:=[.C23]*[.$F$1]" office:value-type="float" office:value="57.4206875" calcext:value-type="float">
            <text:p>57</text:p>
          </table:table-cell>
          <table:table-cell table:style-name="ce2" table:formula="of:=[.D23]*[.$F$1]" office:value-type="float" office:value="67.55375" calcext:value-type="float">
            <text:p>68</text:p>
          </table:table-cell>
          <table:table-cell table:style-name="ce2" table:formula="of:=[.E23]*[.$F$1]" office:value-type="float" office:value="79.475" calcext:value-type="float">
            <text:p>79</text:p>
          </table:table-cell>
          <table:table-cell table:style-name="ce2" table:formula="of:=[.G23]*[.$F$1]" office:value-type="float" office:value="93.5" calcext:value-type="float">
            <text:p>94</text:p>
          </table:table-cell>
          <table:table-cell/>
          <table:table-cell table:style-name="ce5" office:value-type="float" office:value="110" calcext:value-type="float">
            <text:p>110</text:p>
          </table:table-cell>
          <table:table-cell/>
          <table:table-cell table:style-name="ce2" table:formula="of:=[.G23]*[.$H$1]" office:value-type="float" office:value="126.5" calcext:value-type="float">
            <text:p>126</text:p>
          </table:table-cell>
          <table:table-cell table:style-name="ce2" table:formula="of:=[.I23]*[.$H$1]" office:value-type="float" office:value="145.475" calcext:value-type="float">
            <text:p>145</text:p>
          </table:table-cell>
          <table:table-cell table:style-name="ce2" table:formula="of:=[.J23]*[.$H$1]" office:value-type="float" office:value="167.29625" calcext:value-type="float">
            <text:p>167</text:p>
          </table:table-cell>
          <table:table-cell table:style-name="ce2" table:formula="of:=[.K23]*[.$H$1]" office:value-type="float" office:value="192.3906875" calcext:value-type="float">
            <text:p>192</text:p>
          </table:table-cell>
          <table:table-cell table:style-name="ce2" table:formula="of:=[.L23]*[.$H$1]" office:value-type="float" office:value="221.249290625" calcext:value-type="float">
            <text:p>221</text:p>
          </table:table-cell>
          <table:table-cell table:style-name="ce2" table:formula="of:=[.M23]*[.$H$1]" office:value-type="float" office:value="254.43668421875" calcext:value-type="float">
            <text:p>254</text:p>
          </table:table-cell>
          <table:table-cell table:number-columns-repeated="16370"/>
        </table:table-row>
        <table:table-row table:style-name="ro1">
          <table:table-cell table:style-name="ce2" table:formula="of:=[.B24]*[.$F$1]" office:value-type="float" office:value="53.2446375" calcext:value-type="float">
            <text:p>53</text:p>
          </table:table-cell>
          <table:table-cell table:style-name="ce2" table:formula="of:=[.C24]*[.$F$1]" office:value-type="float" office:value="62.64075" calcext:value-type="float">
            <text:p>63</text:p>
          </table:table-cell>
          <table:table-cell table:style-name="ce2" table:formula="of:=[.D24]*[.$F$1]" office:value-type="float" office:value="73.695" calcext:value-type="float">
            <text:p>74</text:p>
          </table:table-cell>
          <table:table-cell table:style-name="ce2" table:formula="of:=[.E24]*[.$F$1]" office:value-type="float" office:value="86.7" calcext:value-type="float">
            <text:p>87</text:p>
          </table:table-cell>
          <table:table-cell table:style-name="ce2" table:formula="of:=[.G24]*[.$F$1]" office:value-type="float" office:value="102" calcext:value-type="float">
            <text:p>102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/>
          <table:table-cell table:style-name="ce2" table:formula="of:=[.G24]*[.$H$1]" office:value-type="float" office:value="138" calcext:value-type="float">
            <text:p>138</text:p>
          </table:table-cell>
          <table:table-cell table:style-name="ce2" table:formula="of:=[.I24]*[.$H$1]" office:value-type="float" office:value="158.7" calcext:value-type="float">
            <text:p>159</text:p>
          </table:table-cell>
          <table:table-cell table:style-name="ce2" table:formula="of:=[.J24]*[.$H$1]" office:value-type="float" office:value="182.505" calcext:value-type="float">
            <text:p>183</text:p>
          </table:table-cell>
          <table:table-cell table:style-name="ce2" table:formula="of:=[.K24]*[.$H$1]" office:value-type="float" office:value="209.88075" calcext:value-type="float">
            <text:p>210</text:p>
          </table:table-cell>
          <table:table-cell table:style-name="ce2" table:formula="of:=[.L24]*[.$H$1]" office:value-type="float" office:value="241.3628625" calcext:value-type="float">
            <text:p>241</text:p>
          </table:table-cell>
          <table:table-cell table:style-name="ce2" table:formula="of:=[.M24]*[.$H$1]" office:value-type="float" office:value="277.567291875" calcext:value-type="float">
            <text:p>278</text:p>
          </table:table-cell>
          <table:table-cell table:number-columns-repeated="16370"/>
        </table:table-row>
        <table:table-row table:style-name="ro1">
          <table:table-cell table:style-name="ce2" table:formula="of:=[.B25]*[.$F$1]" office:value-type="float" office:value="62.11874375" calcext:value-type="float">
            <text:p>62</text:p>
          </table:table-cell>
          <table:table-cell table:style-name="ce2" table:formula="of:=[.C25]*[.$F$1]" office:value-type="float" office:value="73.080875" calcext:value-type="float">
            <text:p>73</text:p>
          </table:table-cell>
          <table:table-cell table:style-name="ce2" table:formula="of:=[.D25]*[.$F$1]" office:value-type="float" office:value="85.9775" calcext:value-type="float">
            <text:p>86</text:p>
          </table:table-cell>
          <table:table-cell table:style-name="ce2" table:formula="of:=[.E25]*[.$F$1]" office:value-type="float" office:value="101.15" calcext:value-type="float">
            <text:p>101</text:p>
          </table:table-cell>
          <table:table-cell table:style-name="ce2" table:formula="of:=[.G25]*[.$F$1]" office:value-type="float" office:value="119" calcext:value-type="float">
            <text:p>119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/>
          <table:table-cell table:style-name="ce2" table:formula="of:=[.G25]*[.$H$1]" office:value-type="float" office:value="161" calcext:value-type="float">
            <text:p>161</text:p>
          </table:table-cell>
          <table:table-cell table:style-name="ce2" table:formula="of:=[.I25]*[.$H$1]" office:value-type="float" office:value="185.15" calcext:value-type="float">
            <text:p>185</text:p>
          </table:table-cell>
          <table:table-cell table:style-name="ce2" table:formula="of:=[.J25]*[.$H$1]" office:value-type="float" office:value="212.9225" calcext:value-type="float">
            <text:p>213</text:p>
          </table:table-cell>
          <table:table-cell table:style-name="ce2" table:formula="of:=[.K25]*[.$H$1]" office:value-type="float" office:value="244.860875" calcext:value-type="float">
            <text:p>245</text:p>
          </table:table-cell>
          <table:table-cell table:style-name="ce2" table:formula="of:=[.L25]*[.$H$1]" office:value-type="float" office:value="281.59000625" calcext:value-type="float">
            <text:p>282</text:p>
          </table:table-cell>
          <table:table-cell table:style-name="ce2" table:formula="of:=[.M25]*[.$H$1]" office:value-type="float" office:value="323.8285071875" calcext:value-type="float">
            <text:p>324</text:p>
          </table:table-cell>
          <table:table-cell table:number-columns-repeated="16370"/>
        </table:table-row>
        <table:table-row table:style-name="ro1">
          <table:table-cell table:style-name="ce2" table:formula="of:=[.B26]*[.$F$1]" office:value-type="float" office:value="66.555796875" calcext:value-type="float">
            <text:p>67</text:p>
          </table:table-cell>
          <table:table-cell table:style-name="ce2" table:formula="of:=[.C26]*[.$F$1]" office:value-type="float" office:value="78.3009375" calcext:value-type="float">
            <text:p>78</text:p>
          </table:table-cell>
          <table:table-cell table:style-name="ce2" table:formula="of:=[.D26]*[.$F$1]" office:value-type="float" office:value="92.11875" calcext:value-type="float">
            <text:p>92</text:p>
          </table:table-cell>
          <table:table-cell table:style-name="ce2" table:formula="of:=[.E26]*[.$F$1]" office:value-type="float" office:value="108.375" calcext:value-type="float">
            <text:p>108</text:p>
          </table:table-cell>
          <table:table-cell table:style-name="ce2" table:formula="of:=[.G26]*[.$F$1]" office:value-type="float" office:value="127.5" calcext:value-type="float">
            <text:p>128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/>
          <table:table-cell table:style-name="ce2" table:formula="of:=[.G26]*[.$H$1]" office:value-type="float" office:value="172.5" calcext:value-type="float">
            <text:p>173</text:p>
          </table:table-cell>
          <table:table-cell table:style-name="ce2" table:formula="of:=[.I26]*[.$H$1]" office:value-type="float" office:value="198.375" calcext:value-type="float">
            <text:p>198</text:p>
          </table:table-cell>
          <table:table-cell table:style-name="ce2" table:formula="of:=[.J26]*[.$H$1]" office:value-type="float" office:value="228.13125" calcext:value-type="float">
            <text:p>228</text:p>
          </table:table-cell>
          <table:table-cell table:style-name="ce2" table:formula="of:=[.K26]*[.$H$1]" office:value-type="float" office:value="262.3509375" calcext:value-type="float">
            <text:p>262</text:p>
          </table:table-cell>
          <table:table-cell table:style-name="ce2" table:formula="of:=[.L26]*[.$H$1]" office:value-type="float" office:value="301.703578125" calcext:value-type="float">
            <text:p>302</text:p>
          </table:table-cell>
          <table:table-cell table:style-name="ce2" table:formula="of:=[.M26]*[.$H$1]" office:value-type="float" office:value="346.95911484375" calcext:value-type="float">
            <text:p>347</text:p>
          </table:table-cell>
          <table:table-cell table:number-columns-repeated="1637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1:17:59.656000000</meta:creation-date>
    <dc:date>2024-02-19T20:20:43.570000000</dc:date>
    <meta:editing-duration>PT19H2M44S</meta:editing-duration>
    <meta:editing-cycles>3</meta:editing-cycles>
    <meta:generator>LibreOffice/7.4.3.2$Windows_X86_64 LibreOffice_project/1048a8393ae2eeec98dff31b5c133c5f1d08b890</meta:generator>
    <meta:document-statistic meta:table-count="2" meta:cell-count="1660" meta:object-count="0"/>
  </office:meta>
</office:document-meta>
</file>